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LO-normal">
      <style:paragraph-properties fo:margin-left="0in" fo:margin-right="0in" fo:line-height="115%" fo:text-align="justify" style:justify-single-word="false" fo:text-indent="0in" style:auto-text-indent="false"/>
    </style:style>
    <style:style style:name="P2" style:family="paragraph" style:parent-style-name="LO-normal1">
      <style:paragraph-properties fo:margin-left="0in" fo:margin-right="0in" fo:line-height="115%" fo:text-align="justify" style:justify-single-word="false" fo:text-indent="0in" style:auto-text-indent="false"/>
    </style:style>
    <style:style style:name="P3"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1bb9f0"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paragraph-rsid="002af1a1"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complex="Georgia"/>
    </style:style>
    <style:style style:name="P8" style:family="paragraph" style:parent-style-name="LO-normal">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9" style:family="paragraph" style:parent-style-name="LO-normal1">
      <style:paragraph-properties fo:margin-left="0in" fo:margin-right="0in" fo:line-height="115%" fo:text-align="justify" style:justify-single-word="false" fo:text-indent="0in" style:auto-text-indent="false"/>
      <style:text-properties style:font-name="Georgia" style:font-name-asian="Georgia" style:font-name-complex="Georgia1"/>
    </style:style>
    <style:style style:name="P10" style:family="paragraph" style:parent-style-name="Standard">
      <style:paragraph-properties fo:margin-top="0in" fo:margin-bottom="0in" style:contextual-spacing="false" fo:text-align="justify" style:justify-single-word="false"/>
      <style:text-properties style:font-name="Georgia" officeooo:rsid="000f9ec2" style:font-name-asian="Georgia" style:font-name-complex="Georgia1"/>
    </style:style>
    <style:style style:name="P11" style:family="paragraph" style:parent-style-name="LO-normal">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2" style:family="paragraph" style:parent-style-name="LO-normal1">
      <style:paragraph-properties fo:margin-left="0in" fo:margin-right="0in" fo:line-height="115%" fo:text-align="justify" style:justify-single-word="false" fo:text-indent="0in" style:auto-text-indent="false"/>
      <style:text-properties style:font-name="Georgia" officeooo:rsid="0024bf79" officeooo:paragraph-rsid="0024bf79" style:font-name-asian="Georgia" style:font-name-complex="Georgia1"/>
    </style:style>
    <style:style style:name="P13" style:family="paragraph" style:parent-style-name="Standard">
      <style:paragraph-properties fo:margin-top="0in" fo:margin-bottom="0in" style:contextual-spacing="false" fo:text-align="justify" style:justify-single-word="false"/>
      <style:text-properties style:font-name="Georgia" officeooo:rsid="001e3618" style:font-name-asian="Georgia" style:font-name-complex="Georgia1"/>
    </style:style>
    <style:style style:name="P14" style:family="paragraph" style:parent-style-name="Standard">
      <style:paragraph-properties fo:margin-top="0in" fo:margin-bottom="0in" style:contextual-spacing="false" fo:text-align="justify" style:justify-single-word="false"/>
      <style:text-properties style:font-name="Georgia" officeooo:rsid="001f489b" style:font-name-asian="Georgia" style:font-name-complex="Georgia1"/>
    </style:style>
    <style:style style:name="P15" style:family="paragraph" style:parent-style-name="Standard">
      <style:paragraph-properties fo:margin-top="0in" fo:margin-bottom="0in" style:contextual-spacing="false" fo:text-align="justify" style:justify-single-word="false"/>
      <style:text-properties style:font-name="Georgia" officeooo:rsid="00218b5d" style:font-name-asian="Georgia" style:font-name-complex="Georgia1"/>
    </style:style>
    <style:style style:name="P16" style:family="paragraph" style:parent-style-name="Standard">
      <style:paragraph-properties fo:margin-top="0in" fo:margin-bottom="0in" style:contextual-spacing="false" fo:text-align="justify" style:justify-single-word="false"/>
      <style:text-properties style:font-name="Georgia" officeooo:rsid="00234316" style:font-name-asian="Georgia" style:font-name-complex="Georgia1"/>
    </style:style>
    <style:style style:name="P17" style:family="paragraph" style:parent-style-name="Standard">
      <style:paragraph-properties fo:margin-top="0in" fo:margin-bottom="0in" style:contextual-spacing="false" fo:text-align="justify" style:justify-single-word="false"/>
      <style:text-properties style:font-name="Georgia" officeooo:rsid="0024ce50" officeooo:paragraph-rsid="0024ce50" style:font-name-asian="Georgia" style:font-name-complex="Georgia1"/>
    </style:style>
    <style:style style:name="P18" style:family="paragraph" style:parent-style-name="Standard">
      <style:paragraph-properties fo:margin-top="0in" fo:margin-bottom="0in" style:contextual-spacing="false" fo:text-align="justify" style:justify-single-word="false"/>
      <style:text-properties style:font-name="Georgia" officeooo:rsid="0025b4b2" style:font-name-asian="Georgia" style:font-name-complex="Georgia1"/>
    </style:style>
    <style:style style:name="P19" style:family="paragraph" style:parent-style-name="Standard">
      <style:paragraph-properties fo:margin-top="0in" fo:margin-bottom="0in" style:contextual-spacing="false" fo:text-align="justify" style:justify-single-word="false"/>
      <style:text-properties style:font-name="Georgia" officeooo:rsid="002a380d" officeooo:paragraph-rsid="002a380d" style:font-name-asian="Georgia" style:font-name-complex="Georgia1"/>
    </style:style>
    <style:style style:name="P20" style:family="paragraph" style:parent-style-name="Standard">
      <style:paragraph-properties fo:margin-top="0in" fo:margin-bottom="0in" style:contextual-spacing="false" fo:text-align="justify" style:justify-single-word="false"/>
      <style:text-properties style:font-name="Georgia" officeooo:rsid="002e1202" officeooo:paragraph-rsid="002af1a1" style:font-name-asian="Georgia" style:font-name-complex="Georgia1"/>
    </style:style>
    <style:style style:name="P21" style:family="paragraph" style:parent-style-name="Standard">
      <style:paragraph-properties fo:margin-top="0in" fo:margin-bottom="0in" style:contextual-spacing="false" fo:text-align="justify" style:justify-single-word="false"/>
      <style:text-properties style:font-name="Georgia" officeooo:rsid="002ffba8" officeooo:paragraph-rsid="002af1a1" style:font-name-asian="Georgia" style:font-name-complex="Georgia1"/>
    </style:style>
    <style:style style:name="P22" style:family="paragraph" style:parent-style-name="Standard">
      <style:paragraph-properties fo:margin-top="0in" fo:margin-bottom="0in" style:contextual-spacing="false" fo:text-align="justify" style:justify-single-word="false"/>
      <style:text-properties style:font-name="Georgia" officeooo:rsid="003315e7" officeooo:paragraph-rsid="002af1a1" style:font-name-asian="Georgia" style:font-name-complex="Georgia1"/>
    </style:style>
    <style:style style:name="P23" style:family="paragraph" style:parent-style-name="Standard">
      <style:paragraph-properties fo:margin-top="0in" fo:margin-bottom="0in" style:contextual-spacing="false" fo:text-align="justify" style:justify-single-word="false"/>
      <style:text-properties style:font-name="Georgia" officeooo:rsid="003315e7" officeooo:paragraph-rsid="003315e7" style:font-name-asian="Georgia" style:font-name-complex="Georgia1"/>
    </style:style>
    <style:style style:name="P24" style:family="paragraph" style:parent-style-name="Standard">
      <style:paragraph-properties fo:margin-top="0in" fo:margin-bottom="0in" style:contextual-spacing="false" fo:text-align="justify" style:justify-single-word="false"/>
      <style:text-properties style:font-name="Georgia" officeooo:rsid="0035ee02" officeooo:paragraph-rsid="003315e7" style:font-name-asian="Georgia" style:font-name-complex="Georgia1"/>
    </style:style>
    <style:style style:name="P25" style:family="paragraph" style:parent-style-name="Standard">
      <style:paragraph-properties fo:margin-top="0in" fo:margin-bottom="0in" style:contextual-spacing="false" fo:text-align="justify" style:justify-single-word="false"/>
      <style:text-properties style:font-name="Georgia" officeooo:rsid="00385415" officeooo:paragraph-rsid="003315e7" style:font-name-asian="Georgia" style:font-name-complex="Georgia1"/>
    </style:style>
    <style:style style:name="P26" style:family="paragraph" style:parent-style-name="Standard">
      <style:paragraph-properties fo:margin-top="0in" fo:margin-bottom="0in" style:contextual-spacing="false" fo:text-align="justify" style:justify-single-word="false"/>
      <style:text-properties style:font-name="Georgia" officeooo:rsid="0039619f" officeooo:paragraph-rsid="003315e7" style:font-name-asian="Georgia" style:font-name-complex="Georgia1"/>
    </style:style>
    <style:style style:name="P27" style:family="paragraph" style:parent-style-name="Standard">
      <style:paragraph-properties fo:margin-top="0in" fo:margin-bottom="0in" style:contextual-spacing="false" fo:text-align="justify" style:justify-single-word="false"/>
      <style:text-properties style:font-name="Georgia" officeooo:rsid="0047c4dd" officeooo:paragraph-rsid="0047c4dd" style:font-name-asian="Georgia" style:font-name-complex="Georgia1"/>
    </style:style>
    <style:style style:name="P28" style:family="paragraph" style:parent-style-name="Standard">
      <style:paragraph-properties fo:margin-top="0in" fo:margin-bottom="0in" style:contextual-spacing="false" fo:text-align="justify" style:justify-single-word="false"/>
      <style:text-properties style:font-name="Georgia" officeooo:rsid="005900a8" officeooo:paragraph-rsid="005900a8" style:font-name-asian="Georgia" style:font-name-complex="Georgia1"/>
    </style:style>
    <style:style style:name="P29" style:family="paragraph" style:parent-style-name="Standard">
      <style:paragraph-properties fo:margin-top="0in" fo:margin-bottom="0in" style:contextual-spacing="false" fo:text-align="justify" style:justify-single-word="false"/>
      <style:text-properties style:font-name="Georgia" officeooo:rsid="0061e090" officeooo:paragraph-rsid="0061e090" style:font-name-asian="Georgia" style:font-name-complex="Georgia1"/>
    </style:style>
    <style:style style:name="P30" style:family="paragraph" style:parent-style-name="Standard">
      <style:paragraph-properties fo:margin-top="0in" fo:margin-bottom="0in" style:contextual-spacing="false" fo:text-align="justify" style:justify-single-word="false"/>
      <style:text-properties style:font-name="Georgia" officeooo:rsid="00754af4" officeooo:paragraph-rsid="00754af4" style:font-name-asian="Georgia" style:font-name-complex="Georgia1"/>
    </style:style>
    <style:style style:name="P31" style:family="paragraph" style:parent-style-name="Standard">
      <style:paragraph-properties fo:margin-top="0in" fo:margin-bottom="0in" style:contextual-spacing="false" fo:text-align="justify" style:justify-single-word="false"/>
      <style:text-properties style:font-name="Georgia" officeooo:rsid="00840a2d" officeooo:paragraph-rsid="00840a2d" style:font-name-asian="Georgia" style:font-name-complex="Georgia1"/>
    </style:style>
    <style:style style:name="P32" style:family="paragraph" style:parent-style-name="Standard">
      <style:paragraph-properties fo:margin-top="0in" fo:margin-bottom="0in" style:contextual-spacing="false" fo:text-align="justify" style:justify-single-word="false"/>
      <style:text-properties style:font-name="Georgia" officeooo:rsid="009960f7" officeooo:paragraph-rsid="009960f7" style:font-name-asian="Georgia" style:font-name-complex="Georgia1"/>
    </style:style>
    <style:style style:name="P33" style:family="paragraph" style:parent-style-name="Standard">
      <style:paragraph-properties fo:margin-top="0in" fo:margin-bottom="0in" style:contextual-spacing="false" fo:text-align="justify" style:justify-single-word="false"/>
      <style:text-properties style:font-name="Georgia" officeooo:rsid="00a9bde3" officeooo:paragraph-rsid="00a9bde3" style:font-name-asian="Georgia" style:font-name-complex="Georgia1"/>
    </style:style>
    <style:style style:name="P34" style:family="paragraph" style:parent-style-name="Standard">
      <style:paragraph-properties fo:margin-top="0in" fo:margin-bottom="0in" style:contextual-spacing="false" fo:text-align="justify" style:justify-single-word="false"/>
      <style:text-properties style:font-name="Georgia" officeooo:rsid="00a9bde3" officeooo:paragraph-rsid="00ab4e53" style:font-name-asian="Georgia" style:font-name-complex="Georgia1"/>
    </style:style>
    <style:style style:name="P35" style:family="paragraph" style:parent-style-name="Standard">
      <style:paragraph-properties fo:margin-top="0in" fo:margin-bottom="0in" style:contextual-spacing="false" fo:text-align="justify" style:justify-single-word="false"/>
      <style:text-properties style:font-name="Georgia" officeooo:rsid="00a9bde3" officeooo:paragraph-rsid="00ad22c3" style:font-name-asian="Georgia" style:font-name-complex="Georgia1"/>
    </style:style>
    <style:style style:name="P36" style:family="paragraph" style:parent-style-name="Standard">
      <style:paragraph-properties fo:margin-top="0in" fo:margin-bottom="0in" style:contextual-spacing="false" fo:text-align="justify" style:justify-single-word="false"/>
      <style:text-properties style:font-name="Georgia" officeooo:rsid="00bab88f" officeooo:paragraph-rsid="00bab88f" style:font-name-asian="Georgia" style:font-name-complex="Georgia1"/>
    </style:style>
    <style:style style:name="P37" style:family="paragraph" style:parent-style-name="Standard">
      <style:paragraph-properties fo:margin-top="0in" fo:margin-bottom="0in" style:contextual-spacing="false" fo:text-align="justify" style:justify-single-word="false"/>
      <style:text-properties style:font-name="Georgia" officeooo:rsid="00cde824" officeooo:paragraph-rsid="00cde824" style:font-name-asian="Georgia" style:font-name-complex="Georgia1"/>
    </style:style>
    <style:style style:name="P38" style:family="paragraph" style:parent-style-name="Standard">
      <style:paragraph-properties fo:margin-top="0in" fo:margin-bottom="0in" style:contextual-spacing="false" fo:text-align="justify" style:justify-single-word="false"/>
      <style:text-properties style:font-name="Georgia" officeooo:rsid="00cde824" officeooo:paragraph-rsid="00da309c" style:font-name-asian="Georgia" style:font-name-complex="Georgia1"/>
    </style:style>
    <style:style style:name="P39" style:family="paragraph" style:parent-style-name="Standard">
      <style:paragraph-properties fo:margin-top="0in" fo:margin-bottom="0in" style:contextual-spacing="false" fo:text-align="justify" style:justify-single-word="false"/>
      <style:text-properties style:font-name="Georgia" officeooo:rsid="00dbf4eb" officeooo:paragraph-rsid="00dbf4eb" style:font-name-asian="Georgia" style:font-name-complex="Georgia1"/>
    </style:style>
    <style:style style:name="P40" style:family="paragraph" style:parent-style-name="Standard">
      <style:paragraph-properties fo:margin-top="0in" fo:margin-bottom="0in" style:contextual-spacing="false" fo:text-align="justify" style:justify-single-word="false"/>
      <style:text-properties style:font-name="Georgia" officeooo:rsid="00efb129" officeooo:paragraph-rsid="00efb129" style:font-name-asian="Georgia" style:font-name-complex="Georgia1"/>
    </style:style>
    <style:style style:name="P41" style:family="paragraph" style:parent-style-name="Standard">
      <style:paragraph-properties fo:margin-top="0in" fo:margin-bottom="0in" style:contextual-spacing="false" fo:text-align="justify" style:justify-single-word="false"/>
      <style:text-properties style:font-name="Georgia" officeooo:rsid="00fb44c0" officeooo:paragraph-rsid="00fb44c0" style:font-name-asian="Georgia" style:font-name-complex="Georgia1"/>
    </style:style>
    <style:style style:name="P42"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P43" style:family="paragraph" style:parent-style-name="LO-normal" style:master-page-name="Standard">
      <style:paragraph-properties fo:margin-left="0in" fo:margin-right="0in" fo:line-height="115%" fo:text-align="justify" style:justify-single-word="false" fo:text-indent="0in" style:auto-text-indent="false" style:page-number="auto"/>
      <style:text-properties style:font-name="Georgia" officeooo:rsid="0024bf79" officeooo:paragraph-rsid="0024bf79" style:font-name-asian="Georgia" style:font-name-complex="Georgia1"/>
    </style:style>
    <style:style style:name="P44" style:family="paragraph" style:parent-style-name="Standard">
      <style:paragraph-properties fo:margin-top="0in" fo:margin-bottom="0in" style:contextual-spacing="false" fo:text-align="justify" style:justify-single-word="false"/>
      <style:text-properties style:font-name="Georgia" officeooo:rsid="01074855" officeooo:paragraph-rsid="01074855" style:font-name-asian="Georgia" style:font-name-complex="Georgia1"/>
    </style:style>
    <style:style style:name="T1" style:family="text">
      <style:text-properties style:font-name="Georgia" style:font-name-asian="Georgia" style:font-name-complex="Georgia1"/>
    </style:style>
    <style:style style:name="T2" style:family="text">
      <style:text-properties style:font-name-asian="Georgia" style:font-name-complex="Georgia1"/>
    </style:style>
    <style:style style:name="T3" style:family="text">
      <style:text-properties officeooo:rsid="000f9ec2" style:font-name-asian="Georgia" style:font-name-complex="Georgia1"/>
    </style:style>
    <style:style style:name="T4" style:family="text">
      <style:text-properties officeooo:rsid="00118407" style:font-name-asian="Georgia" style:font-name-complex="Georgia1"/>
    </style:style>
    <style:style style:name="T5" style:family="text">
      <style:text-properties officeooo:rsid="00132d97" style:font-name-asian="Georgia" style:font-name-complex="Georgia1"/>
    </style:style>
    <style:style style:name="T6" style:family="text">
      <style:text-properties officeooo:rsid="00135d65" style:font-name-asian="Georgia" style:font-name-complex="Georgia1"/>
    </style:style>
    <style:style style:name="T7" style:family="text">
      <style:text-properties officeooo:rsid="00167543" style:font-name-asian="Georgia" style:font-name-complex="Georgia1"/>
    </style:style>
    <style:style style:name="T8" style:family="text">
      <style:text-properties officeooo:rsid="0018f8db" style:font-name-asian="Georgia" style:font-name-complex="Georgia1"/>
    </style:style>
    <style:style style:name="T9" style:family="text">
      <style:text-properties officeooo:rsid="001a3850" style:font-name-asian="Georgia" style:font-name-complex="Georgia1"/>
    </style:style>
    <style:style style:name="T10" style:family="text">
      <style:text-properties officeooo:rsid="001bb9f0" style:font-name-asian="Georgia" style:font-name-complex="Georgia1"/>
    </style:style>
    <style:style style:name="T11" style:family="text">
      <style:text-properties officeooo:rsid="001d81ba" style:font-name-asian="Georgia" style:font-name-complex="Georgia1"/>
    </style:style>
    <style:style style:name="T12" style:family="text">
      <style:text-properties officeooo:rsid="001e3618" style:font-name-asian="Georgia" style:font-name-complex="Georgia1"/>
    </style:style>
    <style:style style:name="T13" style:family="text">
      <style:text-properties officeooo:rsid="001f489b" style:font-name-asian="Georgia" style:font-name-complex="Georgia1"/>
    </style:style>
    <style:style style:name="T14" style:family="text">
      <style:text-properties officeooo:rsid="0020c0bd" style:font-name-asian="Georgia" style:font-name-complex="Georgia1"/>
    </style:style>
    <style:style style:name="T15" style:family="text">
      <style:text-properties officeooo:rsid="00218b5d" style:font-name-asian="Georgia" style:font-name-complex="Georgia1"/>
    </style:style>
    <style:style style:name="T16" style:family="text">
      <style:text-properties officeooo:rsid="00234316" style:font-name-asian="Georgia" style:font-name-complex="Georgia1"/>
    </style:style>
    <style:style style:name="T17" style:family="text">
      <style:text-properties officeooo:rsid="0024e712" style:font-name-asian="Georgia" style:font-name-complex="Georgia1"/>
    </style:style>
    <style:style style:name="T18" style:family="text">
      <style:text-properties officeooo:rsid="0025b4b2" style:font-name-asian="Georgia" style:font-name-complex="Georgia1"/>
    </style:style>
    <style:style style:name="T19" style:family="text">
      <style:text-properties officeooo:rsid="00275f96" style:font-name-asian="Georgia" style:font-name-complex="Georgia1"/>
    </style:style>
    <style:style style:name="T20" style:family="text">
      <style:text-properties officeooo:rsid="0028cec2" style:font-name-asian="Georgia" style:font-name-complex="Georgia1"/>
    </style:style>
    <style:style style:name="T21" style:family="text">
      <style:text-properties officeooo:rsid="0028d976" style:font-name-asian="Georgia" style:font-name-complex="Georgia1"/>
    </style:style>
    <style:style style:name="T22" style:family="text">
      <style:text-properties officeooo:rsid="002a380d" style:font-name-asian="Georgia" style:font-name-complex="Georgia1"/>
    </style:style>
    <style:style style:name="T23" style:family="text">
      <style:text-properties officeooo:rsid="002af1a1" style:font-name-asian="Georgia" style:font-name-complex="Georgia1"/>
    </style:style>
    <style:style style:name="T24" style:family="text">
      <style:text-properties officeooo:rsid="002ce9fe" style:font-name-asian="Georgia" style:font-name-complex="Georgia1"/>
    </style:style>
    <style:style style:name="T25" style:family="text">
      <style:text-properties officeooo:rsid="002e1202" style:font-name-asian="Georgia" style:font-name-complex="Georgia1"/>
    </style:style>
    <style:style style:name="T26" style:family="text">
      <style:text-properties officeooo:rsid="002ffba8" style:font-name-asian="Georgia" style:font-name-complex="Georgia1"/>
    </style:style>
    <style:style style:name="T27" style:family="text">
      <style:text-properties officeooo:rsid="00303125" style:font-name-asian="Georgia" style:font-name-complex="Georgia1"/>
    </style:style>
    <style:style style:name="T28" style:family="text">
      <style:text-properties officeooo:rsid="00315013" style:font-name-asian="Georgia" style:font-name-complex="Georgia1"/>
    </style:style>
    <style:style style:name="T29" style:family="text">
      <style:text-properties officeooo:rsid="0032b5e8" style:font-name-asian="Georgia" style:font-name-complex="Georgia1"/>
    </style:style>
    <style:style style:name="T30" style:family="text">
      <style:text-properties officeooo:rsid="003315e7" style:font-name-asian="Georgia" style:font-name-complex="Georgia1"/>
    </style:style>
    <style:style style:name="T31" style:family="text">
      <style:text-properties officeooo:rsid="003466d8" style:font-name-asian="Georgia" style:font-name-complex="Georgia1"/>
    </style:style>
    <style:style style:name="T32" style:family="text">
      <style:text-properties officeooo:rsid="0035ee02" style:font-name-asian="Georgia" style:font-name-complex="Georgia1"/>
    </style:style>
    <style:style style:name="T33" style:family="text">
      <style:text-properties officeooo:rsid="0037ac74" style:font-name-asian="Georgia" style:font-name-complex="Georgia1"/>
    </style:style>
    <style:style style:name="T34" style:family="text">
      <style:text-properties officeooo:rsid="00385415" style:font-name-asian="Georgia" style:font-name-complex="Georgia1"/>
    </style:style>
    <style:style style:name="T35" style:family="text">
      <style:text-properties officeooo:rsid="0039619f" style:font-name-asian="Georgia" style:font-name-complex="Georgia1"/>
    </style:style>
    <style:style style:name="T36" style:family="text">
      <style:text-properties style:text-position="super 58%" officeooo:rsid="001713d8"/>
    </style:style>
    <style:style style:name="T37" style:family="text">
      <style:text-properties style:text-position="super 58%" officeooo:rsid="0018f8db" style:font-name-asian="Georgia" style:font-name-complex="Georgia1"/>
    </style:style>
    <style:style style:name="T38" style:family="text">
      <style:text-properties officeooo:rsid="003a3ef5"/>
    </style:style>
    <style:style style:name="T39" style:family="text">
      <style:text-properties officeooo:rsid="003aabab"/>
    </style:style>
    <style:style style:name="T40" style:family="text">
      <style:text-properties officeooo:rsid="003ad2c7"/>
    </style:style>
    <style:style style:name="T41" style:family="text">
      <style:text-properties officeooo:rsid="003c1ea5"/>
    </style:style>
    <style:style style:name="T42" style:family="text">
      <style:text-properties officeooo:rsid="003c9ac1"/>
    </style:style>
    <style:style style:name="T43" style:family="text">
      <style:text-properties officeooo:rsid="003e7917"/>
    </style:style>
    <style:style style:name="T44" style:family="text">
      <style:text-properties officeooo:rsid="003fa700"/>
    </style:style>
    <style:style style:name="T45" style:family="text">
      <style:text-properties officeooo:rsid="00410a00"/>
    </style:style>
    <style:style style:name="T46" style:family="text">
      <style:text-properties officeooo:rsid="00426481"/>
    </style:style>
    <style:style style:name="T47" style:family="text">
      <style:text-properties officeooo:rsid="0043c308"/>
    </style:style>
    <style:style style:name="T48" style:family="text">
      <style:text-properties officeooo:rsid="0044c585"/>
    </style:style>
    <style:style style:name="T49" style:family="text">
      <style:text-properties officeooo:rsid="004628eb"/>
    </style:style>
    <style:style style:name="T50" style:family="text">
      <style:text-properties officeooo:rsid="0046723c"/>
    </style:style>
    <style:style style:name="T51" style:family="text">
      <style:text-properties officeooo:rsid="0047c4dd"/>
    </style:style>
    <style:style style:name="T52" style:family="text">
      <style:text-properties officeooo:rsid="00498a73"/>
    </style:style>
    <style:style style:name="T53" style:family="text">
      <style:text-properties officeooo:rsid="004b3b99"/>
    </style:style>
    <style:style style:name="T54" style:family="text">
      <style:text-properties officeooo:rsid="004c012e"/>
    </style:style>
    <style:style style:name="T55" style:family="text">
      <style:text-properties officeooo:rsid="004d0770"/>
    </style:style>
    <style:style style:name="T56" style:family="text">
      <style:text-properties officeooo:rsid="004dc34c"/>
    </style:style>
    <style:style style:name="T57" style:family="text">
      <style:text-properties officeooo:rsid="004e67e2"/>
    </style:style>
    <style:style style:name="T58" style:family="text">
      <style:text-properties officeooo:rsid="004fd74a"/>
    </style:style>
    <style:style style:name="T59" style:family="text">
      <style:text-properties officeooo:rsid="0050aee1"/>
    </style:style>
    <style:style style:name="T60" style:family="text">
      <style:text-properties officeooo:rsid="0052868f"/>
    </style:style>
    <style:style style:name="T61" style:family="text">
      <style:text-properties officeooo:rsid="00545ee2"/>
    </style:style>
    <style:style style:name="T62" style:family="text">
      <style:text-properties officeooo:rsid="00556891"/>
    </style:style>
    <style:style style:name="T63" style:family="text">
      <style:text-properties officeooo:rsid="00573dbe"/>
    </style:style>
    <style:style style:name="T64" style:family="text">
      <style:text-properties officeooo:rsid="0058031a"/>
    </style:style>
    <style:style style:name="T65" style:family="text">
      <style:text-properties officeooo:rsid="00580772"/>
    </style:style>
    <style:style style:name="T66" style:family="text">
      <style:text-properties officeooo:rsid="005876a6"/>
    </style:style>
    <style:style style:name="T67" style:family="text">
      <style:text-properties officeooo:rsid="00592f09"/>
    </style:style>
    <style:style style:name="T68" style:family="text">
      <style:text-properties officeooo:rsid="005a3ad5"/>
    </style:style>
    <style:style style:name="T69" style:family="text">
      <style:text-properties officeooo:rsid="005af284"/>
    </style:style>
    <style:style style:name="T70" style:family="text">
      <style:text-properties officeooo:rsid="005c1999"/>
    </style:style>
    <style:style style:name="T71" style:family="text">
      <style:text-properties officeooo:rsid="005d559e"/>
    </style:style>
    <style:style style:name="T72" style:family="text">
      <style:text-properties officeooo:rsid="005e51b8"/>
    </style:style>
    <style:style style:name="T73" style:family="text">
      <style:text-properties officeooo:rsid="005f99e2"/>
    </style:style>
    <style:style style:name="T74" style:family="text">
      <style:text-properties officeooo:rsid="0060119a"/>
    </style:style>
    <style:style style:name="T75" style:family="text">
      <style:text-properties officeooo:rsid="0061c467"/>
    </style:style>
    <style:style style:name="T76" style:family="text">
      <style:text-properties officeooo:rsid="0061e090"/>
    </style:style>
    <style:style style:name="T77" style:family="text">
      <style:text-properties officeooo:rsid="00635f05"/>
    </style:style>
    <style:style style:name="T78" style:family="text">
      <style:text-properties officeooo:rsid="00644766"/>
    </style:style>
    <style:style style:name="T79" style:family="text">
      <style:text-properties officeooo:rsid="00646370"/>
    </style:style>
    <style:style style:name="T80" style:family="text">
      <style:text-properties officeooo:rsid="00662c73"/>
    </style:style>
    <style:style style:name="T81" style:family="text">
      <style:text-properties officeooo:rsid="0067c696"/>
    </style:style>
    <style:style style:name="T82" style:family="text">
      <style:text-properties officeooo:rsid="0069af67"/>
    </style:style>
    <style:style style:name="T83" style:family="text">
      <style:text-properties officeooo:rsid="0069b731"/>
    </style:style>
    <style:style style:name="T84" style:family="text">
      <style:text-properties officeooo:rsid="006cdf85"/>
    </style:style>
    <style:style style:name="T85" style:family="text">
      <style:text-properties officeooo:rsid="006df406"/>
    </style:style>
    <style:style style:name="T86" style:family="text">
      <style:text-properties officeooo:rsid="006ecc4c"/>
    </style:style>
    <style:style style:name="T87" style:family="text">
      <style:text-properties officeooo:rsid="00703cc1"/>
    </style:style>
    <style:style style:name="T88" style:family="text">
      <style:text-properties officeooo:rsid="0070a4c7"/>
    </style:style>
    <style:style style:name="T89" style:family="text">
      <style:text-properties officeooo:rsid="0072523f"/>
    </style:style>
    <style:style style:name="T90" style:family="text">
      <style:text-properties officeooo:rsid="00732bce"/>
    </style:style>
    <style:style style:name="T91" style:family="text">
      <style:text-properties officeooo:rsid="0075232a"/>
    </style:style>
    <style:style style:name="T92" style:family="text">
      <style:text-properties officeooo:rsid="0075e579"/>
    </style:style>
    <style:style style:name="T93" style:family="text">
      <style:text-properties officeooo:rsid="007a3d9d"/>
    </style:style>
    <style:style style:name="T94" style:family="text">
      <style:text-properties officeooo:rsid="007c0084"/>
    </style:style>
    <style:style style:name="T95" style:family="text">
      <style:text-properties officeooo:rsid="007d4a2f"/>
    </style:style>
    <style:style style:name="T96" style:family="text">
      <style:text-properties officeooo:rsid="007e8015"/>
    </style:style>
    <style:style style:name="T97" style:family="text">
      <style:text-properties officeooo:rsid="007f8fc7"/>
    </style:style>
    <style:style style:name="T98" style:family="text">
      <style:text-properties officeooo:rsid="008189c2"/>
    </style:style>
    <style:style style:name="T99" style:family="text">
      <style:text-properties officeooo:rsid="008249fd"/>
    </style:style>
    <style:style style:name="T100" style:family="text">
      <style:text-properties officeooo:rsid="00827de4"/>
    </style:style>
    <style:style style:name="T101" style:family="text">
      <style:text-properties officeooo:rsid="00840a2d"/>
    </style:style>
    <style:style style:name="T102" style:family="text">
      <style:text-properties officeooo:rsid="0085ffdd"/>
    </style:style>
    <style:style style:name="T103" style:family="text">
      <style:text-properties officeooo:rsid="0086f85c"/>
    </style:style>
    <style:style style:name="T104" style:family="text">
      <style:text-properties officeooo:rsid="00872a95"/>
    </style:style>
    <style:style style:name="T105" style:family="text">
      <style:text-properties officeooo:rsid="00880db8"/>
    </style:style>
    <style:style style:name="T106" style:family="text">
      <style:text-properties officeooo:rsid="008815c8"/>
    </style:style>
    <style:style style:name="T107" style:family="text">
      <style:text-properties officeooo:rsid="0089d7ba"/>
    </style:style>
    <style:style style:name="T108" style:family="text">
      <style:text-properties officeooo:rsid="008b2a6d"/>
    </style:style>
    <style:style style:name="T109" style:family="text">
      <style:text-properties officeooo:rsid="008d225c"/>
    </style:style>
    <style:style style:name="T110" style:family="text">
      <style:text-properties officeooo:rsid="008f1ee9"/>
    </style:style>
    <style:style style:name="T111" style:family="text">
      <style:text-properties officeooo:rsid="009061db"/>
    </style:style>
    <style:style style:name="T112" style:family="text">
      <style:text-properties officeooo:rsid="00910c3d"/>
    </style:style>
    <style:style style:name="T113" style:family="text">
      <style:text-properties officeooo:rsid="0091332e"/>
    </style:style>
    <style:style style:name="T114" style:family="text">
      <style:text-properties officeooo:rsid="0092dd93"/>
    </style:style>
    <style:style style:name="T115" style:family="text">
      <style:text-properties officeooo:rsid="009312dd"/>
    </style:style>
    <style:style style:name="T116" style:family="text">
      <style:text-properties officeooo:rsid="0093f177"/>
    </style:style>
    <style:style style:name="T117" style:family="text">
      <style:text-properties officeooo:rsid="0095cfb4"/>
    </style:style>
    <style:style style:name="T118" style:family="text">
      <style:text-properties officeooo:rsid="0097c376"/>
    </style:style>
    <style:style style:name="T119" style:family="text">
      <style:text-properties officeooo:rsid="0098042d"/>
    </style:style>
    <style:style style:name="T120" style:family="text">
      <style:text-properties officeooo:rsid="009960f7"/>
    </style:style>
    <style:style style:name="T121" style:family="text">
      <style:text-properties officeooo:rsid="009b47c9"/>
    </style:style>
    <style:style style:name="T122" style:family="text">
      <style:text-properties officeooo:rsid="009cb865"/>
    </style:style>
    <style:style style:name="T123" style:family="text">
      <style:text-properties officeooo:rsid="009e7a13"/>
    </style:style>
    <style:style style:name="T124" style:family="text">
      <style:text-properties officeooo:rsid="009eb3e6"/>
    </style:style>
    <style:style style:name="T125" style:family="text">
      <style:text-properties officeooo:rsid="00a062fc"/>
    </style:style>
    <style:style style:name="T126" style:family="text">
      <style:text-properties officeooo:rsid="00a1569b"/>
    </style:style>
    <style:style style:name="T127" style:family="text">
      <style:text-properties officeooo:rsid="00a3068b"/>
    </style:style>
    <style:style style:name="T128" style:family="text">
      <style:text-properties officeooo:rsid="00a33aa2"/>
    </style:style>
    <style:style style:name="T129" style:family="text">
      <style:text-properties officeooo:rsid="00a5368a"/>
    </style:style>
    <style:style style:name="T130" style:family="text">
      <style:text-properties officeooo:rsid="00a64633"/>
    </style:style>
    <style:style style:name="T131" style:family="text">
      <style:text-properties officeooo:rsid="00a647a7"/>
    </style:style>
    <style:style style:name="T132" style:family="text">
      <style:text-properties officeooo:rsid="00a834f2"/>
    </style:style>
    <style:style style:name="T133" style:family="text">
      <style:text-properties officeooo:rsid="00a99344"/>
    </style:style>
    <style:style style:name="T134" style:family="text">
      <style:text-properties officeooo:rsid="00a9bde3"/>
    </style:style>
    <style:style style:name="T135" style:family="text">
      <style:text-properties officeooo:rsid="00a9eb72"/>
    </style:style>
    <style:style style:name="T136" style:family="text">
      <style:text-properties officeooo:rsid="00aa11b7"/>
    </style:style>
    <style:style style:name="T137" style:family="text">
      <style:text-properties officeooo:rsid="00ab4e53"/>
    </style:style>
    <style:style style:name="T138" style:family="text">
      <style:text-properties officeooo:rsid="00ab9668"/>
    </style:style>
    <style:style style:name="T139" style:family="text">
      <style:text-properties officeooo:rsid="00ac9f73"/>
    </style:style>
    <style:style style:name="T140" style:family="text">
      <style:text-properties officeooo:rsid="00ad22c3"/>
    </style:style>
    <style:style style:name="T141" style:family="text">
      <style:text-properties officeooo:rsid="00aec7ed"/>
    </style:style>
    <style:style style:name="T142" style:family="text">
      <style:text-properties officeooo:rsid="00b05782"/>
    </style:style>
    <style:style style:name="T143" style:family="text">
      <style:text-properties officeooo:rsid="00b0f9f9"/>
    </style:style>
    <style:style style:name="T144" style:family="text">
      <style:text-properties officeooo:rsid="00b1267a"/>
    </style:style>
    <style:style style:name="T145" style:family="text">
      <style:text-properties officeooo:rsid="00b1d59c"/>
    </style:style>
    <style:style style:name="T146" style:family="text">
      <style:text-properties officeooo:rsid="00b34a74"/>
    </style:style>
    <style:style style:name="T147" style:family="text">
      <style:text-properties officeooo:rsid="00b40cc6"/>
    </style:style>
    <style:style style:name="T148" style:family="text">
      <style:text-properties officeooo:rsid="00b51baf"/>
    </style:style>
    <style:style style:name="T149" style:family="text">
      <style:text-properties officeooo:rsid="00b707c8"/>
    </style:style>
    <style:style style:name="T150" style:family="text">
      <style:text-properties officeooo:rsid="00b86f16"/>
    </style:style>
    <style:style style:name="T151" style:family="text">
      <style:text-properties officeooo:rsid="00b96f6c"/>
    </style:style>
    <style:style style:name="T152" style:family="text">
      <style:text-properties officeooo:rsid="00bab88f"/>
    </style:style>
    <style:style style:name="T153" style:family="text">
      <style:text-properties officeooo:rsid="00bc9aa8"/>
    </style:style>
    <style:style style:name="T154" style:family="text">
      <style:text-properties officeooo:rsid="00bd780b"/>
    </style:style>
    <style:style style:name="T155" style:family="text">
      <style:text-properties officeooo:rsid="00be0677"/>
    </style:style>
    <style:style style:name="T156" style:family="text">
      <style:text-properties officeooo:rsid="00bed4aa"/>
    </style:style>
    <style:style style:name="T157" style:family="text">
      <style:text-properties officeooo:rsid="00c09f86"/>
    </style:style>
    <style:style style:name="T158" style:family="text">
      <style:text-properties officeooo:rsid="00c1d516"/>
    </style:style>
    <style:style style:name="T159" style:family="text">
      <style:text-properties officeooo:rsid="00c26504"/>
    </style:style>
    <style:style style:name="T160" style:family="text">
      <style:text-properties officeooo:rsid="00c3b798"/>
    </style:style>
    <style:style style:name="T161" style:family="text">
      <style:text-properties officeooo:rsid="00c54150"/>
    </style:style>
    <style:style style:name="T162" style:family="text">
      <style:text-properties officeooo:rsid="00c597b4"/>
    </style:style>
    <style:style style:name="T163" style:family="text">
      <style:text-properties officeooo:rsid="00c5d051"/>
    </style:style>
    <style:style style:name="T164" style:family="text">
      <style:text-properties officeooo:rsid="00c777ef"/>
    </style:style>
    <style:style style:name="T165" style:family="text">
      <style:text-properties officeooo:rsid="00c8eebb"/>
    </style:style>
    <style:style style:name="T166" style:family="text">
      <style:text-properties officeooo:rsid="00c987c3"/>
    </style:style>
    <style:style style:name="T167" style:family="text">
      <style:text-properties officeooo:rsid="00c9da9d"/>
    </style:style>
    <style:style style:name="T168" style:family="text">
      <style:text-properties officeooo:rsid="00cbacee"/>
    </style:style>
    <style:style style:name="T169" style:family="text">
      <style:text-properties officeooo:rsid="00cd9729"/>
    </style:style>
    <style:style style:name="T170" style:family="text">
      <style:text-properties officeooo:rsid="00cde824"/>
    </style:style>
    <style:style style:name="T171" style:family="text">
      <style:text-properties officeooo:rsid="00cef89a"/>
    </style:style>
    <style:style style:name="T172" style:family="text">
      <style:text-properties officeooo:rsid="00d0c55b"/>
    </style:style>
    <style:style style:name="T173" style:family="text">
      <style:text-properties officeooo:rsid="00d114c2"/>
    </style:style>
    <style:style style:name="T174" style:family="text">
      <style:text-properties officeooo:rsid="00d4affd"/>
    </style:style>
    <style:style style:name="T175" style:family="text">
      <style:text-properties officeooo:rsid="00d5e053"/>
    </style:style>
    <style:style style:name="T176" style:family="text">
      <style:text-properties officeooo:rsid="00d6933f"/>
    </style:style>
    <style:style style:name="T177" style:family="text">
      <style:text-properties officeooo:rsid="00d6cc75"/>
    </style:style>
    <style:style style:name="T178" style:family="text">
      <style:text-properties officeooo:rsid="00d83351"/>
    </style:style>
    <style:style style:name="T179" style:family="text">
      <style:text-properties officeooo:rsid="00d9c090"/>
    </style:style>
    <style:style style:name="T180" style:family="text">
      <style:text-properties officeooo:rsid="00da309c"/>
    </style:style>
    <style:style style:name="T181" style:family="text">
      <style:text-properties officeooo:rsid="00db0986"/>
    </style:style>
    <style:style style:name="T182" style:family="text">
      <style:text-properties officeooo:rsid="00dbf4eb"/>
    </style:style>
    <style:style style:name="T183" style:family="text">
      <style:text-properties officeooo:rsid="00ddea1d"/>
    </style:style>
    <style:style style:name="T184" style:family="text">
      <style:text-properties officeooo:rsid="00df70b5"/>
    </style:style>
    <style:style style:name="T185" style:family="text">
      <style:text-properties officeooo:rsid="00e08151"/>
    </style:style>
    <style:style style:name="T186" style:family="text">
      <style:text-properties officeooo:rsid="00e0e931"/>
    </style:style>
    <style:style style:name="T187" style:family="text">
      <style:text-properties officeooo:rsid="00e3da0a"/>
    </style:style>
    <style:style style:name="T188" style:family="text">
      <style:text-properties officeooo:rsid="00e5b4f9"/>
    </style:style>
    <style:style style:name="T189" style:family="text">
      <style:text-properties officeooo:rsid="00e7a575"/>
    </style:style>
    <style:style style:name="T190" style:family="text">
      <style:text-properties officeooo:rsid="00e7edff"/>
    </style:style>
    <style:style style:name="T191" style:family="text">
      <style:text-properties officeooo:rsid="00e9c72d"/>
    </style:style>
    <style:style style:name="T192" style:family="text">
      <style:text-properties officeooo:rsid="00ea3d6a"/>
    </style:style>
    <style:style style:name="T193" style:family="text">
      <style:text-properties officeooo:rsid="00ea7642"/>
    </style:style>
    <style:style style:name="T194" style:family="text">
      <style:text-properties officeooo:rsid="00ec5d8d"/>
    </style:style>
    <style:style style:name="T195" style:family="text">
      <style:text-properties officeooo:rsid="00ee4b21"/>
    </style:style>
    <style:style style:name="T196" style:family="text">
      <style:text-properties officeooo:rsid="00efb129"/>
    </style:style>
    <style:style style:name="T197" style:family="text">
      <style:text-properties officeooo:rsid="00efbbf2"/>
    </style:style>
    <style:style style:name="T198" style:family="text">
      <style:text-properties officeooo:rsid="00f06df0"/>
    </style:style>
    <style:style style:name="T199" style:family="text">
      <style:text-properties officeooo:rsid="00f17ab9"/>
    </style:style>
    <style:style style:name="T200" style:family="text">
      <style:text-properties officeooo:rsid="00f307e7"/>
    </style:style>
    <style:style style:name="T201" style:family="text">
      <style:text-properties officeooo:rsid="00f48f59"/>
    </style:style>
    <style:style style:name="T202" style:family="text">
      <style:text-properties officeooo:rsid="00f64b63"/>
    </style:style>
    <style:style style:name="T203" style:family="text">
      <style:text-properties officeooo:rsid="00f7208c"/>
    </style:style>
    <style:style style:name="T204" style:family="text">
      <style:text-properties officeooo:rsid="00f7e451"/>
    </style:style>
    <style:style style:name="T205" style:family="text">
      <style:text-properties officeooo:rsid="00f8cbd6"/>
    </style:style>
    <style:style style:name="T206" style:family="text">
      <style:text-properties officeooo:rsid="00fa1c6e"/>
    </style:style>
    <style:style style:name="T207" style:family="text">
      <style:text-properties officeooo:rsid="00fa3cd5"/>
    </style:style>
    <style:style style:name="T208" style:family="text">
      <style:text-properties officeooo:rsid="00fa3d76"/>
    </style:style>
    <style:style style:name="T209" style:family="text">
      <style:text-properties officeooo:rsid="00fb44c0"/>
    </style:style>
    <style:style style:name="T210" style:family="text">
      <style:text-properties officeooo:rsid="00fba7cb"/>
    </style:style>
    <style:style style:name="T211" style:family="text">
      <style:text-properties officeooo:rsid="00fca6d4"/>
    </style:style>
    <style:style style:name="T212" style:family="text">
      <style:text-properties officeooo:rsid="00fcdfe2"/>
    </style:style>
    <style:style style:name="T213" style:family="text">
      <style:text-properties officeooo:rsid="00fea4e7"/>
    </style:style>
    <style:style style:name="T214" style:family="text">
      <style:text-properties officeooo:rsid="01005bfc"/>
    </style:style>
    <style:style style:name="T215" style:family="text">
      <style:text-properties officeooo:rsid="0100ebba"/>
    </style:style>
    <style:style style:name="T216" style:family="text">
      <style:text-properties officeooo:rsid="0101e957"/>
    </style:style>
    <style:style style:name="T217" style:family="text">
      <style:text-properties officeooo:rsid="01033224"/>
    </style:style>
    <style:style style:name="T218" style:family="text">
      <style:text-properties officeooo:rsid="010357ed"/>
    </style:style>
    <style:style style:name="T219" style:family="text">
      <style:text-properties officeooo:rsid="0104be72"/>
    </style:style>
    <style:style style:name="T220" style:family="text">
      <style:text-properties officeooo:rsid="0105a6bc"/>
    </style:style>
    <style:style style:name="T221" style:family="text">
      <style:text-properties officeooo:rsid="0106e90d"/>
    </style:style>
    <style:style style:name="T222" style:family="text">
      <style:text-properties officeooo:rsid="01074855"/>
    </style:style>
    <style:style style:name="T223" style:family="text">
      <style:text-properties officeooo:rsid="010860b2"/>
    </style:style>
    <style:style style:name="T224" style:family="text">
      <style:text-properties officeooo:rsid="01086771"/>
    </style:style>
    <style:style style:name="T225" style:family="text">
      <style:text-properties officeooo:rsid="0109d9c7"/>
    </style:style>
    <style:style style:name="T226" style:family="text">
      <style:text-properties officeooo:rsid="010b9946"/>
    </style:style>
    <style:style style:name="T227" style:family="text">
      <style:text-properties officeooo:rsid="010c4354"/>
    </style:style>
    <style:style style:name="T228" style:family="text">
      <style:text-properties officeooo:rsid="010dd2f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3">Chapter One</text:p>
      <text:p text:style-name="P8"/>
      <text:p text:style-name="P8"><text:s text:c="5"/>Evening had come to the small, one stoplight, town of Overdone. The bars were bright with patrons, their neon lights pulsing inviting visitors to come from all over. Inside the bar, games were being played. Poker, Blackjack, Solitaire. Whatever a fella could find they got.</text:p>
      <text:p text:style-name="P8"><text:s text:c="5"/>Eugene walked into the bar. The doors swishing closed as he entered. Looking around, it reminded him of a mid eighteen hundreds saloon. Something that didn’t belong in the 25<text:span text:style-name="T36">th</text:span> century. An old style bar was near the back wall. A man stood behind the counter wiping it down. Hardwood floors with splinters visible spanned the ground. There was even a staircase leading upstairs where the ladies of the night would be waiting. Around the room were chairs and tables with people seated at them.</text:p>
      <text:p text:style-name="P8"><text:s text:c="5"/>He had grown accustomed to the fads of the times. People wanted to be cowboys again. Who could blame them? The government had taken all of their land. Seized it, and redistributed it among the rich. The former owners of the land could work on it for the rich. Of course that required a price. Slavery. Eugene wasn’t fond of the idea. So at the first chance he got, he upped and went.</text:p>
      <text:p text:style-name="P8"><text:s text:c="5"/>He looked around the saloon. It was of simple design. No electronic devices in sight. Stepping further in, there was a sign that read leave all mechanical devices at the door. Eugene looked to his arm. Sighing he reached up his sleeve and twisted the arm. It twitched as it detached from the rest of his body. He placed it in a locker and walked up to the bar.</text:p>
      <text:p text:style-name="P8"><text:s text:c="5"/>The bartender looked at Eugene in disgust. “Don’t <text:soft-page-break/>serve your kind.” He said.</text:p>
      <text:p text:style-name="P8"><text:s text:c="5"/>Eugene nodded. Pulling out a generous coin purse, he set it on the bar. “How much for you to look the other way?” He asked. “All I want is a drink.”</text:p>
      <text:p text:style-name="P8"><text:s text:c="5"/>The bartender looked at the coin purse. Lifting it up, he felt its weight. Setting the purse back down on the bar he smirked. “That will do.” Everyone had their price. “What will it be stranger?”</text:p>
      <text:p text:style-name="P8"><text:s text:c="5"/>“Whiskey” Eugene said. “Straight up.”</text:p>
      <text:p text:style-name="P8"><text:s text:c="5"/>A moment later the bartender came back with a shot glass of whiskey. He took the purse, withdrew a few coins and put them in the cash register. The rest, he pocketed. Returning the purse back to Eugene he smiled. “Enjoy your visit. Just don’t get too close to the games. They’ll rip you apart.”</text:p>
      <text:p text:style-name="P8"><text:s text:c="5"/>Eugene nodded. “Thanks.” Shooting the glass into his mouth he swallowed. The whiskey burned down his throat. Eugene let out a slight gasp and then chuckled. He’d order another but he was here on business. Couldn’t stand being drunk on official business.</text:p>
      <text:p text:style-name="P8"><text:s text:c="5"/>Standing from the bar stool, Eugene walked over to a card game being played. He watched as the players enjoyed their game of blackjack.</text:p>
      <text:p text:style-name="P8"><text:s text:c="5"/>“Twenty-One” The dealer said. “Sorry folks.”</text:p>
      <text:p text:style-name="P8"><text:s text:c="5"/>Several men stood from the table and left. The dealer looked to Eugene and smiled. “Didn’t the bartender say your kind isn't allowed here?”</text:p>
      <text:p text:style-name="P8"><text:s text:c="5"/>Eugene nodded. Moving his coat aside, he flashed his gun along with a badge attached to his belt. “I’m here on business.” More men stood from the table and left at the sight of the badge.</text:p>
      <text:p text:style-name="P8"><text:s text:c="5"/>The dealer nodded gesturing to a chair. “Have a seat lawman.” He started to deal cards.</text:p>
      <text:p text:style-name="P8"><text:s text:c="5"/>Eugene looked at his cards. Two tens. Separating <text:soft-page-break/>them across the table he tapped it.</text:p>
      <text:p text:style-name="P8"><text:s text:c="5"/>The dealer dealt a ten on the first card. Eugene waved over the card, indicating he wanted to stay. The dealer then dealt another ten on the second card. Again, Eugene waved his hand over the set of cards.</text:p>
      <text:p text:style-name="P8"><text:s text:c="5"/>The dealer flipped over his cards. Two face cards stared back.</text:p>
      <text:p text:style-name="P8"><text:s text:c="5"/>A push.</text:p>
      <text:p text:style-name="P8"><text:s text:c="5"/>“We tie.” Eugene said.</text:p>
      <text:p text:style-name="P8"><text:s text:c="5"/>The dealer nodded. “We tie.” Picking up the cards he nodded. “What can I do for you lawman?”</text:p>
      <text:p text:style-name="P8"><text:s text:c="5"/>Eugene reached into his pocket and placed a picture on the table. “I’m looking for a runaway.” The picture was of a woman in her early twenties. She was dressed in elegant attire. Something one would wear to an opera or a ballroom dance.</text:p>
      <text:p text:style-name="P8"><text:s text:c="5"/>The dealer picked up the picture and looked it over. “She’s kinda fancy to be around here, don’t you think?” He continued to stare at the picture.</text:p>
      <text:p text:style-name="P8"><text:s text:c="5"/>Eugene nodded. “Yes, but I was sent to cover the outlying colonies. Leave no stone un-turned type of thing.” He started to stand. “If you see anything out of the ordinary. Especially if you see her come in here, let me know. I’ll be staying at The Starcaster for the next week.”</text:p>
      <text:p text:style-name="P8"><text:s text:c="5"/>The dealer nodded. “Alright.” He went to hand the picture back to Eugene who shook his hand letting the dealer know he could keep it. “What’s in it for me? I mean is there a reward?”</text:p>
      <text:p text:style-name="P8"><text:s text:c="5"/>Eugene pointed to his missing arm. “Let’s just say, you’ll be saving me an arm. I’d be in your debt.” Turning around Eugene went to the locker, picked up his arm and exited the bar and went on his way back to the hotel.</text:p>
      <text:p text:style-name="P1"><text:span text:style-name="T1"><text:s text:c="5"/>The dealer continued to study the picture of the </text:span><text:soft-page-break/><text:span text:style-name="T1">girl. She had blond hair, from the looks of it dyed, and bright blue eyes. Pressing a button on the picture a holographic view appeared and hovered over it. As the figure turned around more data displayed. Five foot three. No tattoos. Last seen at the capitol. Rich people. The dealer shrugged. Always finding a way out of where they’re supposed to be and getting into trouble. They already have it all, why bother us?</text:span></text:p>
      <text:p text:style-name="P8"><text:s text:c="5"/>The bartender walked over to the dealer. “Saw you talking to that man. What did he want?”</text:p>
      <text:p text:style-name="P8"><text:s text:c="5"/>The dealer pointed to the hologram. “Missing girl from the capitol. Lawman is looking for her.” He said.</text:p>
      <text:p text:style-name="P8"><text:s text:c="5"/>The bartender looked at the hologram. “Damn rich people.” He said. “Haven’t they done enough to us?” Picking up the card he deactivated it. “If you see her, let me know before you go telling him. I want to see if there’s profit to be made from this.”</text:p>
      <text:p text:style-name="P8"><text:s text:c="5"/>The dealer nodded. “Of course boss.”</text:p>
      <text:p text:style-name="P8"><text:s text:c="5"/>The bartender walked back behind the bar and continued to pour drinks. He would do that for the rest of the night until closing time. It was a simple job, but he enjoyed it. Making people happy as he filled their drinks. It was something that brought joy to his life. Something one couldn’t get easily these days.</text:p>
      <text:p text:style-name="P8"><text:s text:c="5"/>Stepping out of the bar, Eugene continued on his way to the next bar, and then the next until all of them had been notified of his presence. He had a long journey ahead of him.</text:p>
      <text:p text:style-name="P8"/>
      <text:p text:style-name="P11">Chapter Two </text:p>
      <text:p text:style-name="P11"/>
      <text:p text:style-name="P9"><text:s text:c="5"/>The Starcaster was a simple hotel. The building stood two stories tall at the end of town. It was an <text:soft-page-break/>easy stop right off the main road. It was run down a bit, but that matched the rest of the town.</text:p>
      <text:p text:style-name="P9"><text:s text:c="5"/>The lobby was full of visitors for a Remembrance happening in town. Every year the town celebrated a Remembrance. Three days filled of food, fun, and entertainment during the day. At night they would remember what liberties the government had taken away from them. It was a way of remembering who they were and who they are now. The costs of war had been high. Many lost their lives. Many lost their homes. It was the way things turned out to be.</text:p>
      <text:p text:style-name="P9"><text:s text:c="5"/>Eugene headed towards the stairs. Passing by people who gave him dirty looks. Word had spread fast that he was in town looking for someone. Possibly there to stir up trouble with the Remembrance celebration. As he walked through the lobby people blocked off his access causing him to go around them. His bionic arm twitched and squealed. He would need to regenerate it soon, if not he wouldn’t have an arm to use.</text:p>
      <text:p text:style-name="P9"><text:s text:c="5"/>Upstairs, Eugene entered the hotel room. It was a simple one bed room. The bed was a queen size and sat against the wall. On the other side of the room was a bathroom. Eugene stepped in the bathroom and turned on the water. Splashing cold water on his face he dried off with a towel. There was a sign on the mirror. Hot water out, hope to have it fixed by end of week. Management.</text:p>
      <text:p text:style-name="P9"><text:s text:c="5"/>He sighed. Great, no hot water for this trip. Oh well, could be worse. There could be no water at all.</text:p>
      <text:p text:style-name="P9"><text:s text:c="5"/>Crossing the bedroom, Eugene removed his robotic arm and plugged it in for the night. He settled down on the bed. The bed was a little lumpy. Something he expected upon coming to a lower income town. The pillow was lumpy as well. He <text:soft-page-break/>would have to make due. Eugene hoped he could get his job over quickly and be home soon. He had no problems serving the capitol, Eugene just wished the outlying colonies were better kept up.</text:p>
      <text:p text:style-name="P9"><text:s text:c="5"/>He didn’t understand their ways. Computers and technology were the way to go. People could learn faster and understand things better with technology. These people had abandoned almost all forms of it, and what did that leave them? They became a third world country overnight. When the most advanced piece of equipment was an electric light, or a nozzle for running water or filling a beer glass, there was something wrong with that.</text:p>
      <text:p text:style-name="P9"><text:s text:c="5"/>Oh well, it didn’t matter. As long as Eugene kept his cool they could pour beer out of a garden hose for all he cared. His duties were clear. Get the girl back. Don’t cause any trouble and be sure not to burn down the town. The capitol, though evil, had to at least appear to look interested in all of the citizens. If a lawman burned down a town and killed innocent people. Well that would just be bad press. No one would trust them ever again.</text:p>
      <text:p text:style-name="P9"><text:s text:c="5"/>Picking up a magazine, Eugene looked through it. A catalog for western clothing. They had everything from boots, to hats, to belt buckles. Everything a person could ever want to fit in with the town. He laughed at the thought and set it aside.</text:p>
      <text:p text:style-name="P2"><text:span text:style-name="T1"><text:s text:c="5"/>There was a newspaper on the nightstand. Eugene picked it up and started reading. The date was current, that was a relief. He frowned at the headlines. The majority of them were anti capitol. Eugene knew they had the freedom of speech and freedom of the press, but it was too much. Enough to cause riots in the streets of the capitol, well if these people ever made it to the capitol. Not many people </text:span><text:soft-page-break/><text:span text:style-name="T1">traveled from the colonies to the capitol anymore. There weren’t enough resources and the journey took well over a month by foot. Eugene sighed. Another good thing about this place. They could stay in their old civilization all they wanted, as long as they didn’t cause trouble in the capitol, they could live in peace.</text:span></text:p>
      <text:p text:style-name="P9"><text:s text:c="5"/>Setting the newspaper down a thought struck him. What if that’s what they wanted. What if all they wanted to do was live in peace? Putting aside the technology issues, all they wanted was to be left alone.</text:p>
      <text:p text:style-name="P9"><text:s text:c="5"/>Eugene chuckled. Well if that’s all they want, they didn’t move far enough from the capitol. There were always lawmen coming out to the colonies checking in on things. Some had specific missions like Eugene had. Others just were there to make sure rents were paid and the capitol received its share of what was owed them. He could see where they were coming from. No one forced them to live outside of the capitol. If they could afford it, they could live in the best of luxuries too. But they would have to pay for it.</text:p>
      <text:p text:style-name="P9"><text:s text:c="5"/>Trying to get comfortable, Eugene attempted to sleep. Easier said than done. He felt a box spring poking through the mattress. It would be a restless night indeed.</text:p>
      <text:p text:style-name="P9"><text:s text:c="5"/>Hours passed. Eugene laid in bed staring at the ceiling. A cool breeze filtered in through the window. The curtains danced along with the breeze. Outside, the sound of horses walking down the pavement could be heard. The sounds of their shoes hitting the asphalt made a light chopping sound. These sounds were followed by a wagon wheel rolling across the pavement. People were delivering their late night / early morning goods to stores.</text:p>
      <text:p text:style-name="P9"><text:soft-page-break/><text:s text:c="5"/>Eugene got out of bed and walked towards the window. He looked out at the street below. It was dark out still. The only lights were from the candle lit street lamps.</text:p>
      <text:p text:style-name="P9"><text:s text:c="5"/>The same thoughts he had that evening kept going through his mind. How could people live like this? Eugene didn’t even want to think about their health care system. What kind of hospital would they have? Surely they wouldn’t be able to sterilize a person enough to clean up wounds. A gunshot would mean certain death to the wounded.</text:p>
      <text:p text:style-name="P9"><text:s text:c="5"/>Eugene checked his bionic arm. It had a full charge. He unplugged it from the wall and set it on a nearby chair where it would wait till morning when he put it back on. He hated the thing. It always served as a reminder of what he lost. The cost of survival. If he could, Eugene would rather not live with the arm. Do without. He could survive off one arm, it wasn’t rocket science.</text:p>
      <text:p text:style-name="P9"><text:s text:c="5"/>His superiors ordered the arm. They said it would put a more human look about him when he went about his duties. A more human look. What more human would people need than his own flesh and blood face? He shook his head. If anything, the arm would give off a robotic complexion that would force him to hide it. It was clear if he wanted to keep his job and keep his pension, Eugene would have to wear the arm and live with it.</text:p>
      <text:p text:style-name="P9"><text:s text:c="5"/>That was just the facts, and he had to accept it.</text:p>
      <text:p text:style-name="P9"><text:s text:c="5"/>Looking back to the window, Eugene smiled. The cool air felt good. He took a deep breath and closed his eyes. So this is what these people hear at night. He mused. He felt at peace. It was a different peace than he was used to in the capitol. Eugene didn’t like <text:soft-page-break/>different. He preferred things be a certain way. Change was something he never enjoyed.</text:p>
      <text:p text:style-name="P9"><text:s text:c="5"/>Eugene reminded himself that it was only an assignment. Before long he could go back home and be in his own bed. Be among the things in life that he enjoyed.</text:p>
      <text:p text:style-name="P9"><text:s text:c="5"/>Turning back to his bed, Eugene started to climb back in.</text:p>
      <text:p text:style-name="P9"><text:s text:c="5"/>That’s when he heard it.</text:p>
      <text:p text:style-name="P9"><text:s text:c="5"/>A woman screamed out for help.</text:p>
      <text:p text:style-name="P9"/>
      <text:p text:style-name="P12">Chapter Three</text:p>
      <text:p text:style-name="P9"/>
      <text:p text:style-name="P9"><text:s text:c="5"/>A woman laid on the ground. Townspeople were gathering around her trying to get a glimpse at what happened. She had blond hair and blue eyes. She was wearing a black cocktail dress. Diamonds around her neck and wrists, including two diamond earrings and rings on her fingers. She was lying in a pool of blood. A knife was in her back. She carried a look of shock in her eyes. The woman clearly hadn’t been expecting to be murdered anytime soon.</text:p>
      <text:p text:style-name="P9"><text:s text:c="5"/>“Make way, make way.” A man said as he approached the scene.</text:p>
      <text:p text:style-name="P9"><text:s text:c="5"/>The crowed widened allowing him through. The man knelt down and looked at the woman, her injuries, and the condition she was in. He shook his head as he closed her eyes. He searched her body for clues. Clutched in her hand was a crumpled up piece of paper. A note. The man took it out of her hand. He unfolded the note to find it empty. Turning it over, the other side was empty as well.</text:p>
      <text:p text:style-name="P9"><text:s text:c="5"/>“What’s wrong Sheriff?” A boy asked from the crowd.</text:p>
      <text:p text:style-name="P9"><text:soft-page-break/><text:s text:c="5"/>The Sheriff stood up and pocketed the note. “This woman’s been murdered.”</text:p>
      <text:p text:style-name="P9"><text:s text:c="5"/>Gasps could be heard throughout the crowed. It was the first time they’d ever had a murder in their quaint little town. Other forms of crime were typical, stealing, drug running. But never murder.</text:p>
      <text:p text:style-name="P9"><text:s text:c="5"/>As the crowd started asking questions, and the commotion increased, more and more people came to see what was going on.</text:p>
      <text:p text:style-name="P3"><text:span text:style-name="T2"><text:s text:c="5"/>Eugene came running as fast as his legs could carry him. He was hoping what he heard wasn’t the truth. That it was just someone playing a prank on an unsuspecting bystander. But the scream was real, too real. </text:span><text:span text:style-name="T3">Eugene hated screams in the night. Especially in a one horse town like Overdone.</text:span></text:p>
      <text:p text:style-name="P10"><text:s text:c="5"/>Coming closer to the crowd, Eugene walked up to the Sheriff. The man had a cold look about him. He wore a ten gallon hat and had a mustache. Clearly the lawman that Eugene needed to talk to.</text:p>
      <text:p text:style-name="P10"><text:s text:c="5"/>“Sheriff.” Eugene said. “Mind if I take a look?”</text:p>
      <text:p text:style-name="P10"><text:s text:c="5"/>The Sheriff looked at Eugene and frowned. He hated other lawmen coming into his town and trying to take over an investigation. But the stranger was from the capitol according to his badge, he’d have to let him have a gander.</text:p>
      <text:p text:style-name="P10"><text:s text:c="5"/>“Go ahead, but don’t touch the body.” The Sheriff said. “We’ve yet to get evidence and take photos.”</text:p>
      <text:p text:style-name="P10"><text:s text:c="5"/>Eugene sighed. “Understood.” He said.</text:p>
      <text:p text:style-name="P3"><text:span text:style-name="T3"><text:s text:c="5"/></text:span><text:span text:style-name="T4">Getting close to the body, Eugene used his robotic arm to collect data, well as much data as he could visually. He pulled out the photo of the young woman and compared it to the dead girl. It was a match.</text:span></text:p>
      <text:p text:style-name="P3"><text:span text:style-name="T4"><text:s text:c="5"/>Great, Eugene thought, that’s just what we need. My runaway is dead. He sighed. That wasn’t the news he was expecting today. </text:span><text:span text:style-name="T5">So, who would kill a girl </text:span><text:soft-page-break/><text:span text:style-name="T5">from the capitol? Why would they do this? Eugene wondered.</text:span></text:p>
      <text:p text:style-name="P3"><text:span text:style-name="T5"><text:s text:c="5"/></text:span><text:span text:style-name="T6">Looking at the woman, Eugene also noticed that her jewelry was intact. Nothing was missing from the dead woman, she had been murdered for a reason other than loot.</text:span></text:p>
      <text:p text:style-name="P4"><text:span text:style-name="T6"><text:s text:c="5"/></text:span><text:span text:style-name="T7">Scratching his chin, Eugene wondered what was going on with this world. </text:span><text:span text:style-name="T8">People didn’t kill each other for sport. There hadn’t been that kind of killing since the 23</text:span><text:span text:style-name="T37">rd</text:span><text:span text:style-name="T8"> century.</text:span></text:p>
      <text:p text:style-name="P4"><text:span text:style-name="T8"><text:s text:c="5"/></text:span><text:span text:style-name="T9">People used to hunt each other for a reward money. If the person survived the hunt, which lasted twenty-four hours, then they would be granted a million dollars. If they didn’t survive the hunt, well they would be dead.</text:span></text:p>
      <text:p text:style-name="P3"><text:span text:style-name="T9"><text:s text:c="5"/></text:span><text:span text:style-name="T10">The hunters would be rewarded regardless if they won the hunt or lost. Just by participating they received a generous amount of money. </text:span><text:span text:style-name="T11">If a hunter died during the hunt, their family would be rewarded handsomely.</text:span></text:p>
      <text:p text:style-name="P3"><text:span text:style-name="T11"><text:s text:c="5"/></text:span><text:span text:style-name="T12">Eugene looked at the Sheriff. “She’s the woman I’ve been trying to track down.” He said. “Her name is Alice Greenbrior. Here’s all her information.” Eugene handed the Sheriff a picture of the girl with all of her information on it. “I hope this helps.” He said.</text:span></text:p>
      <text:p text:style-name="P13"><text:s text:c="5"/>The Sheriff nodded. “Thank you lawman.” He said. “You just saved me a ton of paperwork.” He paused, why would a lawman help out a local Sheriff? It didn’t make any sense.</text:p>
      <text:p text:style-name="P3"><text:span text:style-name="T12"><text:s text:c="5"/></text:span><text:span text:style-name="T13">Eugene looked at the body again. There were no fingerprints to be found at the scene. The murderer must have been wearing gloves. He hated when they did that, made his job harder to figure out.</text:span></text:p>
      <text:p text:style-name="P14"><text:soft-page-break/><text:s text:c="5"/>Continuing to look at the body, Eugene saw something that stuck out. It wasn’t the bloody knife, but a bloody foot print. He knelt down next to the foot print and took a closer look.</text:p>
      <text:p text:style-name="P14"><text:s text:c="5"/>It wasn’t any ordinary foot print. There wasn’t a shoe but an actual foot. The man who killed her was barefoot.</text:p>
      <text:p text:style-name="P14"><text:s text:c="5"/>“Can we get a sample of this please?” Eugene said. “It’s a foot print.”</text:p>
      <text:p text:style-name="P3"><text:span text:style-name="T13"><text:s text:c="5"/>The Sheriff walked over to the foot print and looked at it. “Well I’ll be damned.” He said. “It is a foot print, an actual foot print.” </text:span><text:span text:style-name="T14">In all his years of service, the Sheriff had never seen such a thing. </text:span><text:span text:style-name="T15">Who would murder someone in cold blood wearing no shoes?</text:span></text:p>
      <text:p text:style-name="P15"><text:s text:c="5"/>Eugene looked at the Sheriff, they were thinking the same thing. It didn’t take much to figure out what they were thinking though. It was a crime scene after all.</text:p>
      <text:p text:style-name="P3"><text:span text:style-name="T15"><text:s text:c="5"/>Looking at the night sky, Eugene saw clouds coming in. It was going to storm. If it stormed it would wash away any evidence that could be gleamed from the crime scene. </text:span><text:span text:style-name="T16">Eugene sighed and hated that. Pulling out a camera he began taking photos of his own. Starting at the head of the victim and working down to her feet. He took pictures of the bloody foot print as well.</text:span></text:p>
      <text:p text:style-name="P16"><text:s text:c="5"/>“Well I have all that I need.” Eugene said. “I’ll leave the rest to you Sheriff.” He smiled a genuine smile at the Sheriff.</text:p>
      <text:p text:style-name="P16"><text:s text:c="5"/>The Sheriff looked to Eugene and nodded. “Thank you lawman.” He said. “Alright boys, let’s get as much data as we can before that storm comes in.”</text:p>
      <text:p text:style-name="P16"/>
      <text:p text:style-name="P6"><text:span text:style-name="T16">C</text:span><text:span text:style-name="T2">hapter Four</text:span></text:p>
      <text:p text:style-name="P17"><text:soft-page-break/></text:p>
      <text:p text:style-name="P3"><text:span text:style-name="T16"><text:s text:c="5"/>Back in his hotel room, Eugene looked through the data he had collected. There were rope burns on Alice’s wrists. </text:span><text:span text:style-name="T17">She had been restrained somewhere. Perhaps the body was moved after she was killed. </text:span><text:span text:style-name="T18">He wondered why a killer would do this. What on earth was going on in this town?</text:span></text:p>
      <text:p text:style-name="P18"><text:s text:c="5"/>He looked at the bloody foot print. Hopefully they’d be able to get a print off of it. Eugene wasn’t certain if that could be done or not. What he did know was it had to be done. There wasn’t anything he could do about it until the Sheriff had his men comb over the area. Maybe he would be staying in town for more than a week.</text:p>
      <text:p text:style-name="P3"><text:span text:style-name="T18"><text:s text:c="5"/>Maybe he would have hot water by that time. Eugene chuckled at himself. </text:span><text:span text:style-name="T19">Hot water for the lawman, something told him he wouldn’t receive any kind of special treatment from these people. When you wear a badge, you rarely get special treatment. People tend to run from you.</text:span></text:p>
      <text:p text:style-name="P3"><text:span text:style-name="T19"><text:s text:c="5"/></text:span><text:span text:style-name="T20">Picking up his cellphone, Eugene called his superior officer and let him know what was going on. He didn’t expect the superior to offer any assistance or help, but it didn’t hurt to ask.</text:span></text:p>
      <text:p text:style-name="P3"><text:span text:style-name="T20"><text:s text:c="5"/></text:span><text:span text:style-name="T21">No help would be coming. Eugene was okay with that actually. He could take care of the assignment by himself. That’s why they hired him in the first place because he could do things by himself.</text:span></text:p>
      <text:p text:style-name="P3"><text:span text:style-name="T21"><text:s text:c="5"/></text:span><text:span text:style-name="T22">Eugene laid down on the bed, turning out the light he wondered why a nice girl from the capitol would come here of all places just to be murdered. It didn’t make sense to him.</text:span></text:p>
      <text:p text:style-name="P3"><text:span text:style-name="T22"><text:s text:c="5"/>As Eugene fell asleep he missed a call from the capitol. They were sending reinforcements after all. </text:span><text:soft-page-break/><text:span text:style-name="T22">He wouldn’t find out until the next morning. Such a shame.</text:span></text:p>
      <text:p text:style-name="P19"><text:s text:c="5"/>The next morning came and sure enough there was a knock at Eugene’s door. <text:s/>Eugene stood up and put on his robotic arm. Answering the door, he saw Lieutenant Sharon Calypso standing there.</text:p>
      <text:p text:style-name="P19"><text:s text:c="5"/>“Lieutenant.” <text:s/>Eugene said. “I wasn’t expecting you.”</text:p>
      <text:p text:style-name="P19"><text:s text:c="5"/>Calypso looked at Eugene and nodded. “I know, you didn’t answer your radio call last night saying I was coming. It was to be expected that I wake you.” She walked into the room and took a look around.</text:p>
      <text:p text:style-name="P19"><text:s text:c="5"/>“What kind of dump do they have you staying in here Eugene?”</text:p>
      <text:p text:style-name="P5"><text:span text:style-name="T22"><text:s text:c="5"/>Eugene </text:span><text:span text:style-name="T23">shook his head. “Just a place to rest my head and get a shower.” He said. It wasn’t that bad of a place thought </text:span><text:span text:style-name="T22">Eugene. </text:span><text:span text:style-name="T23">It was a place where </text:span><text:span text:style-name="T22">Eugene </text:span><text:span text:style-name="T23">could hang his hat so to speak.</text:span></text:p>
      <text:p text:style-name="P5"><text:span text:style-name="T23"><text:s text:c="5"/>Sure there were bullet holes in the walls and blood stains on the rug, but it was something, at least he wasn’t out there in the storm that had been brewing since </text:span><text:span text:style-name="T24">the night before</text:span><text:span text:style-name="T23">.</text:span></text:p>
      <text:p text:style-name="P5"><text:span text:style-name="T23"><text:s text:c="5"/>“</text:span><text:span text:style-name="T25">Well this will have to do.” Calypso said. “We’ll set up base here.”</text:span></text:p>
      <text:p text:style-name="P20"><text:s text:c="5"/>Eugene looked at Calypso and couldn’t believe what he was hearing. Set up base? For what? The case had been turned over to the Sheriff of the town. There wasn’t anything else they could do. He was confused by her statement.</text:p>
      <text:p text:style-name="P20"><text:s text:c="5"/>“Um, what are we going to do exactly?” Eugene asked.</text:p>
      <text:p text:style-name="P5"><text:span text:style-name="T25"><text:s text:c="5"/>Calypso smiled. “Solve a murder Eugene.” She said. “That is what we do in the crime unit is it not?” Calypso turned around and took off her jacket. Setting it on the back of a chair she continued to </text:span><text:soft-page-break/><text:span text:style-name="T25">survey the room. Looking for bugs or any other thing that could be eavesdropping on them, </text:span><text:span text:style-name="T26">she was satisfied when her scanners didn’t pick up anything.</text:span></text:p>
      <text:p text:style-name="P21"><text:s text:c="5"/>“So you’ll take the couch.” Calypso said. “I’ll take the bed.”</text:p>
      <text:p text:style-name="P21"><text:s text:c="5"/>Eugene laughed. Of course that would be how it would go down. He didn’t mind the couch, it looked comfortable enough. Possibly more comfortable than the lumpy bed that he had slept on the night before.</text:p>
      <text:p text:style-name="P21"><text:s text:c="5"/>“Alright.” He said. “That sounds fair.”</text:p>
      <text:p text:style-name="P5"><text:span text:style-name="T26"><text:s text:c="5"/></text:span><text:span text:style-name="T27">Calypso walked into the bathroom and looked around. There was a clawed tub in the corner next to a shower. She smiled at the simplicity of it all. A little too simplistic for her taste but it was simple. Looking at the candles she hesitated. Were they actual candles or fakes that were run by electricity. She didn’t see any switches on the walls to turn on the lights, and there wasn’t any voice activation anywhere in the hotel. Must be actual candles she thought. Huh, never thought I’d see something like that.</text:span></text:p>
      <text:p text:style-name="P5"><text:span text:style-name="T27"><text:s text:c="5"/></text:span><text:span text:style-name="T28">Eugene sat on the couch and waited for his partner to come out of the bathroom. He wondered what was taking so long. She didn’t close the door so he knew she didn’t have to go to the bathroom, but was just checking things out.</text:span></text:p>
      <text:p text:style-name="P5"><text:span text:style-name="T28"><text:s text:c="5"/></text:span><text:span text:style-name="T29">Walking out of the bathroom Calypso looked at Eugene. She was wearing a black dress with a credential badge pinned to it. The badge stated her name and what division she was in. In this case her division was that of homicide.</text:span></text:p>
      <text:p text:style-name="P5"><text:span text:style-name="T29"><text:s text:c="5"/>“</text:span><text:span text:style-name="T30">Where’s the body?” Calypso asked.</text:span></text:p>
      <text:p text:style-name="P5"><text:span text:style-name="T30"><text:s text:c="5"/>Eugene looked at her, there was something about her he didn’t trust. Which was absurd because they were colleges. They were meant to trust each other. </text:span><text:soft-page-break/><text:span text:style-name="T30">He shook off the feeling. “They’ve moved her to the county hospital, she’s in the morgue.”</text:span></text:p>
      <text:p text:style-name="P22"><text:s text:c="5"/>“Of course they moved the body.” Calypso said annoyed by the fact. “I hope you got crime scene photos and evidence.” She said folding her arms.</text:p>
      <text:p text:style-name="P22"><text:s text:c="5"/>Eugene nodded. “Of course I did. Even got a foot print.”</text:p>
      <text:p text:style-name="P22"><text:s text:c="5"/>“Good.” Calypso said. Maybe he’s not useless after all. She thought. Maybe he could help better than he looks. “Come on then, we have places to go. People to talk to.”</text:p>
      <text:p text:style-name="P5"><text:span text:style-name="T30"><text:s text:c="5"/></text:span><text:span text:style-name="T31">They headed out the door.</text:span></text:p>
      <text:p text:style-name="P22"/>
      <text:p text:style-name="P23">Chapter Five</text:p>
      <text:p text:style-name="P23"/>
      <text:p text:style-name="P7"><text:span text:style-name="T2"><text:s text:c="5"/></text:span><text:span text:style-name="T32">Walking into the Saloon, Eugene dropped his arm off in a locker as he did last night. The bartender saw them and looked at Eugene.</text:span></text:p>
      <text:p text:style-name="P24"><text:s text:c="5"/>“We don’t serve your kind here!” The bartender yelled across the room.</text:p>
      <text:p text:style-name="P24"><text:s text:c="5"/>Calypso flashed her badge and walked up to the bartender with Eugene close behind her. “We’re on official business from the capitol.” She said.</text:p>
      <text:p text:style-name="P24"><text:s text:c="5"/>The bartender looked at Eugene. “You were in here last night.” He said.</text:p>
      <text:p text:style-name="P24"><text:s text:c="5"/>Eugene nodded. He had indeed been in there the night before. So astute of the bartender to recognize him or even remember him for that matter. He guessed a one armed man would be difficult to forget.</text:p>
      <text:p text:style-name="P24"><text:s text:c="5"/>“I already told you all I know.” The bartender said. “I don’t know anything about the missing girl.”</text:p>
      <text:p text:style-name="P7"><text:span text:style-name="T32"><text:s text:c="5"/>Eugene smiled. He hated when people tried to guess what they were about to ask, most of the time they got it wrong. Oh so wrong and that’s exactly </text:span><text:soft-page-break/><text:span text:style-name="T32">what the bartender had done. But who was he to say anything about any of it? </text:span><text:span text:style-name="T33">Eugene was a visitor in their town and respect had to be kept both ways or else he wouldn’t get the job done.</text:span></text:p>
      <text:p text:style-name="P7"><text:span text:style-name="T33"><text:s text:c="5"/>“</text:span><text:span text:style-name="T34">She’s not missing anymore.” Calypso said. “No, she’s been murdered. Thought you would have heard by now.”</text:span></text:p>
      <text:p text:style-name="P25"><text:s text:c="5"/>The bartender looked at Calypso then to Eugene who had his hand on his badge. “I didn’t do it.” The bartender said. “I was in here all night, I have witnesses!”</text:p>
      <text:p text:style-name="P7"><text:span text:style-name="T34"><text:s text:c="5"/>The man sure was on the defensive. Eugene thought. </text:span><text:span text:style-name="T35">If he didn’t do anything why was he being so aggressive? Such an odd situation.</text:span></text:p>
      <text:p text:style-name="P26"><text:s text:c="5"/>Calypso looked to Eugene then to the bartender. “We didn’t say you did anything.” She said. Calypso hesitated. She didn’t like where this conversation was going. “Is there someplace we can talk in quiet?”</text:p>
      <text:p text:style-name="P26"><text:s text:c="5"/><text:span text:style-name="T38">The bartender eyed them both. “Yeah there’s a room in back.” He said. “It’s where I sleep.”</text:span></text:p>
      <text:p text:style-name="P26"><text:s text:c="5"/><text:span text:style-name="T38">Showing them to the room, Eugene looked around. In the corner was a small cot next to a sink. He gathered the </text:span><text:span text:style-name="T39">bartender</text:span><text:span text:style-name="T38"> bathed there as well.</text:span></text:p>
      <text:p text:style-name="P26"><text:s text:c="5"/><text:span text:style-name="T40">Eugene imagined the ladies of the night’s bedrooms were more better kept for clients. He looked up at the ceiling there was mold growing on the ceiling. Eugene shuddered at the thought.</text:span></text:p>
      <text:p text:style-name="P26"><text:s text:c="5"/>“<text:span text:style-name="T40">This will work.” Eugene said. “We’ve already talked with the Sheriff who has given us access to the townspeople. Whatever you say here will be kept confidential.”</text:span></text:p>
      <text:p text:style-name="P26"><text:s text:c="5"/><text:span text:style-name="T41">The bartender didn’t look amused. “That’s a relief.” He said sarcastically. “</text:span><text:span text:style-name="T42">You lawmen always come in town making issues of something that isn’t an issue, and then you leave it all for us to clean up.”</text:span></text:p>
      <text:p text:style-name="P26"><text:soft-page-break/><text:s text:c="5"/>“<text:span text:style-name="T42">I wouldn’t say a dead woman isn’t an issue.” Calypso said. “She is dead after all.” </text:span><text:span text:style-name="T43">She looked at Eugene who returned a look that said what he hell is going on here?</text:span></text:p>
      <text:p text:style-name="P26"><text:s text:c="5"/><text:span text:style-name="T43">The bartender sat down on the cot. “The woman was in here a few nights ago.” He said. “She was looking for a job, either a waitress or a whore I told her. She didn’t like either offer and left.” He paused remembering the night he saw the blonde haired blue eyed beauty. She would have done an amazing job at his establishment. A shame she was dead now. “That’s all that happened honest.”</text:span></text:p>
      <text:p text:style-name="P26"><text:s text:c="5"/><text:span text:style-name="T43">Eugene placed his chin in his hand. “Did you see anyone follow after her? When she left that is.”</text:span></text:p>
      <text:p text:style-name="P26"><text:s text:c="5"/><text:span text:style-name="T43">The bartender shook his head. “I didn’t notice. I was busy pouring drinks </text:span><text:span text:style-name="T45">for my customers</text:span><text:span text:style-name="T43">.” He said.</text:span></text:p>
      <text:p text:style-name="P26"><text:s text:c="5"/>“<text:span text:style-name="T44">Of course.” Calypso said. “What good bartender wouldn’t tend to his customers.”</text:span></text:p>
      <text:p text:style-name="P26"><text:s text:c="5"/>“<text:span text:style-name="T44">Exactly.” The bartender said. “</text:span><text:span text:style-name="T46">May I go now?”</text:span></text:p>
      <text:p text:style-name="P26"><text:s text:c="5"/><text:span text:style-name="T46">Calypso shook her head no. “Not yet, I have a few more questions for you.” She said. Her interrogation skills were known throughout the </text:span><text:span text:style-name="T47">land</text:span><text:span text:style-name="T46">.</text:span></text:p>
      <text:p text:style-name="P26"><text:s text:c="5"/>“<text:span text:style-name="T47">You say you were here all night, and that you have witnesses. Fine. What about your prostitutes?” Calypso asked. “Wouldn’t someone have been jealous of a new girl trying to get a job?”</text:span></text:p>
      <text:p text:style-name="P26"><text:s text:c="5"/><text:span text:style-name="T47">The bartender shook his head. “My girls were with clients all of the night. I can vouch for them too.”</text:span></text:p>
      <text:p text:style-name="P26"><text:s text:c="5"/>“<text:span text:style-name="T48">Well you’re all full of alibis aren’t you now.” Calypso said. “That’s good for you I guess.”</text:span></text:p>
      <text:p text:style-name="P26"><text:s text:c="5"/><text:span text:style-name="T48">She looked out the door at the bar. Patrons were piling up waiting for a drink. “I’ll let you get back to work.” She said.</text:span></text:p>
      <text:p text:style-name="P26"><text:s text:c="5"/><text:span text:style-name="T48">The bartender nodded. “Thank you ma’am.” He said as he walked out the door.</text:span></text:p>
      <text:p text:style-name="P26"><text:soft-page-break/><text:s text:c="5"/><text:span text:style-name="T48">Calypso looked to Eugene and frowned. “Looks like we’re at a dead end here.” She said.</text:span></text:p>
      <text:p text:style-name="P26"><text:s text:c="5"/><text:span text:style-name="T48">Eugene followed her gaze upstairs. “Yeah boss I think we are.” He admitted. He wondered if the girls upstairs had any answers though. Probably not. But it wouldn’t be a bad idea to talk with them.</text:span></text:p>
      <text:p text:style-name="P26"><text:s text:c="5"/><text:span text:style-name="T49">An hour later Calypso and Eugene exited the bar, sure enough they didn’t find any further leads there from the working girls.</text:span></text:p>
      <text:p text:style-name="P26"><text:s text:c="5"/><text:span text:style-name="T50">Calypso couldn’t help but wonder if they missed something, or someone. What about the other help? The bartender had to have help on the premises, he couldn’t be the only bartender working that night. But that was how it was looking.</text:span></text:p>
      <text:p text:style-name="P26"><text:s text:c="5"/><text:span text:style-name="T51">Turning to Eugene, Calypso smiled. “There has to be other avenues we haven’t explored yet.” She said. “Something we missed during our investigation.”</text:span></text:p>
      <text:p text:style-name="P26"><text:s text:c="5"/><text:span text:style-name="T51">Eugene looked at Calypso in all the time he’d known her, he knew she wasn’t one to mess around. She was by the book and new what needed to be done. He only hoped she was leading them to the right direction. Leave no stone untouched type of thing. Eugene wished she was on the right track, that was all. He would find out soon enough.</text:span></text:p>
      <text:p text:style-name="P26"/>
      <text:p text:style-name="P27">Chapter Six</text:p>
      <text:p text:style-name="P27"/>
      <text:p text:style-name="P27"><text:s text:c="5"/><text:span text:style-name="T52">Walking back into the bar, Eugene and Calypso approached the bartender.</text:span></text:p>
      <text:p text:style-name="P27"><text:s text:c="5"/><text:span text:style-name="T52">Upon seeing the duo, the bartender cursed under his breath. He didn’t need to be seeing them again, not this soon.</text:span></text:p>
      <text:p text:style-name="P27"><text:s text:c="5"/>“<text:span text:style-name="T52">We don’t serve your kind here.” The bartender said.</text:span></text:p>
      <text:p text:style-name="P27"><text:soft-page-break/><text:s text:c="5"/><text:span text:style-name="T52">Calypso pulled out her purse and laid some money down on the table. “We just came for a few more answers.” She said. “You can keep the money as a gesture of good faith.”</text:span></text:p>
      <text:p text:style-name="P27"><text:s text:c="5"/><text:span text:style-name="T52">The bartender counted the money and smiled. Ringing a bell he yelled out. “Free drinks on the house!”</text:span></text:p>
      <text:p text:style-name="P27"><text:s text:c="5"/><text:span text:style-name="T52">Everyone in the bar cheered at the news.</text:span></text:p>
      <text:p text:style-name="P27"><text:s text:c="5"/>“<text:span text:style-name="T53">That’s very kind of you.” Calypso said. “Not many bartenders would do that for their customers.”</text:span></text:p>
      <text:p text:style-name="P27"><text:s text:c="5"/><text:span text:style-name="T53">The bartender winked. “It’s been a hard day for most of them. Might as well keep them happy. I’ll charge them double for the next round, it will get me by.”</text:span></text:p>
      <text:p text:style-name="P27"><text:s text:c="5"/><text:span text:style-name="T53">The bartender looked around the establishment and frowned. His favorite customer wasn’t to be seen. He would have thought she would have walked in by now, but that wasn’t the case.</text:span></text:p>
      <text:p text:style-name="P27"><text:s text:c="5"/><text:span text:style-name="T53">Picking up on subtle clues, Calypso spoke. “Who is she?” She asked.</text:span></text:p>
      <text:p text:style-name="P27"><text:s text:c="5"/><text:span text:style-name="T53">The bartender shook his head. “What? Who’s who?” He asked trying to hide his thoughts.</text:span></text:p>
      <text:p text:style-name="P27"><text:s text:c="5"/>“<text:span text:style-name="T53">The woman you’re after.” Calypso placed her hands on the bar. “I pick up tells, and you’re telling a lot right now.” She said.</text:span></text:p>
      <text:p text:style-name="P27"><text:s text:c="5"/><text:span text:style-name="T53">The bartender smiled. “Just a college.” He said. “Someone who’s late for her shift. She performs onstage up there waiting on folks as well. She’s kinda a one man group for looking out for my best interests.” He smiled. “Nothing to worry your pretty little head about miss.”</text:span></text:p>
      <text:p text:style-name="P27"><text:s text:c="5"/><text:span text:style-name="T53">Calypso frowned. She hated being called little miss or any other disrespectful term. </text:span><text:span text:style-name="T54">She’d been known to rip a man’s testicles out for such a violation of her space. She hoped it wouldn’t come down to that with </text:span><text:soft-page-break/><text:span text:style-name="T54">the bartender. It would be such a sad sight for him to be walking around without any testicles. However the thought did cross her mind. She let it slide.</text:span></text:p>
      <text:p text:style-name="P27"><text:s text:c="5"/>“<text:span text:style-name="T54">If there were someone of interest here,” The bartender said. “I would let you know in an instant.” He lied.</text:span></text:p>
      <text:p text:style-name="P27"><text:s text:c="5"/>“<text:span text:style-name="T54">Is that so.” Calypso said. “I find that difficult to believe.” She smiled.</text:span></text:p>
      <text:p text:style-name="P27"><text:s text:c="5"/><text:span text:style-name="T54">Eugene nodded. He too didn’t believe the bartender. “It would be nice to be able to believe you, but as a lawman we can’t.” He said. “You don’t know how many times we’ve been caught in this game of cat and mouse. I hate it personally.”</text:span></text:p>
      <text:p text:style-name="P27"><text:s text:c="5"/><text:span text:style-name="T54">Cat and mouse such an old game. Eugene thought. It was exactly how it felt. </text:span><text:span text:style-name="T55">There were times when he wished there were other ways to figure things out. But instead this was the only way to figure out any of it. Whatever the case, Eugene needed facts before he could go about arresting people. Including the bartender. Eugene hated that thought, but those were the facts of the matter. He had to follow the rules.</text:span></text:p>
      <text:p text:style-name="P27"><text:s text:c="5"/><text:span text:style-name="T56">Calypso also had to follow the rules no matter how badly she wanted to break them. She had so many reasons to break the rules, take matters into her own hands. But that simply wasn’t the easiest of matters. It would take them sometime to figure out the rest of the problems in this life.</text:span></text:p>
      <text:p text:style-name="P27"><text:s text:c="5"/><text:span text:style-name="T56">Calypso continued to try to interrogate the bartender but came up short. Everything she tried, he had a counter for. It wasn’t anything she had control over. She wanted to control the narrative, but was unable to do so. The bartender was just that good.</text:span></text:p>
      <text:p text:style-name="P27"><text:soft-page-break/><text:s text:c="5"/><text:span text:style-name="T56">Looking over the bartender’s shoulder at the choices of poison to drink yourself to death with, she picked one out. Hypnotic. It was a blue liquid and quite delicious. She had found it to be amusing to say the least. It wasn’t anything to be proud of, but well what can you do?</text:span></text:p>
      <text:p text:style-name="P27"><text:s text:c="5"/>“<text:span text:style-name="T56">Barkeep.” Calypso said. “I’ll have a glass of Hypnotic.”</text:span></text:p>
      <text:p text:style-name="P27"><text:s text:c="5"/><text:span text:style-name="T56">The bartender retrieved the bottle from the top shelf and poured her a glass. “You sure you want this?” He asked. “It’s been sitting up there for a few years, no one ever wants to drink it.”</text:span></text:p>
      <text:p text:style-name="P27"><text:s text:c="5"/><text:span text:style-name="T56">Calypso nodded. “Oh yes I want it.” She said. Taking the glass, she slung it back and drank the liquid like it was water. “Another.” She said.</text:span></text:p>
      <text:p text:style-name="P27"><text:s text:c="5"/><text:span text:style-name="T56">The bartender filled the glass. “Here you are.”</text:span></text:p>
      <text:p text:style-name="P27"><text:s text:c="5"/>“<text:span text:style-name="T56">Leave the bottle.” She said.</text:span></text:p>
      <text:p text:style-name="P27"><text:s text:c="5"/><text:span text:style-name="T56">Eugene sat down next to Calypso who had taken a seat of her own by now. Best not be standing while drinking, you never know when you’ll fall over by drinking too much.</text:span></text:p>
      <text:p text:style-name="P27"><text:s text:c="5"/>“<text:span text:style-name="T57">Enjoying yourself Lieutenant?” Eugene asked.</text:span></text:p>
      <text:p text:style-name="P27"><text:s text:c="5"/><text:span text:style-name="T57">Calypso nodded. “Yep, just trying to get into the environment.” She said taking another swig of her drink.</text:span></text:p>
      <text:p text:style-name="P27"><text:s text:c="5"/>“<text:span text:style-name="T57">I see.” Eugene said.</text:span></text:p>
      <text:p text:style-name="P27"><text:s text:c="5"/><text:span text:style-name="T57">He didn’t understand why she was drinking on the job, it was against regulations and against most rules that he could count on his hands. But who was he to argue with a superior officer? He had no right to do so. So instead Eugene kept his mouth shut.</text:span></text:p>
      <text:p text:style-name="P27"><text:s text:c="5"/><text:span text:style-name="T58">Eugene looked to Calypso who appeared to be having a good time. She didn’t want to leave the place empty handed. Calypso wanted answers. Any kind of answers that she could get out of the </text:span><text:soft-page-break/><text:span text:style-name="T58">bartender. There had to be something he was hiding, but what that was she wasn’t certain.</text:span></text:p>
      <text:p text:style-name="P27"><text:s text:c="5"/><text:span text:style-name="T58">The bartender looked to Eugene and smiled. “What will it be?”</text:span></text:p>
      <text:p text:style-name="P27"><text:s text:c="5"/>“<text:span text:style-name="T58">What do you have on draft?” Eugene asked.</text:span></text:p>
      <text:p text:style-name="P27"><text:s text:c="5"/>“<text:span text:style-name="T58">Say no more.” The bartender said. “I know exactly what you need.”</text:span></text:p>
      <text:p text:style-name="P27"><text:s text:c="5"/><text:span text:style-name="T58">He returned with a pint of beer. Eugene accepted the beer and smiled. “Put it on her tab.” He said.</text:span></text:p>
      <text:p text:style-name="P27"><text:s text:c="5"/><text:span text:style-name="T58">Calypso wouldn’t remember any of it in the morning, one extra drink on her tab wouldn’t make much of a difference. Eugene simply smiled at the thought. He wouldn’t be as drunk as Calypso would get that much was sure.</text:span></text:p>
      <text:p text:style-name="P27"><text:s text:c="5"/>“<text:span text:style-name="T58">So, you are missing a certain customer.” Eugene said.</text:span></text:p>
      <text:p text:style-name="P27"><text:s text:c="5"/><text:span text:style-name="T58">The bartender shook his head. “Not a customer, an employee.” He said. “She was supposed to be here twenty minutes ago to go onstage. She sings.”</text:span></text:p>
      <text:p text:style-name="P27"><text:s text:c="5"/><text:span text:style-name="T58">Eugene nodded. Made sense, have to have some kind of entertainment around to keep the patrons lively or whatever it is that they did. </text:span><text:span text:style-name="T59">Keep the drinks pouring and everything will be alright.</text:span></text:p>
      <text:p text:style-name="P27"><text:s text:c="5"/><text:span text:style-name="T59">Calypso downed another glass of Hypnotic. “So barkeep, you got anything else you want to part with?” She asked. “You know, information wise?”</text:span></text:p>
      <text:p text:style-name="P27"><text:s text:c="5"/><text:span text:style-name="T59">The bartender looked at her and then at Eugene. “Well there is one more piece of information that I should tell you about. But it will cost you.”</text:span></text:p>
      <text:p text:style-name="P27"><text:s text:c="5"/>“<text:span text:style-name="T59">What’s that?” Calypso asked.</text:span></text:p>
      <text:p text:style-name="P27"><text:s text:c="5"/><text:span text:style-name="T59">Pointing to the top shelf, the bartender smiled. “That whiskey bottle up there. Been around for a good twenty-five years. I’ve been waiting for a good reason to open it. I think tonight fits that reason.”</text:span></text:p>
      <text:p text:style-name="P27"><text:s text:c="5"/><text:span text:style-name="T59">Calypso nodded. “How much?”</text:span></text:p>
      <text:p text:style-name="P27"><text:soft-page-break/><text:s text:c="5"/><text:span text:style-name="T59">The bartender smiled. “Twenty-Five credits.” He said. “Normally I’d charge more but we’re friends here right?”</text:span></text:p>
      <text:p text:style-name="P27"><text:s text:c="5"/><text:span text:style-name="T59">Calypso smiled. “Of course we are.” She responded. “We’re all one big happy family.”</text:span></text:p>
      <text:p text:style-name="P27"><text:s text:c="5"/><text:span text:style-name="T59">The bartender fetched the bottle as Calypso placed twenty-five credits down on the bar. “Here you are my good man, now open the bottle.”</text:span></text:p>
      <text:p text:style-name="P27"><text:s text:c="5"/><text:span text:style-name="T59">It was a bottle of Gentleman Jack, one of the best whiskeys around. </text:span><text:span text:style-name="T60">Popping the cork, Calypso smelled the whiskey goodness before her. She smiled at the thought. Something good indeed.</text:span></text:p>
      <text:p text:style-name="P27"><text:s text:c="5"/><text:span text:style-name="T60">Pouring a shot she drank it down. It went down smooth. Smoother than the hypnotic.</text:span></text:p>
      <text:p text:style-name="P27"><text:s text:c="5"/>“<text:span text:style-name="T60">Alright.” She said. “I’ve bought a bottle of Gentleman Jack. Now will you answer my questions?” She asked.</text:span></text:p>
      <text:p text:style-name="P27"><text:s text:c="5"/><text:span text:style-name="T60">The bartender smiled. “Of course I will darling.” He said. “</text:span><text:span text:style-name="T61">That piece of information? I think you’ll find it interesting.”</text:span></text:p>
      <text:p text:style-name="P27"><text:s text:c="5"/><text:span text:style-name="T61">Calypso smiled back at the bartender with her hand on her hip. “I’m listening.”</text:span></text:p>
      <text:p text:style-name="P27"><text:s text:c="5"/>“<text:span text:style-name="T61">Jessica,” The bartender said. “The girl who was supposed to be singing tonight? The one that didn’t show? Yeah, she said she was on the run from you guys.”</text:span></text:p>
      <text:p text:style-name="P27"><text:s text:c="5"/><text:span text:style-name="T61">Calypso looked to Eugene and frowned. Had they missed something in their briefing. It didn’t make sense for them to be missing anything. </text:span><text:span text:style-name="T62">But it was possible.</text:span></text:p>
      <text:p text:style-name="P27"><text:s text:c="5"/><text:span text:style-name="T62">Eugene looked back at Calypso confused. Taking a shot of the whiskey he too indulged. It wasn’t anything special, certainly wasn’t worth twenty-five credits for it. But well what could he do about it? The bottle had been bought, it just needed to be taken </text:span><text:soft-page-break/><text:span text:style-name="T62">care of. By taken care of, of course he meant it needed to be drank either in the bar or outside the bar, he didn’t care.</text:span></text:p>
      <text:p text:style-name="P27"><text:s text:c="5"/><text:span text:style-name="T63">Looking around the bar, Eugene smiled. People were having fun at the gambling tables. The night was young as it should be. He was pleased with the progress that people had been making in the outer colonies without the rule of the capitol against them.</text:span></text:p>
      <text:p text:style-name="P27"><text:s text:c="5"/><text:span text:style-name="T64">Calypso looked around the bar as well. She saw the lot of them gambling for their own gain. Something told her not to trust any of them at all. It wasn’t anything they had done per se, but it was something they didn’t do. Give the capitol the respect it deserved. She wanted to break the lot of them. But what good would that do for any of them? </text:span><text:span text:style-name="T65">It wouldn’t do any good at all.</text:span></text:p>
      <text:p text:style-name="P27"><text:s text:c="5"/><text:span text:style-name="T66">Eugene smiled and sat down at a poker table. As he sat down several men got up and left. They didn’t want to play poker against a one armed man carrying a badge.</text:span></text:p>
      <text:p text:style-name="P27"><text:s text:c="5"/>“<text:span text:style-name="T66">Tough luck lawman.” The dealer said. “No one wants to play with you, including me.” He got up and left the table as well.</text:span></text:p>
      <text:p text:style-name="P27"><text:s text:c="5"/><text:span text:style-name="T66">Eugene laughed. Tough crowd. He thought as he stood up and headed out the door with Calypso not too far behind.</text:span></text:p>
      <text:p text:style-name="P27"/>
      <text:p text:style-name="P28">Chapter Seven</text:p>
      <text:p text:style-name="P28"/>
      <text:p text:style-name="P28"><text:s text:c="5"/>The next morning, Calypso held her head. She had a headache from hell. Being hungover wasn’t what she had planned from the night before. But there it was bright as day. <text:span text:style-name="T67">Speaking of bright, the sunlight hitting the room was not good for her headache either. She covered her eyes as quickly as possible.</text:span></text:p>
      <text:p text:style-name="P28"><text:soft-page-break/><text:s text:c="5"/><text:span text:style-name="T67">Eugene looked out the window at the street below. It wasn’t full of people yet. </text:span><text:span text:style-name="T68">Soon it would be crowded with people for sure. There was a hanging scheduled for that day. People never let a good hanging out of their sight.</text:span></text:p>
      <text:p text:style-name="P28"><text:s text:c="5"/>“<text:span text:style-name="T69">What time is it?” Calypso asked. Her hands still covering her eyes.</text:span></text:p>
      <text:p text:style-name="P28"><text:s text:c="5"/><text:span text:style-name="T69">Eugene checked his watch. “It’s half past nine.” He said. “In the morning.”</text:span></text:p>
      <text:p text:style-name="P28"><text:s text:c="5"/><text:span text:style-name="T69">Calypso nodded. “Morning, so I gathered. Ah, remind me never to drink that much again.” She said grabbing a cloth next to her to cover her eyes with. “I don’t do well with liquor anymore.” She said.</text:span></text:p>
      <text:p text:style-name="P28"><text:s text:c="5"/><text:span text:style-name="T69">Eugene smiled. “You were having quite a time last night.” He said. “Better time than I was having. </text:span><text:span text:style-name="T70">I didn’t track down anymore leads to who the missing dancer is, or who killed our victim.” He was ashamed at not being able to figure out who killed her. It was a shame.</text:span></text:p>
      <text:p text:style-name="P28"><text:s text:c="5"/><text:span text:style-name="T71">Calypso squinted beneath the cloth. She couldn’t tell what kind of mood Eugene was in, but she didn’t want to deal with bright eyed and cheery this early in the morning. She just wasn’t in the mood for it.</text:span></text:p>
      <text:p text:style-name="P28"><text:s text:c="5"/><text:span text:style-name="T71">Getting out of bed, Calypso looked at Eugene who had a smug smile on his face. Why did he have to be smiling so smugly? It didn’t make sense. They were no where near their goal of finding the dancer. Supposedly the one who had all the answers they were seeking for.</text:span></text:p>
      <text:p text:style-name="P28"><text:s text:c="5"/><text:span text:style-name="T71">Eugene looked at Calypso. “It’ll wear off.” He said referring to the hangover she was having. “Trust me. I’ve been there a time or two, they always wear off.”</text:span></text:p>
      <text:p text:style-name="P28"><text:s text:c="5"/><text:span text:style-name="T71">Calypso nodded. Right she thought wearing off was the last of her worries a the moment. She wanted to find Jessica and quickly.</text:span></text:p>
      <text:p text:style-name="P28"><text:soft-page-break/><text:s text:c="5"/><text:span text:style-name="T71">As if hearing her thoughts, Eugene spoke up. “I bet she’ll be with the rest of the town watching the hanging.” He offered. “We’ll be able to talk to her then.”</text:span></text:p>
      <text:p text:style-name="P28"><text:s text:c="5"/><text:span text:style-name="T71">Calypso looked at Eugene and smiled. She wondered if he was right or if it was just an educated guess. Either way she had to determine if Jessica would be in the town square or not. </text:span><text:span text:style-name="T72">If she was indeed hiding from them, she wouldn’t show her face. But if her curiosity got the better of her, she would show up for sure.</text:span></text:p>
      <text:p text:style-name="P28"><text:s text:c="5"/>“<text:span text:style-name="T72">Let’s go down and get some breakfast.” Eugene said. “I’m starving.”</text:span></text:p>
      <text:p text:style-name="P28"><text:s text:c="5"/><text:span text:style-name="T72">Food didn’t sound even remotely appealing to Calypso. She didn’t think she could handle anything to eat. The alcohol had run its course against her, food was the last thing on her mind. She had a woman to catch. Someone to take down as it were.</text:span></text:p>
      <text:p text:style-name="P28"><text:s text:c="5"/>“<text:span text:style-name="T72">You go ahead.” Calypso said. “I’ll catch up with you later.”</text:span></text:p>
      <text:p text:style-name="P28"><text:s text:c="5"/><text:span text:style-name="T72">Eugene left the hotel room in search of food. A gourmet breakfast to be exact. Full of all the fixings for food that would be devoured in a moment if he had anything to say about it. Eugene was a man of principle, one of those being that when it was breakfast time you ate breakfast.</text:span></text:p>
      <text:p text:style-name="P28"><text:s text:c="5"/><text:span text:style-name="T72">Calypso watched as Eugene left. She laid back down on the bed hoping to catch a few more z’s before she had to get up for good and actually catch those people who were out to get Jessica. She only imagined that people were after Jessica. If the law was after her, why wouldn’t the rest of the people be after her as well. It didn’t make sense.</text:span></text:p>
      <text:p text:style-name="P28"><text:s text:c="5"/><text:span text:style-name="T72">Heading downstairs, Calypso found Eugene finishing his breakfast. It appeared to consist of two </text:span><text:soft-page-break/><text:span text:style-name="T72">eggs over easy, bacon, toast, and coffee. It was an alright breakfast according to her at least. It could be worse there could have been hash browns along with the eggs. Calypso was not a fan of hash browns, they took too long to digest for her and were simply annoying to eat.</text:span></text:p>
      <text:p text:style-name="P28"><text:s text:c="5"/><text:span text:style-name="T73">Eugene looked up from his plate to see Calypso standing there looking at him. He wondered if he should invite her to sit or not, but well that was an understatement. He wasn’t really wondering that, he was more interested in her hangover. He had a recipe for getting rid of hangovers, but he was hesitant on sharing the recipe with Calypso. She might not be up to the challenge.</text:span></text:p>
      <text:p text:style-name="P28"><text:s text:c="5"/><text:span text:style-name="T73">Calypso looked at Eugene and smiled as best she could considering the circumstances. “Are you ready to get underway?”</text:span></text:p>
      <text:p text:style-name="P28"><text:s text:c="5"/><text:span text:style-name="T73">Eugene rubbed his face with his napkin and smiled. “Ready as I’ll ever be.” He said.</text:span></text:p>
      <text:p text:style-name="P28"><text:s text:c="5"/><text:span text:style-name="T73">Calypso smiled. “Good.” She said. “Because I’d like to catch this girl before lunch is served.”</text:span></text:p>
      <text:p text:style-name="P28"><text:s text:c="5"/>“<text:span text:style-name="T73">Agreed.” Eugene said.</text:span></text:p>
      <text:p text:style-name="P28"><text:s text:c="5"/><text:span text:style-name="T73">Calypso looked around. It was a simple dining establishment.</text:span></text:p>
      <text:p text:style-name="P28"><text:s text:c="5"/><text:span text:style-name="T74">Paying for his meal, Eugene stood up and they walked out into the town square. Indeed everyone in the town had shown up for the hanging.</text:span></text:p>
      <text:p text:style-name="P28"><text:s text:c="5"/><text:span text:style-name="T75">The Sheriff walked a man out into the middle of town on a rope. As he approached the gallows, the Sheriff looked at the crowd. He was pleased with the turnout.</text:span></text:p>
      <text:p text:style-name="P28"><text:s text:c="5"/>“<text:span text:style-name="T75">Welcome.” He said. “As you know this man destroyed property of one of our neighbors. Any unlawful event taking place in this town is met by hanging. Thank you for coming to show your support </text:span><text:soft-page-break/><text:span text:style-name="T75">to the law.” He finished his little speech and led the man up to the gallows. Tossing the rope over the gallows, the Sheriff smiled. “Let ‘em hang for his crime.”</text:span></text:p>
      <text:p text:style-name="P28"><text:s text:c="5"/><text:span text:style-name="T75">Eugene watched as the trap door was dropped below the man’s feet. The man’s neck snapped quickly and he was dead.</text:span></text:p>
      <text:p text:style-name="P28"><text:s text:c="5"/><text:span text:style-name="T75">Calypso looked around for the dancer known was Jessica. She was looking at a photo the bartender had given her the night before. From what she could remember, Jessica should be in town at this very moment.</text:span></text:p>
      <text:p text:style-name="P28"><text:s text:c="5"/><text:span text:style-name="T76">Spotting her, Calypso walked quickly across the town square and grabbed a woman’s wrist.</text:span></text:p>
      <text:p text:style-name="P28"><text:s text:c="5"/>“<text:span text:style-name="T76">Going someplace young lady?” Calypso asked. Eugene ran up to them and smiled.</text:span></text:p>
      <text:p text:style-name="P28"><text:s text:c="5"/>“<text:span text:style-name="T76">Jessica I take it. You’re under arrest for the murder of Lucy Desna. You’ll come with us.” Placing handcuffs on the woman’s wrists, Eugene continued to read her rights. They walked towards the Sheriff’s </text:span><text:span text:style-name="T77">station</text:span><text:span text:style-name="T76">.</text:span></text:p>
      <text:p text:style-name="P28"/>
      <text:p text:style-name="P29">Chapter Eight</text:p>
      <text:p text:style-name="P29"/>
      <text:p text:style-name="P29"><text:s text:c="5"/><text:span text:style-name="T77">Walking into the Sheriff’s station, the Sheriff was seated at his desk. “What do we have here?” He asked standing up as Eugene, Calypso, and Jessica entered the room.</text:span></text:p>
      <text:p text:style-name="P29"><text:s text:c="5"/>“<text:span text:style-name="T77">Sheriff, I have arrested this women for killing my witness.” Eugene said. “She should be tried in the capitol and sentenced to death.”</text:span></text:p>
      <text:p text:style-name="P29"><text:s text:c="5"/><text:span text:style-name="T77">The Sheriff looked to Eugene and then to Jessica. “I can’t allow you to take her to the capitol for judgment.” He said. “You know how their ways are. Uncivilized.”</text:span></text:p>
      <text:p text:style-name="P29"><text:soft-page-break/><text:s text:c="5"/><text:span text:style-name="T77">Calypso took a step forward. Their ways? She thought. Their ways. Didn’t the Sheriff understand that their ways, as he put it, were her ways? He had two law officers in town from the capitol and he didn’t quite get that.</text:span></text:p>
      <text:p text:style-name="P29"><text:s text:c="5"/><text:span text:style-name="T77">She looked out the window, the crowed was beginning to disperse.</text:span></text:p>
      <text:p text:style-name="P29"><text:s text:c="5"/>“<text:span text:style-name="T77">I don’t think you understand the gravity of the situation Sheriff.” Calypso said. “Jessica here was missing from work the night of the murder. She had the motive to kill Lucy without a second thought. Lucy had been looking for work at the same saloon Jessica worked at.”</text:span></text:p>
      <text:p text:style-name="P29"><text:s text:c="5"/><text:span text:style-name="T77">The Sheriff nodded. “Yes I’ve read your report on the matter. But you’ll have to try her here in Overdone. I won’t allow it any other way.”</text:span></text:p>
      <text:p text:style-name="P29"><text:s text:c="5"/><text:span text:style-name="T77">Calypso took a step back. Eugene looked to Jessica who simply smiled at him. </text:span><text:span text:style-name="T78">Eugene bet his life on the fact that she knew this would happen. It was no use trying her here, her peers would get her off without a problem.</text:span></text:p>
      <text:p text:style-name="P29"><text:s text:c="5"/>“<text:span text:style-name="T79">Very well Sheriff.” Eugene said. “Please hold her here until a trial can be arranged.”</text:span></text:p>
      <text:p text:style-name="P29"><text:s text:c="5"/><text:span text:style-name="T79">The Sheriff shook his head. “No can do lawman.” He said. “You’ll have to allow her to be set free for the time being. We don’t have any room to hold her. We’re booked.”</text:span></text:p>
      <text:p text:style-name="P29"><text:s text:c="5"/><text:span text:style-name="T79">Eugene looked around at the empty cells. He knew exactly what the Sheriff was doing. </text:span><text:span text:style-name="T80">He was giving Jessica a fighting chance for survival. Switching roles, Eugene probably would have done the same. </text:span><text:span text:style-name="T81">Anything to protect a fellow citizen.</text:span></text:p>
      <text:p text:style-name="P29"><text:s text:c="5"/>“<text:span text:style-name="T81">Alright.” Eugene said. Looking to Jessica, he frowned. “You’re free to go. But just please stay within the city limits. If you leave, we’ll know and </text:span><text:soft-page-break/><text:span text:style-name="T81">we’ll find you.” Eugene said. He looked over to Calypso who frowned. Their hands were tied there was nothing they were able to do about it.</text:span></text:p>
      <text:p text:style-name="P29"><text:s text:c="5"/><text:span text:style-name="T81">Jessica curtsied and smiled. “Thank you kind sir.” She said as she exited the Sheriff’s office.</text:span></text:p>
      <text:p text:style-name="P29"><text:s text:c="5"/><text:span text:style-name="T81">The Sheriff smiled. “Now if you’ll excuse me I have some important paperwork to catch up on.” He said.</text:span></text:p>
      <text:p text:style-name="P29"><text:s text:c="5"/><text:span text:style-name="T81">Eugene eyed the Sheriff with suspicion. He didn’t have any paperwork to do. There wasn’t anything that would keep the Sheriff busy for the next twenty minutes in this town let alone an hour.</text:span></text:p>
      <text:p text:style-name="P29"><text:s text:c="5"/>“<text:span text:style-name="T81">Doesn’t mean we can’t track her.” Calypso spoke up rubbing her temples.</text:span></text:p>
      <text:p text:style-name="P29"><text:s text:c="5"/><text:span text:style-name="T81">The Sheriff nodded his head. “This is true, I can’t keep you from doing your duty.” He said. “Just don’t get in the way.”</text:span></text:p>
      <text:p text:style-name="P29"><text:s text:c="5"/><text:span text:style-name="T81">Calypso and Eugene left the Sheriff’s office and back into the town square. Vultures were already beginning to pick at the dead body </text:span><text:span text:style-name="T82">still hanging on the gallows</text:span><text:span text:style-name="T81">.</text:span></text:p>
      <text:p text:style-name="P29"><text:s text:c="5"/>“<text:span text:style-name="T82">Well I guess that’s it huh boss?” Eugene said. “The girl walks away scotch free and we’re stuck to clean up the mess.”</text:span></text:p>
      <text:p text:style-name="P29"><text:s text:c="5"/><text:span text:style-name="T82">Calypso shook her head “No I don’t think she’ll walk away from this Eugene. We’ll have our day in court that’s for sure.” She said. Kicking a rock across their path, Calypso watched as Jessica walked into the saloon to get ready for work.</text:span></text:p>
      <text:p text:style-name="P29"><text:s text:c="5"/><text:span text:style-name="T82">Eugene followed Calypso’s gaze. He wondered if Jessica would try and break town as fast as she could or if she would stick around. What she’d be sticking around for was uncertain. There were many opportunities for her out on the open road. </text:span><text:span text:style-name="T83">Almost too many opportunities for her.</text:span></text:p>
      <text:p text:style-name="P29"><text:soft-page-break/><text:s text:c="5"/><text:span text:style-name="T83">Calypso thought about how their day was progressing. It wasn’t worth its weight in gold. She wished they would be able to figure something out besides whatever it was they were coming to.</text:span></text:p>
      <text:p text:style-name="P29"><text:s text:c="5"/><text:span text:style-name="T83">As if he were reading her mind, Eugene cleared his throat. “There’s got to be a way to keep an eye on her boss.” He said.</text:span></text:p>
      <text:p text:style-name="P29"><text:s text:c="5"/><text:span text:style-name="T83">Calypso nodded her head. She watched as the sun began to set. Days only lasted for a few short hours on the outlying </text:span><text:span text:style-name="T163">M</text:span><text:span text:style-name="T83">oon. The clouds in the sky turned a bright rosy peach color. </text:span><text:span text:style-name="T164">They were fake of course, but they were beautiful. An artificial dome had been placed over the moon to keep in oxygen. It also provided sunlight and a sky.</text:span><text:span text:style-name="T83"> “We’ll keep an eye on her somehow Eugene.” Calypso said. “Don’t you worry about that.”</text:span></text:p>
      <text:p text:style-name="P29"><text:s text:c="5"/><text:span text:style-name="T83">Heading back to their hotel room, Calypso grabbed her suitcase and brought out four tiny electronic eavesdropping </text:span><text:span text:style-name="T84">drones</text:span><text:span text:style-name="T83">. They would have to do for keeping an eye on Jessica. The devices were designed to fly around and keep tabs on the person they were set to follow, in this case Jessica.</text:span></text:p>
      <text:p text:style-name="P29"><text:s text:c="5"/><text:span text:style-name="T83">Setting them in motion, Calypso entered the subjects parameters to follow. The four little devices flew into the night sky and down to the saloon where Jessica would no doubt be dancing by now.</text:span></text:p>
      <text:p text:style-name="P29"><text:s text:c="5"/><text:span text:style-name="T84">On a monitor, Calypso watched as the devices flew past bar patrons and circled around Jessica. Sure enough she was on stage dancing her heart out to some old forgotten folk song.</text:span></text:p>
      <text:p text:style-name="P29"><text:s text:c="5"/><text:span text:style-name="T85">Eugene smiled. They had a plan now to watch Jessica. Well it was sort of a plan until she figured out how to get rid of the drones watching her. It wouldn’t be long until Jessica figured that out. They always usually did figure out how to avoid the </text:span><text:soft-page-break/><text:span text:style-name="T85">drones. But this time around, one of the drones had a tracking device that it stung Jessica with.</text:span></text:p>
      <text:p text:style-name="P29"><text:s text:c="5"/>“<text:span text:style-name="T85">Ow!” Jessica could be heard yelling. “What the hell was that?”</text:span></text:p>
      <text:p text:style-name="P29"><text:s text:c="5"/><text:span text:style-name="T85">Calypso smiled. “Well we now have her tracked.” She said. She recalled the drones. </text:span><text:span text:style-name="T87">It didn’t take long for the drones to come back to the hotel room. Soon they were swarming around Calypso who treated them as pets. “Good job guys, back in your box you go.” She said.</text:span></text:p>
      <text:p text:style-name="P29"><text:s text:c="5"/><text:span text:style-name="T86">The night progressed about as slow as ever. Anytime Jessica made a move, Calypso and Eugene were on it. She didn’t leave the saloon all night. They figured she really needed the income.</text:span></text:p>
      <text:p text:style-name="P29"><text:s text:c="5"/><text:span text:style-name="T88">Whatever the case as long as Jessica didn’t leave town and hop on the next transport back to Earth, they were lucky. </text:span><text:span text:style-name="T89">If she did take a transport, they would have to break radio silence with Earth and report that they were coming back. They kept silence so Jessica wouldn’t hear about their mov</text:span><text:span text:style-name="T90">ements </text:span><text:span text:style-name="T91">and be aware of what was happening.</text:span></text:p>
      <text:p text:style-name="P29"/>
      <text:p text:style-name="P30">Chapter Nine</text:p>
      <text:p text:style-name="P30"/>
      <text:p text:style-name="P30"><text:s text:c="5"/>The next morning, Calypso woke early and walked out into the street. She had been monitoring Jessica’s movements all night. It shocked her when she found out Jessica moonlighted as a prostitute halfway through the night. She really was a working girl.</text:p>
      <text:p text:style-name="P30"><text:s text:c="5"/>Calypso wished she could erase the memories that flooded her mind about the previous night. There was nothing in those memories that she wanted to recall. She knew things about the mayor that no one should ever know. <text:span text:style-name="T92">What kinks he was into, what </text:span><text:soft-page-break/><text:span text:style-name="T92">positions he enjoyed. Yeah things no one really should ever know.</text:span></text:p>
      <text:p text:style-name="P30"><text:s text:c="5"/><text:span text:style-name="T92">Passing by a bunch of school children, Calypso smiled. So innocent, they were heading off to school. It was refreshing that something in the world didn’t change.</text:span></text:p>
      <text:p text:style-name="P30"><text:s text:c="5"/><text:span text:style-name="T93">Walking up to the gallows, Calypso cut the hanging man down. There was no need for him to continue to hang, he was dead as it was. She laid his body down on the deck and walked away.</text:span></text:p>
      <text:p text:style-name="P30"><text:s text:c="5"/><text:span text:style-name="T93">Walking into the saloon, Calypso caught eye of the bartender and walked over to him.</text:span></text:p>
      <text:p text:style-name="P30"><text:s text:c="5"/><text:span text:style-name="T93">The bartender tried not to notice her has he wiped down his bar.</text:span></text:p>
      <text:p text:style-name="P30"><text:s text:c="5"/><text:span text:style-name="T94">Calypso chuckled at the thought, a bartender who didn’t want to talk with his customers. It was an odd state of affairs.</text:span></text:p>
      <text:p text:style-name="P30"><text:s text:c="5"/>“<text:span text:style-name="T94">So your girl was here all night.” She said.</text:span></text:p>
      <text:p text:style-name="P30"><text:s text:c="5"/><text:span text:style-name="T94">The bartender nodded. “Yep all night. I have witnesses.”</text:span></text:p>
      <text:p text:style-name="P30"><text:s text:c="5"/>“<text:span text:style-name="T94">Oh I’m sure you do.” Calypso countered. “If they can be believed is another story.”</text:span></text:p>
      <text:p text:style-name="P30"><text:s text:c="5"/><text:span text:style-name="T94">The bartender stopped wiping down the bar and looked at Calypso. “What exactly do you mean by that?” He asked.</text:span></text:p>
      <text:p text:style-name="P30"><text:s text:c="5"/><text:span text:style-name="T94">Calypso smiled. “Nothing, just making an observation. You don’t really keep the best of folks employed here now do you.”</text:span></text:p>
      <text:p text:style-name="P30"><text:s text:c="5"/><text:span text:style-name="T94">The bartender nodded. She had him there.</text:span></text:p>
      <text:p text:style-name="P30"><text:s text:c="5"/>“<text:span text:style-name="T95">They need hours and money, which I have plenty of.” He said. “They bring in the money if you catch my drift.”</text:span></text:p>
      <text:p text:style-name="P30"><text:s text:c="5"/>“<text:span text:style-name="T95">Oh I’m not talking about the whores you keep upstairs.” She said. “I’m mostly talking about your </text:span><text:soft-page-break/><text:span text:style-name="T95">help serving the drinks. Do you have a whereabouts on them all evening?”</text:span></text:p>
      <text:p text:style-name="P30"><text:s text:c="5"/><text:span text:style-name="T95">The bartender shook his head. “No, they come and go as they please. There’s nothing shady about them if you ask me.” He said.</text:span></text:p>
      <text:p text:style-name="P30"><text:s text:c="5"/><text:span text:style-name="T95">Calypso nodded. “Of course not.” She looked around the saloon. There were a few patrons there early in the morning. Not many, it would liven up in the evening.</text:span></text:p>
      <text:p text:style-name="P30"><text:s text:c="5"/><text:span text:style-name="T95">One waitress was on duty. She looked bored out of her mind. Oh well, Calypso thought, it could be worse. She could be shooting up the place.</text:span></text:p>
      <text:p text:style-name="P30"><text:s text:c="5"/>“<text:span text:style-name="T95">Why don’t you make yourself useful and order a drink.” The bartender said. “Help keep me in business instead of just standing there looking pretty and talking.”</text:span></text:p>
      <text:p text:style-name="P30"><text:s text:c="5"/><text:span text:style-name="T95">Calypso sat down at the bar and nodded. “Fine.” She said. “Scotch neat.”</text:span></text:p>
      <text:p text:style-name="P30"><text:s text:c="5"/><text:span text:style-name="T95">The bartender smiled. “A woman after my own heart.” He said. “</text:span><text:span text:style-name="T96">Coming right up.” He went and fixed the drink.</text:span></text:p>
      <text:p text:style-name="P30"><text:s text:c="5"/><text:span text:style-name="T96">The waitress walked over to Calypso and rested a hand on her shoulder. “You really aren’t welcome here lawman.” She said. “Jessica’s a friend of mine, she didn’t kill Lucy. You’ve got the wrong woman.”</text:span></text:p>
      <text:p text:style-name="P30"><text:s text:c="5"/><text:span text:style-name="T96">Calypso looked into the waitresses eyes. They were hazel with a hint of blue. She smiled at her. The woman’s eyes smiled back.</text:span></text:p>
      <text:p text:style-name="P30"><text:s text:c="5"/>“<text:span text:style-name="T96">I’m not after Jessica anymore.” Calypso said. “I think there might be someone else who did it.”</text:span></text:p>
      <text:p text:style-name="P30"><text:s text:c="5"/>“<text:span text:style-name="T96">Oh?” The waitress asked. “Who might that be?”</text:span></text:p>
      <text:p text:style-name="P30"><text:s text:c="5"/><text:span text:style-name="T96">Calypso laughed. “Oh you can’t expect me to believe I’d tell you who killed my informant. Sorry game doesn’t work that way.” She said.</text:span></text:p>
      <text:p text:style-name="P30"><text:soft-page-break/><text:s text:c="5"/><text:span text:style-name="T96">The waitress nodded. “Alright.” She took her hand off Calypso’s shoulder. “Just know I’m watching you two.”</text:span></text:p>
      <text:p text:style-name="P30"><text:s text:c="5"/>“<text:span text:style-name="T96">Duly noted.” Calypso said.</text:span></text:p>
      <text:p text:style-name="P30"><text:s text:c="5"/>“<text:span text:style-name="T96">Susan, why don’t you go back to pouring drinks and looking pretty.” The bartender said.</text:span></text:p>
      <text:p text:style-name="P30"><text:s text:c="5"/><text:span text:style-name="T96">The waitress did as instructed.</text:span></text:p>
      <text:p text:style-name="P30"><text:s text:c="5"/>“<text:span text:style-name="T96">Here you are ma’am. Scotch neat.” The bartender said.</text:span></text:p>
      <text:p text:style-name="P30"><text:s text:c="5"/><text:span text:style-name="T96">Taking a sip of the drink it burned down her throat. Calypso smiled at the thought. She wondered what else was going to happen during the day.</text:span></text:p>
      <text:p text:style-name="P30"><text:s text:c="5"/><text:span text:style-name="T97">The bartender smiled. “Now that I’ve done something for you.” Referring to the drink. “Mind doing something for me?”</text:span></text:p>
      <text:p text:style-name="P30"><text:s text:c="5"/><text:span text:style-name="T97">Calypso smiled. “Depends on what that is.”</text:span></text:p>
      <text:p text:style-name="P30"><text:s text:c="5"/>“<text:span text:style-name="T97">Catch this bastard quickly.” The bartender said. “It’s getting bad for business that people are thinking one of my employees had anything to do with it.”</text:span></text:p>
      <text:p text:style-name="P30"><text:s text:c="5"/><text:span text:style-name="T97">Calypso smiled. “I’ll try my best.” She said. </text:span><text:span text:style-name="T98">Looking up to where the whores worked, Calypso frowned. She wondered what conditions they had to endure.</text:span></text:p>
      <text:p text:style-name="P30"><text:s text:c="5"/>“<text:span text:style-name="T98">Tell me one thing barkeep.” She said. “Do you need anyone to help work the top floor?” She gestured to a set of rooms.</text:span></text:p>
      <text:p text:style-name="P30"><text:s text:c="5"/><text:span text:style-name="T98">The bartender smiled. “Not unless you know a thing or two about sex.”</text:span></text:p>
      <text:p text:style-name="P30"><text:s text:c="5"/><text:span text:style-name="T98">Calypso nodded. “Oh I know a thing or two. Just let me have a room and pass me who you might think is the culprit for killing Lucy. I’ll take it from there.”</text:span></text:p>
      <text:p text:style-name="P30"><text:s text:c="5"/>“<text:span text:style-name="T99">You want me to help you?” The bartender asked. “Isn’t that going against the rules you have set out? Having sex with criminals that is.”</text:span></text:p>
      <text:p text:style-name="P30"><text:soft-page-break/><text:s text:c="5"/><text:span text:style-name="T99">Calypso shook her head. “Not if I get my man in the end it doesn’t.” She said. “Give it some thought. You know where I’ll be.” She finished her drink and got up and left.</text:span></text:p>
      <text:p text:style-name="P30"><text:s text:c="5"/><text:span text:style-name="T99">Eugene sat at a desk in the hotel room. He was preparing equipment to help further their investigation.</text:span></text:p>
      <text:p text:style-name="P30"><text:s text:c="5"/><text:span text:style-name="T99">As Calypso entered the room, she looked at Eugene who was intently working.</text:span></text:p>
      <text:p text:style-name="P30"><text:s text:c="5"/>“<text:span text:style-name="T99">Busy?” She asked.</text:span></text:p>
      <text:p text:style-name="P30"><text:s text:c="5"/><text:span text:style-name="T99">Eugene nodded. “Yeah a bit.” He said. “What did you find out?”</text:span></text:p>
      <text:p text:style-name="P30"><text:s text:c="5"/><text:span text:style-name="T99">Calypso shook her head. “Pretty much nothing. I offered to work in the whore house if it would help me find our mark.”</text:span></text:p>
      <text:p text:style-name="P30"><text:s text:c="5"/><text:span text:style-name="T99">Eugene looked up from his work. “You can’t be serious.” He said. “Everyone in town has seen us, they know we’re law keepers. They wouldn’t fall for you in a second.”</text:span></text:p>
      <text:p text:style-name="P30"><text:s text:c="5"/>“<text:span text:style-name="T99">Get them drunk enough, they’ll take what they can get.” Calypso said.</text:span></text:p>
      <text:p text:style-name="P30"><text:s text:c="5"/>“<text:span text:style-name="T99">Maybe so, but it’s dangerous.” Eugene said.</text:span></text:p>
      <text:p text:style-name="P30"><text:s text:c="5"/>“<text:span text:style-name="T99">Eugene, I didn’t know you cared.” Calypso teased.</text:span></text:p>
      <text:p text:style-name="P30"><text:s text:c="5"/>“<text:span text:style-name="T100">Of course I care Lieutenant, you’re the one keeping this plan alive. We can’t afford to lose you.” Eugene said.</text:span></text:p>
      <text:p text:style-name="P30"><text:s text:c="5"/>“<text:span text:style-name="T101">Thanks Eugene, but I’m a big girl I can take care of myself.” Calypso said. “Besides I’m here to make sure you don’t screw up.”</text:span></text:p>
      <text:p text:style-name="P30"><text:s text:c="5"/><text:span text:style-name="T101">Eugene felt attacked. In all of his years on the force he never screwed up. He wasn’t about to mess up on this assignment. He wanted to make it to Lieutenant someday. Come hell or high water he was determined to make it to Lieutenant.</text:span></text:p>
      <text:p text:style-name="P30"><text:s text:c="5"/>“<text:span text:style-name="T107">Let’s have some fun tonight.” Calypso said.</text:span></text:p>
      <text:p text:style-name="P30"><text:soft-page-break/><text:s text:c="5"/><text:span text:style-name="T107">Eugene nodded. “What kind of fun do you have in mind?”</text:span></text:p>
      <text:p text:style-name="P30"><text:s text:c="5"/>“<text:span text:style-name="T107">The saloon looks like it has some interesting ideas of keeping you busy.” She smiled.</text:span></text:p>
      <text:p text:style-name="P30"/>
      <text:p text:style-name="P31">Chapter <text:span text:style-name="T102">Ten</text:span></text:p>
      <text:p text:style-name="P31"/>
      <text:p text:style-name="P31"><text:s text:c="5"/><text:span text:style-name="T103">Eugene walked to the saloon and smiled at the bartender as he put his arm in the locker. Walking up to the bartender, Eugene asked to see one of the whores he had working there. It didn’t matter which one he saw, he just needed some attention.</text:span></text:p>
      <text:p text:style-name="P31"><text:s text:c="5"/><text:span text:style-name="T103">The bartender whistled and a woman of the night came downstairs. She ushered Eugene away to her room where they would get down to business. Well business for her, pleasure for him.</text:span></text:p>
      <text:p text:style-name="P31"><text:s text:c="5"/><text:span text:style-name="T104">Calypso entered the bar and put her firearm in a locker. She walked up to the bartender. “The usual.” She said.</text:span></text:p>
      <text:p text:style-name="P31"><text:s text:c="5"/><text:span text:style-name="T104">The bartender nodded. “Scotch neat. Coming right up.”</text:span></text:p>
      <text:p text:style-name="P31"><text:s text:c="5"/>“<text:span text:style-name="T104">Thanks.” Calypso said. Turning around in her chair she watched as the eyes were staring at her. Sure enough they knew who she was. It wasn’t their fault they knew this, it was her fault for making herself known in town instead of being quiet about it.</text:span></text:p>
      <text:p text:style-name="P31"><text:s text:c="5"/><text:span text:style-name="T104">As her drink arrived she thanked the bartender and looked at herself in the mirror. Is this what life had come to? Looking for people on the run and not finding anything? She shot the scotch as though it were whiskey.</text:span></text:p>
      <text:p text:style-name="P31"><text:s text:c="5"/>“<text:span text:style-name="T105">Barkeep, I don’t even know your name.” Calypso said. “Is that odd?”</text:span></text:p>
      <text:p text:style-name="P31"><text:s text:c="5"/><text:span text:style-name="T105">The bartender shook his head. “Most people don’t care. They come in and dump all their problems and </text:span><text:soft-page-break/><text:span text:style-name="T105">drama going on in their lives, they don’t care what my name is.” He smiled. “Besides wouldn’t you rather have another drink than worry about what my name is?”</text:span></text:p>
      <text:p text:style-name="P31"><text:s text:c="5"/><text:span text:style-name="T105">Calypso nodded. “Yep, that would sound good about now. Give me another, make it a double.” She said.</text:span></text:p>
      <text:p text:style-name="P31"><text:s text:c="5"/>“<text:span text:style-name="T105">Coming right up.” The bartender said.</text:span></text:p>
      <text:p text:style-name="P31"><text:s text:c="5"/><text:span text:style-name="T105">Upstairs, Eugene was having the best night of his life. The girl’s name was Rita and she was doing things he never would have thought were possible. It wasn’t everyday he came across such a lady.</text:span></text:p>
      <text:p text:style-name="P31"><text:s text:c="5"/>“<text:span text:style-name="T105">You would have liked Lucy.” Eugene said. “I bet you two would have gotten along really good.”</text:span></text:p>
      <text:p text:style-name="P31"><text:s text:c="5"/><text:span text:style-name="T105">The woman stopped performing on Eugene and looked at him. “Who’s Lucy?”</text:span></text:p>
      <text:p text:style-name="P31"><text:s text:c="5"/><text:span text:style-name="T105">Eugene looked at her. “Someone I lost.” He said. “I found her, she was dead.”</text:span></text:p>
      <text:p text:style-name="P31"><text:s text:c="5"/><text:span text:style-name="T105">The woman nodded, “Oh yes the dead girl. That was tragic.” She said. “</text:span><text:span text:style-name="T106">I think we’re done here.” She said getting dressed.</text:span></text:p>
      <text:p text:style-name="P31"><text:s text:c="5"/><text:span text:style-name="T106">Eugene got dressed as well and headed downstairs. He ran into Calypso, she was getting plastered.</text:span></text:p>
      <text:p text:style-name="P31"><text:s text:c="5"/>“<text:span text:style-name="T106">Boss, you okay there?” He asked.</text:span></text:p>
      <text:p text:style-name="P31"><text:s text:c="5"/><text:span text:style-name="T106">Calypso smiled. “Oh I’m better than okay, come have a drink with me.” She said.</text:span></text:p>
      <text:p text:style-name="P31"><text:s text:c="5"/><text:span text:style-name="T106">Eugene sat down next to Calypso and smiled. “Alright.” He said.</text:span></text:p>
      <text:p text:style-name="P31"><text:s text:c="5"/><text:span text:style-name="T106">The bartender looked at Eugene. “Have a good time?” He asked.</text:span></text:p>
      <text:p text:style-name="P31"><text:s text:c="5"/><text:span text:style-name="T106">Eugene nodded. “Yes sir, thanks for the tip.” He said.</text:span></text:p>
      <text:p text:style-name="P31"><text:s text:c="5"/><text:span text:style-name="T106">Calypso looked annoyed at the thought of her agent getting it on with some street urchin. But she </text:span><text:soft-page-break/><text:span text:style-name="T106">would let it pass. </text:span><text:span text:style-name="T107">They had decided to let the night be a night of fun after all.</text:span></text:p>
      <text:p text:style-name="P31"><text:s text:c="5"/>“<text:span text:style-name="T109">What’ll it be?” The bartender asked Eugene.</text:span></text:p>
      <text:p text:style-name="P31"><text:s text:c="5"/>“<text:span text:style-name="T108">Whiskey please.” Eugene looked at the bartender and smiled.</text:span></text:p>
      <text:p text:style-name="P31"><text:s text:c="5"/>“<text:span text:style-name="T108">Whiskey it is.” The bartender said.</text:span></text:p>
      <text:p text:style-name="P31"><text:s text:c="5"/>“<text:span text:style-name="T108">Find out anything of use?” Calypso asked.</text:span></text:p>
      <text:p text:style-name="P31"><text:s text:c="5"/><text:span text:style-name="T108">Eugene shook his head. “At the mere mention of her name, the session was over.” He said.</text:span></text:p>
      <text:p text:style-name="P31"><text:s text:c="5"/>“<text:span text:style-name="T110">That’s odd.” Calypso said. “I’ve been trying to get information out of the bartender but he’s been stiff lipped ever since I walked in here.”</text:span></text:p>
      <text:p text:style-name="P31"><text:s text:c="5"/>“<text:span text:style-name="T110">I can hear you, you know.” The bartender said. “You might want to speak a little louder, I don’t think the people on the other side of the saloon heard you though.”</text:span></text:p>
      <text:p text:style-name="P31"><text:s text:c="5"/><text:span text:style-name="T110">Calypso smiled. “Right. You can hear me. Good to know.” She said taking a sip of her drink.</text:span></text:p>
      <text:p text:style-name="P31"><text:s text:c="5"/><text:span text:style-name="T110">Eugene smiled at the bartender. “Do you get many law folk coming through town?”</text:span></text:p>
      <text:p text:style-name="P31"><text:s text:c="5"/><text:span text:style-name="T110">The bartender shook his head. “No sir, you two are my first this year.”</text:span></text:p>
      <text:p text:style-name="P31"><text:s text:c="5"/><text:span text:style-name="T111">Being August, that wasn’t much of anything. Eugene thought about it for a bit and then let it go.</text:span></text:p>
      <text:p text:style-name="P31"><text:s text:c="5"/>“<text:span text:style-name="T111">Look, I’m sorry you can’t find your guy.” The bartender said. “Does that mean you’ll be leaving our town soon?”</text:span></text:p>
      <text:p text:style-name="P31"><text:s text:c="5"/><text:span text:style-name="T111">Calypso smiled at the bartender. “I’m not sure.” She said. “There are still more avenues to explore. People to talk to. That sort of thing.”</text:span></text:p>
      <text:p text:style-name="P31"><text:s text:c="5"/><text:span text:style-name="T111">The bartender nodded. “Yeah but they won’t talk to lawmen such as yourself.” He said. “They don’t trust you.”</text:span></text:p>
      <text:p text:style-name="P31"><text:s text:c="5"/><text:span text:style-name="T111">Eugene nodded. “Makes sense.” He said.</text:span></text:p>
      <text:p text:style-name="P31"><text:soft-page-break/><text:s text:c="5"/><text:span text:style-name="T112">Calypso looked to the bartender and nodded. “Can you make an AMF?”</text:span></text:p>
      <text:p text:style-name="P31"><text:s text:c="5"/><text:span text:style-name="T112">The bartender nodded. “I can but it would be out of context for this saloon. I’ll make an exception for your case.”</text:span></text:p>
      <text:p text:style-name="P31"><text:s text:c="5"/><text:span text:style-name="T112">A moment later he came back with a blue drink.</text:span></text:p>
      <text:p text:style-name="P31"><text:s text:c="5"/><text:span text:style-name="T113">Calypso started drinking the blue liquid and smiled. “That’s exactly what I needed.”</text:span></text:p>
      <text:p text:style-name="P31"><text:s text:c="5"/><text:span text:style-name="T114">As she continued to drink her drink, Eugene nodded to the bartender. “Think we can talk to some people around here?”</text:span></text:p>
      <text:p text:style-name="P31"><text:s text:c="5"/><text:span text:style-name="T114">The bartender shook his head. “You can try, but I doubt it will do anything.”</text:span></text:p>
      <text:p text:style-name="P31"><text:s text:c="5"/><text:span text:style-name="T115">Eugene walked around the room and talked to various people he saw. It was refreshing to talk to people without them running away. He wondered why they were being so nice.</text:span></text:p>
      <text:p text:style-name="P31"><text:s text:c="5"/><text:span text:style-name="T115">Walking up to a couple, he sat down across from them at the table.</text:span></text:p>
      <text:p text:style-name="P31"><text:s text:c="5"/>“<text:span text:style-name="T116">Evening.” Eugene said.</text:span></text:p>
      <text:p text:style-name="P31"><text:s text:c="5"/><text:span text:style-name="T117">The man looked to his wife and then back to Eugene. “Evening lawman, what brings you to our table?”</text:span></text:p>
      <text:p text:style-name="P31"><text:s text:c="5"/><text:span text:style-name="T117">Eugene nodded. “What indeed.” He said. “You know there was a girl murdered here.”</text:span></text:p>
      <text:p text:style-name="P31"><text:s text:c="5"/><text:span text:style-name="T117">The couple nodded in affirmation. “Yes we know that, the whole town knows that.”</text:span></text:p>
      <text:p text:style-name="P31"><text:s text:c="5"/><text:span text:style-name="T117">Eugene sighed. “I’d been looking for her for a while now. When I found out she was dead, well I couldn’t deal with the loss.” He put his hand on his head.</text:span></text:p>
      <text:p text:style-name="P31"><text:s text:c="5"/><text:span text:style-name="T117">The man nodded. “We knew her.” He said. “Lucy was a good friend of ours.”</text:span></text:p>
      <text:p text:style-name="P31"><text:s text:c="5"/><text:span text:style-name="T117">Eugene smiled. “So you know how important it is to catch her killer it is.”</text:span></text:p>
      <text:p text:style-name="P31"><text:soft-page-break/><text:s text:c="5"/><text:span text:style-name="T117">The man nodded. His wife looked to Eugene sorrowfully. “If there’s anything we can do to help.” She said. “Please let us know. Lucy was like a sister to us.”</text:span></text:p>
      <text:p text:style-name="P31"><text:s text:c="5"/><text:span text:style-name="T118">Eugene nodded. “I just need to find out who killed her is all.” He said. “Her parents are worried sick about her.”</text:span></text:p>
      <text:p text:style-name="P31"><text:s text:c="5"/>“<text:span text:style-name="T119">Have you talked with Anne yet?” The woman asked, she pointed upstairs.</text:span></text:p>
      <text:p text:style-name="P31"><text:s text:c="5"/>“<text:span text:style-name="T119">Anne.” Eugene said. “No I haven’t, I’ll try there next. Thank you ma’am.” He said standing up from the table.</text:span></text:p>
      <text:p text:style-name="P31"><text:s text:c="5"/><text:span text:style-name="T119">Walking back to the bartender, Eugene looked at Calypso she was still having the night of her life.</text:span></text:p>
      <text:p text:style-name="P31"><text:s text:c="5"/>“<text:span text:style-name="T119">I’d like to arrange a meeting with Anne.” Eugene looked upstairs. “I think she’ll have some answers I need.”</text:span></text:p>
      <text:p text:style-name="P31"><text:s text:c="5"/><text:span text:style-name="T119">The bartender nodded. “Alright. But it’ll cost you twice what I usually charge. No need in hassling my employees.”</text:span></text:p>
      <text:p text:style-name="P31"><text:s text:c="5"/>“<text:span text:style-name="T119">Agreed.” Eugene said. Pulling out a coin purse, he deposited money on the counter. “Is that enough?”</text:span></text:p>
      <text:p text:style-name="P31"><text:s text:c="5"/><text:span text:style-name="T119">The bartender nodded. “Yes that’s enough. </text:span><text:span text:style-name="T120">Go on, room number three. She shouldn’t have a client.”</text:span></text:p>
      <text:p text:style-name="P31"><text:s text:c="5"/><text:span text:style-name="T120">Eugene nodded. “Thank you.”</text:span></text:p>
      <text:p text:style-name="P31"/>
      <text:p text:style-name="P32">Chapter Eleven</text:p>
      <text:p text:style-name="P32"/>
      <text:p text:style-name="P32"><text:s text:c="5"/>Walking upstairs, Eugene wondered if Calypso would be alright. She was a big girl and could take care of herself but he just wasn’t sure if she could handle all the booze she was drinking. He’d have to talk to her about that later.</text:p>
      <text:p text:style-name="P32"><text:s text:c="5"/>Knocking on room number three, Eugene entered. The lights were out.</text:p>
      <text:p text:style-name="P32"><text:soft-page-break/><text:s text:c="5"/>“Hello.” A woman’s voice came from the bed. “I’ve been expecting you lawman.”</text:p>
      <text:p text:style-name="P32"><text:s text:c="5"/>Eugene smiled at the thought. At least she knew why he was there. <text:span text:style-name="T121">It didn’t happen often in his line of work, not at all. It was a nice change of pace.</text:span></text:p>
      <text:p text:style-name="P32"><text:s text:c="5"/>“<text:span text:style-name="T121">You know about Lucy.” Eugene said. “That she’s dead?”</text:span></text:p>
      <text:p text:style-name="P32"><text:s text:c="5"/><text:span text:style-name="T121">Anne nodded her head. “Yes, she was my sister. Poor girl, never thought she’d get in trouble and die like this.”</text:span></text:p>
      <text:p text:style-name="P32"><text:s text:c="5"/><text:span text:style-name="T122">Sitting on the bed, Eugene frowned. “Trouble? What kind of trouble did she get into?”</text:span></text:p>
      <text:p text:style-name="P32"><text:s text:c="5"/><text:span text:style-name="T122">Anne sighed. “Gambling debts mostly.” She said. “She was a terrible gambler, always got in trouble with money.”</text:span></text:p>
      <text:p text:style-name="P32"><text:s text:c="5"/><text:span text:style-name="T123">Eugene felt a hand on his chest. “You don’t have that problem do you lawman?” He felt Anne unbuttoning his shirt one button at a time. He breathed in slowly and then exhaled. As she rubbed his chest, he could feel his heart beating loudly.</text:span></text:p>
      <text:p text:style-name="P32"><text:s text:c="5"/><text:span text:style-name="T123">Anne kissed Eugene’s back as she removed his shirt. “How’d you lose the arm?”</text:span></text:p>
      <text:p text:style-name="P32"><text:s text:c="5"/><text:span text:style-name="T123">Eugene blushed. Not many people asked how he lost his arm, they’d rather stay clear of it altogether. He was thankful when they did so. But Anne was different, she wanted to know things about him. Things he wasn’t sure he wanted to give up.</text:span></text:p>
      <text:p text:style-name="P32"><text:s text:c="5"/>“<text:span text:style-name="T123">In combat.” Eugene said. “During the last war.”</text:span></text:p>
      <text:p text:style-name="P32"><text:s text:c="5"/><text:span text:style-name="T123">Anne kissed Eugene’s neck. It sent shivers down his spine. “Combat, oh dear.” She said.</text:span></text:p>
      <text:p text:style-name="P32"><text:s text:c="5"/>“<text:span text:style-name="T123">So about Lucy.” Eugene asked. “When was the last time you spoke to her?”</text:span></text:p>
      <text:p text:style-name="P32"><text:s text:c="5"/>“<text:span text:style-name="T124">The morning of her death.” Anne said. “It was a quick meeting, nothing too crazy about it. Just that she was leaving town. Lucy was afraid the law was </text:span><text:soft-page-break/><text:span text:style-name="T124">after her because she left the capitol without telling anyone. I guess she was right.”</text:span></text:p>
      <text:p text:style-name="P32"><text:s text:c="5"/><text:span text:style-name="T124">Eugene felt the soft lips and tongue on his neck. He moaned. “Yes.” He said his heart quickening. “We were after her for leaving the capitol without telling anyone. Her parents, your parents are worried about her.” He said.</text:span></text:p>
      <text:p text:style-name="P32"><text:s text:c="5"/>“<text:span text:style-name="T124">And what of me?” Anne asked rubbing Eugene’s shoulders. “What happens to me?”</text:span></text:p>
      <text:p text:style-name="P32"><text:s text:c="5"/><text:span text:style-name="T124">Eugene shrugged. “If you aren’t an accomplice in any of this and you didn’t do it, I’m sure nothing will happen to you at all.”</text:span></text:p>
      <text:p text:style-name="P32"><text:s text:c="5"/><text:span text:style-name="T124">Anne licked and nibbled at Eugene’s ear. “I see.” She said between nibbles. “Well since you have a body, why don’t you take it back to the capitol?”</text:span></text:p>
      <text:p text:style-name="P32"><text:s text:c="5"/>“<text:span text:style-name="T124">Because we have to find the killer.” Eugene said. “Can’t be bringing home a dead girl without her killer.”</text:span></text:p>
      <text:p text:style-name="P32"><text:s text:c="5"/><text:span text:style-name="T124">Anne sighed. “That’s true.” She said. “I hope you can find your killer.” She said. “This town is quite small, it shouldn’t be that difficult of a task.”</text:span></text:p>
      <text:p text:style-name="P32"><text:s text:c="5"/><text:span text:style-name="T124">Eugene stood up to leave, Anne pulled him back down on the bed and started to undo his pants. “Oh no you don’t. You paid for an hour with me, and an hour is what you’ll get.” She said.</text:span></text:p>
      <text:p text:style-name="P32"><text:s text:c="5"/><text:span text:style-name="T125">Downstairs, Calypso sat at the bar waiting for Eugene to get back from his escapade. She didn’t notice the man behind her.</text:span></text:p>
      <text:p text:style-name="P32"><text:s text:c="5"/>“<text:span text:style-name="T125">Can I buy you a drink?” He asked.</text:span></text:p>
      <text:p text:style-name="P32"><text:s text:c="5"/><text:span text:style-name="T125">Calypso looked behind her and shook her head. “No thank you, I have a drink.” She pointed to her empty glass.</text:span></text:p>
      <text:p text:style-name="P32"><text:s text:c="5"/><text:span text:style-name="T125">The man looked at the glass. “It’s empty!” He said. “You need a refill. Hey barkeep! We need a refill over here!”</text:span></text:p>
      <text:p text:style-name="P32"><text:soft-page-break/><text:s text:c="5"/><text:span text:style-name="T125">The bartender walked over to the man and Calypso. “Gosh Juan, haven’t you been bothering enough women this evening? I mean it’s one thing to bother the dancers but to bother my customers too? That’s just going too far.”</text:span></text:p>
      <text:p text:style-name="P32"><text:s text:c="5"/><text:span text:style-name="T125">Juan smiled at the bartender. “Okay Clyde, whatever you say.”</text:span></text:p>
      <text:p text:style-name="P32"><text:s text:c="5"/><text:span text:style-name="T125">The bartender wasn’t amused. “Nope name isn’t Clyde. Try again later.”</text:span></text:p>
      <text:p text:style-name="P32"><text:s text:c="5"/><text:span text:style-name="T125">Juan walked away with a whiskey in his hand he grabbed off the bar.</text:span></text:p>
      <text:p text:style-name="P32"><text:s text:c="5"/>“<text:span text:style-name="T126">Sorry about that.” The bartender said. “I have a rule if you can guess my name, you get free drinks for a month. So far no one has guessed it, and Juan there keeps racking up his tab.” He chuckled. “Guess that’s more information than you wanted to know huh?”</text:span></text:p>
      <text:p text:style-name="P32"><text:s text:c="5"/><text:span text:style-name="T126">Calypso smiled. “That’s okay.” She said. “I like information, it’s kinda what I’m known for getting information from people.”</text:span></text:p>
      <text:p text:style-name="P32"><text:s text:c="5"/><text:span text:style-name="T127">The bartender smiled at Calypso. “You know, if this were a different era and you weren’t a cop, we could be going places.”</text:span></text:p>
      <text:p text:style-name="P32"><text:s text:c="5"/><text:span text:style-name="T127">Calypso nodded. “Possibly yes, but I am a cop and this is that era. There’s nothing that can be done to stop or change it.”</text:span></text:p>
      <text:p text:style-name="P32"><text:s text:c="5"/><text:span text:style-name="T127">The bartender smiled. “I know, but maybe we could break the rules for one night? I mean your partner sure is.”</text:span></text:p>
      <text:p text:style-name="P32"><text:s text:c="5"/><text:span text:style-name="T127">Calypso nodded. “Thanks for the reminder. Which room is he in again?”</text:span></text:p>
      <text:p text:style-name="P32"><text:s text:c="5"/>“<text:span text:style-name="T127">Three.” The bartender sighed noting that he wouldn’t be getting lucky that night.</text:span></text:p>
      <text:p text:style-name="P32"><text:s text:c="5"/><text:span text:style-name="T127">Calypso walked upstairs to room number three. “Oh lover boy!” She called. “Time for you to come home now.”</text:span></text:p>
      <text:p text:style-name="P32"><text:soft-page-break/><text:s text:c="5"/><text:span text:style-name="T127">Eugene quickly got dressed leaving Anne alone naked in bed. “I’ll call you next time I’m up this way.” He said. Looking at Anne. He would try to make it back to this backwards town someday, it was a town one of a kind on the Moon of all places.</text:span></text:p>
      <text:p text:style-name="P32"><text:s text:c="5"/><text:span text:style-name="T127">Anne sighed. She knew it wouldn’t happen. He wasn’t about to come back to her. There was no reason for him to. Oh well, she thought, might as well keep the memories they did have and leave it at that.</text:span></text:p>
      <text:p text:style-name="P32"><text:s text:c="5"/><text:span text:style-name="T128">Eugene walked out of the room. Calypso took a quick peek inside. “Sorry miss.” She said. “But we have work to do.”</text:span></text:p>
      <text:p text:style-name="P32"><text:s text:c="5"/><text:span text:style-name="T128">Anne smiled and waved, </text:span><text:span text:style-name="T129">her leg was dangling off the bed and she was barely covered by a thin sheet</text:span><text:span text:style-name="T128">. “Yes I know, good luck!”</text:span></text:p>
      <text:p text:style-name="P32"><text:s text:c="5"/><text:span text:style-name="T130">Calypso shut the door. “Wow, good for you Eugene.” She said.</text:span></text:p>
      <text:p text:style-name="P32"><text:s text:c="5"/><text:span text:style-name="T130">Eugene rolled his eyes. He wasn’t about to get into this conversation. There was no need for such a conversation to happen. He didn’t want it, but he knew it would be coming. Eugene sighed. Oh how he longed to find the killer and get out of dodge.</text:span></text:p>
      <text:p text:style-name="P32"><text:s text:c="5"/>“<text:span text:style-name="T131">What did you find out?” Calypso asked.</text:span></text:p>
      <text:p text:style-name="P32"><text:s text:c="5"/><text:span text:style-name="T131">Eugene smiled. “That was Anne, Lucy’s sister. She’s worried about her parents blaming her for killing her sister.”</text:span></text:p>
      <text:p text:style-name="P32"><text:s text:c="5"/>“<text:span text:style-name="T131">She said that?” Calypso asked.</text:span></text:p>
      <text:p text:style-name="P32"><text:s text:c="5"/>“<text:span text:style-name="T131">Not in so many words no, but I can read between the lines.” Eugene replied. “</text:span><text:span text:style-name="T132">She was an easy read too.”</text:span></text:p>
      <text:p text:style-name="P32"><text:s text:c="5"/><text:span text:style-name="T132">Calypso rubbed some lipstick off of Eugene’s face. “She was an easy something, that’s for sure.”</text:span></text:p>
      <text:p text:style-name="P32"><text:s text:c="5"/><text:span text:style-name="T132">Eugene blushed. “Come on boss, that’s not fair. You told me to relax and find out information if I could. I did both.”</text:span></text:p>
      <text:p text:style-name="P32"><text:soft-page-break/><text:s text:c="5"/>“<text:span text:style-name="T132">Relax Eugene,” Calypso said. “I’m not writing this in my official report. I was a bit tipsy if you don’t recall.” </text:span><text:span text:style-name="T133">In fact she was still tipsy, on the verge of being drunk actually.</text:span></text:p>
      <text:p text:style-name="P32"><text:s text:c="5"/>“<text:span text:style-name="T134">Good job on finding out information.” Calypso said. “I got nothing from the bartender, not even his name.”</text:span></text:p>
      <text:p text:style-name="P32"><text:s text:c="5"/><text:span text:style-name="T134">Eugene nodded. “Yeah he’s a tough nut to crack.” He said.</text:span></text:p>
      <text:p text:style-name="P32"><text:s text:c="5"/><text:span text:style-name="T134">Walking out of the saloon, Calypso looked at Eugene. “Where shall we go next?”</text:span></text:p>
      <text:p text:style-name="P32"><text:s text:c="5"/><text:span text:style-name="T134">Eugene smiled. “I’m going to bed. Which is where I suggest you go. We don’t have much sun coming since we’re on the dark side of the Moon. When that sun does come up, I want to hit the ground running.”</text:span></text:p>
      <text:p text:style-name="P32"><text:s text:c="5"/><text:span text:style-name="T134">Calypso nodded. “Good idea.” She said.</text:span></text:p>
      <text:p text:style-name="P32"><text:s text:c="5"/><text:span text:style-name="T134">So they went back to their hotel room and laid down for a nap. The sun would be coming up in a few hours and they would be fresh and ready to go.</text:span></text:p>
      <text:p text:style-name="P32"/>
      <text:p text:style-name="P33">Chapter Twelve</text:p>
      <text:p text:style-name="P33"/>
      <text:p text:style-name="P33"><text:s text:c="5"/><text:span text:style-name="T135">Waking up, Eugene roused Calypso. They got ready for the day and walked out of the hotel somewhat sober. Calypso felt the need to drink a strong cup of coffee in order to wake her up and hopefully sober her up.</text:span></text:p>
      <text:p text:style-name="P33"><text:s text:c="5"/><text:span text:style-name="T135">Eugene didn’t want coffee, he wanted to keep looking for Lucy’s killer. </text:span><text:span text:style-name="T136">But he knew he needed his partner sharp and ready for anything. So he allowed her to drink her coffee in peace.</text:span></text:p>
      <text:p text:style-name="P33"><text:s text:c="5"/><text:span text:style-name="T137">Once she was ready, Eugene and Calypso walked to the local barber. Stepping inside his shop, Eugene began the questioning.</text:span></text:p>
      <text:p text:style-name="P33"><text:soft-page-break/><text:s text:c="5"/>“<text:span text:style-name="T137">Hello sir, your shop is right across the way of where the young lady was murdered. Did you see or hear anything?”</text:span></text:p>
      <text:p text:style-name="P33"><text:s text:c="5"/><text:span text:style-name="T137">The barber looked at Eugene and then to Calypso. “Either of you want a haircut?” He asked.</text:span></text:p>
      <text:p text:style-name="P34"><text:s text:c="5"/><text:span text:style-name="T137">The shop was simple. A wood floor which the barber kept nice and clean of hair and other debris. Behind the barber was a mirror in which the customer could see themselves and the progress being made on their hair.</text:span></text:p>
      <text:p text:style-name="P34"><text:s text:c="5"/><text:span text:style-name="T137">Calypso frowned. “No, I’m good. But I think Eugene here could use a trim.”</text:span></text:p>
      <text:p text:style-name="P34"><text:s text:c="5"/><text:span text:style-name="T137">Eugene sat down in the barber chair and smiled. “Just a little off the top.” He said.</text:span></text:p>
      <text:p text:style-name="P34"><text:s text:c="5"/><text:span text:style-name="T137">The barber nodded. “Okay. You’ve got it.” He went to work.</text:span></text:p>
      <text:p text:style-name="P34"><text:s text:c="5"/>“<text:span text:style-name="T137">Now you were saying something about a girl being killed.” The barber said. “I did hear a scream but by the time I got out there, the killer was gone. I tried my best to stop the bleeding, but her wounds were so immense that I couldn’t do anything about it.”</text:span></text:p>
      <text:p text:style-name="P34"><text:s text:c="5"/><text:span text:style-name="T137">Eugene looked to Calypso. It was her turn to ask some questions. “Did you see a figure fleeing the scene?” She asked.</text:span></text:p>
      <text:p text:style-name="P34"><text:s text:c="5"/><text:span text:style-name="T137">The barber shook his head. “No ma’am.” He said. “Like I said they were long gone by the time I made it to the body.” He paused. “Do you want a shave as well?”</text:span></text:p>
      <text:p text:style-name="P34"><text:s text:c="5"/><text:span text:style-name="T137">Eugene nodded his head. “Yes please.”</text:span></text:p>
      <text:p text:style-name="P34"><text:s text:c="5"/><text:span text:style-name="T137">A half hour later, Eugene had a new haircut and was clean shaven. It only costed him forty dollars plus a tip. He felt like he had been robbed.</text:span></text:p>
      <text:p text:style-name="P34"><text:s text:c="5"/>“<text:span text:style-name="T138">Well that led to a dead end.” Eugene said.</text:span></text:p>
      <text:p text:style-name="P34"><text:soft-page-break/><text:s text:c="5"/><text:span text:style-name="T138">Calypso shook her head. “No I don’t think so. When you came across the body, did you see the barber near her?”</text:span></text:p>
      <text:p text:style-name="P34"><text:s text:c="5"/><text:span text:style-name="T138">Eugene tried to think back to the night of the murder. “No, I don’t recall seeing him there. Maybe he took off and ran back to his barber shop afraid that we would do something to him.”</text:span></text:p>
      <text:p text:style-name="P34"><text:s text:c="5"/>“<text:span text:style-name="T138">Maybe.” Calypso said. “I’ll keep him on the list until we can see otherwise.”</text:span></text:p>
      <text:p text:style-name="P34"><text:s text:c="5"/>“<text:span text:style-name="T138">The list?” Eugene asked. “What list?”</text:span></text:p>
      <text:p text:style-name="P34"><text:s text:c="5"/><text:span text:style-name="T138">Calypso smiled. “Right I didn’t tell you about the list. It’s just a mental list of suspects that I keep in my mind. There’s no reason for you to be involved in it, it’s just how I keep things organized up here.” She tapped her head with her finger.</text:span></text:p>
      <text:p text:style-name="P34"><text:s text:c="5"/><text:span text:style-name="T139">Eugene hesitated for a moment. He wondered who all she had on the list. Would she tell him? He watched as a horse pulled a wagon and turned the corner. Life sure was simpler out here in the old west as it were. He kinda enjoyed it.</text:span></text:p>
      <text:p text:style-name="P34"><text:s text:c="5"/><text:span text:style-name="T139">Calypso put her arm around Eugene. “Don’t worry, I’m sure we’ll find our killer.” She said. “If we don’t? Then we’ll take the body back to the capitol as promised. We’ll take the body back in shame.”</text:span></text:p>
      <text:p text:style-name="P34"><text:s text:c="5"/><text:span text:style-name="T139">Eugene began walking back to the hotel. “In shame.” He repeated. “Yes we would wouldn’t we. Her family wouldn’t understand why we couldn’t catch the killer, it wouldn’t be our fault. Would it?”</text:span></text:p>
      <text:p text:style-name="P34"><text:s text:c="5"/><text:span text:style-name="T139">Shrugging her shoulders, Calypso sighed. “I’m not sure Eugene. I’m not sure how we would be received. Perhaps we should send in reinforcements and have them canvas the entire town. How does that sound?”</text:span></text:p>
      <text:p text:style-name="P34"><text:s text:c="5"/><text:span text:style-name="T139">Smiling, Eugene shook his head. “That won’t be necessary.” He said. “I think I know where to look </text:span><text:soft-page-break/><text:span text:style-name="T139">next. Come on.” They turned and headed towards the center of town.</text:span></text:p>
      <text:p text:style-name="P34"><text:s text:c="5"/><text:span text:style-name="T139">The dead man was still laying there with the rope around his neck. Eugene reached for his pocket and pulled out the man’s wallet. Luckily no one had thought to take his wallet. Opening his wallet, Eugene saw his name, date of birth, town of residence, everything.</text:span></text:p>
      <text:p text:style-name="P35"><text:s text:c="5"/>“<text:span text:style-name="T140">Look here, look at that last name.” Eugene said, “</text:span><text:span text:style-name="T76">Desna. </text:span><text:span text:style-name="T141">He was related to Lucy. Somehow he was related to Lucy.”</text:span></text:p>
      <text:p text:style-name="P35"><text:s text:c="5"/><text:span text:style-name="T141">Calypso looked at the dead man. Pulling out a device to scan fingerprints, she performed a scan. “Louis Desna, it’s all right here.” She said. “Just like your wallet says too. From family tree records, it looks like he was Lucy’s cousin.” Calypso said. “It doesn’t state his crimes though, why he was killed.”</text:span></text:p>
      <text:p text:style-name="P35"><text:s text:c="5"/><text:span text:style-name="T141">Eugene nodded. “No it doesn’t. But if I had my guess it would be because he stole something. He looks like a thief.”</text:span></text:p>
      <text:p text:style-name="P35"><text:s text:c="5"/><text:span text:style-name="T141">Calypso smirked, “How can you tell? The crows and vultures have had their way with him. He’s not even recognizable.”</text:span></text:p>
      <text:p text:style-name="P35"><text:s text:c="5"/><text:span text:style-name="T142">Looking at the body, Eugene frowned. What a horrible way to go. They’d outlawed public executions in the capitol years ago. </text:span><text:span text:style-name="T143">Such events just didn’t take place anymore.</text:span></text:p>
      <text:p text:style-name="P35"><text:s text:c="5"/>“<text:span text:style-name="T144">Whatever the case,” Eugene said, “He’s dead and needs to be taken care of.”</text:span></text:p>
      <text:p text:style-name="P35"><text:s text:c="5"/>“<text:span text:style-name="T144">Let the locals bury him.” Calypso said, “There’s no reason for him to be left out here.”</text:span></text:p>
      <text:p text:style-name="P35"><text:s text:c="5"/>“<text:span text:style-name="T144">Agreed.” Eugene said.</text:span></text:p>
      <text:p text:style-name="P35"><text:s text:c="5"/><text:span text:style-name="T145">Walking back to the saloon, Eugene approached the bartender.</text:span></text:p>
      <text:p text:style-name="P35"><text:soft-page-break/><text:s text:c="5"/>“<text:span text:style-name="T145">You’re back I see.” The bartender said. “Want some more action from number three? Or are you here on official business?”</text:span></text:p>
      <text:p text:style-name="P35"><text:s text:c="5"/><text:span text:style-name="T145">Eugene smiled. “Official business.” He said.</text:span></text:p>
      <text:p text:style-name="P35"><text:s text:c="5"/>“<text:span text:style-name="T145">What did that man do that caused him to be put to death out there?” Calypso asked.</text:span></text:p>
      <text:p text:style-name="P35"><text:s text:c="5"/><text:span text:style-name="T145">The bartender stopped washing a glass and looked at them. “You don’t know? Why he was a patriot. Patriots don’t belong here, any we find are put to death.”</text:span></text:p>
      <text:p text:style-name="P35"><text:s text:c="5"/>“<text:span text:style-name="T145">A patriot?” Calypso echoed. “What the hell is that?”</text:span></text:p>
      <text:p text:style-name="P35"><text:s text:c="5"/><text:span text:style-name="T145">The bartender looked at them. “You really don’t know.” He said, “You honestly don’t have a clue?”</text:span></text:p>
      <text:p text:style-name="P35"><text:s text:c="5"/><text:span text:style-name="T145">Eugene shook his head. “No sir, we don’t. Mind telling us what you mean by patriot?”</text:span></text:p>
      <text:p text:style-name="P35"><text:s text:c="5"/>“<text:span text:style-name="T145">Someone who’s loyal to the capitol. They’re all put to death.”</text:span></text:p>
      <text:p text:style-name="P35"><text:s text:c="5"/><text:span text:style-name="T145">Calypso and Eugene exchanged looks. That wasn’t good news for them.</text:span></text:p>
      <text:p text:style-name="P35"><text:s text:c="5"/>“<text:span text:style-name="T145">What about us?” Eugene asked. “Are you going to put us to death too?”</text:span></text:p>
      <text:p text:style-name="P35"><text:s text:c="5"/><text:span text:style-name="T145">The bartender laughed. “Of course not, you’re lawmen. You’re untouchable.” He picked up another glass and began washing it. “Nobody likes you around here as it is.” He said, “But we can’t do anything about it. You have a murder to solve.”</text:span></text:p>
      <text:p text:style-name="P35"><text:s text:c="5"/>“<text:span text:style-name="T146">I think we’ve already solved it.” Eugene said. “</text:span><text:span text:style-name="T147">I’m just waiting to make an arrest.”</text:span></text:p>
      <text:p text:style-name="P35"><text:s text:c="5"/><text:span text:style-name="T147">Calypso looked at Eugene, they hadn’t even discussed finding the murderer yet. “</text:span><text:span text:style-name="T148">We have?” She said and then stopped talking. No sense in letting the bartender know they hadn’t solved anything.</text:span></text:p>
      <text:p text:style-name="P35"><text:s text:c="5"/><text:span text:style-name="T148">Eugene nodded. “Yes, we have.”</text:span></text:p>
      <text:p text:style-name="P35"><text:soft-page-break/><text:s text:c="5"/><text:span text:style-name="T148">The bartender looked at Eugene “Then why don’t you make an arrest already?”</text:span></text:p>
      <text:p text:style-name="P35"><text:s text:c="5"/><text:span text:style-name="T148">Eugene smiled. “I want them to sweat a bit.” He turned and walked out of the saloon with Calypso quickly walking behind him.</text:span></text:p>
      <text:p text:style-name="P35"><text:s text:c="5"/>“<text:span text:style-name="T148">What was that about?” Calypso said.</text:span></text:p>
      <text:p text:style-name="P35"><text:s text:c="5"/><text:span text:style-name="T148">Eugene nodded. “I know it was a little off character.” He said, “I want the bartender to sweat a bit see how he likes being in the hot seat as it were.”</text:span></text:p>
      <text:p text:style-name="P35"><text:s text:c="5"/><text:span text:style-name="T149">Calypso nodded. “Right, but he didn’t do it. He has so many eye witnesses of that night, including you.”</text:span></text:p>
      <text:p text:style-name="P35"><text:s text:c="5"/><text:span text:style-name="T149">Eugene frowned. “I know.” </text:span><text:span text:style-name="T150">He said, “But I’m betting he’ll lead us to the killer.”</text:span></text:p>
      <text:p text:style-name="P35"><text:s text:c="5"/>“<text:span text:style-name="T151">He will?” Calypso asked. “I’m missing something aren’t I?”</text:span></text:p>
      <text:p text:style-name="P35"><text:s text:c="5"/><text:span text:style-name="T151">Eugene nodded his head. “Yes, but that’s okay boss. The bartender knows everyone in the town. </text:span><text:span text:style-name="T152">He’ll lead us to the suspect I’m sure about it.”</text:span></text:p>
      <text:p text:style-name="P35"><text:s text:c="5"/><text:span text:style-name="T152">Calypso nodded. She had never known Eugene to be wrong about a situation. If he said the bartender would take them to the murderer, he would take them to the murderer.</text:span></text:p>
      <text:p text:style-name="P35"/>
      <text:p text:style-name="P36">Chapter Thirteen</text:p>
      <text:p text:style-name="P36"/>
      <text:p text:style-name="P36"><text:s text:c="5"/>There is no chapter thirteen. <text:span text:style-name="T153">Don’t you know that’s an unlucky number? Yeah think about that for a moment. I’m not about to curse this book with a thirteenth chapter!</text:span></text:p>
      <text:p text:style-name="P36"/>
      <text:p text:style-name="P36">Chapter Fourteen</text:p>
      <text:p text:style-name="P36"/>
      <text:p text:style-name="P36"><text:s text:c="5"/><text:span text:style-name="T154">The bartender sat at his own bar for a moment. He pondered what the lawman had said about him. Could it be true they were after him? No, that </text:span><text:soft-page-break/><text:span text:style-name="T154">couldn’t be possible. It wouldn’t be possible. He had an alibi after all.</text:span></text:p>
      <text:p text:style-name="P36"><text:s text:c="5"/><text:span text:style-name="T154">Taking a shot of whiskey, the bartender smiled. He had an alibi. </text:span><text:span text:style-name="T155">What more could he ask for?</text:span></text:p>
      <text:p text:style-name="P36"><text:s text:c="5"/><text:span text:style-name="T155">Ginger walked up to the bartender and smiled. “Hi sugar, want some one on one time?” She asked.</text:span></text:p>
      <text:p text:style-name="P36"><text:s text:c="5"/><text:span text:style-name="T155">The bartender shook his head. “I don’t pay you to sleep with me, you’re to sleep with the customers.” He said.</text:span></text:p>
      <text:p text:style-name="P36"><text:s text:c="5"/><text:span text:style-name="T155">Ginger frowned. “Okay boss, if that’s what you need.”</text:span></text:p>
      <text:p text:style-name="P36"><text:s text:c="5"/><text:span text:style-name="T156">The bartender patted Ginger’s behind and smiled. “That’s my girl, that’s exactly what I need from you.” He said. She walked back upstairs waiting for her next client to show up.</text:span></text:p>
      <text:p text:style-name="P36"><text:s text:c="5"/><text:span text:style-name="T156">Nick walked into the saloon. Putting his weapon in a locker, as was the rules, he walked up to the bar. “Mike, how are you?”</text:span></text:p>
      <text:p text:style-name="P36"><text:s text:c="5"/><text:span text:style-name="T156">The bartender smiled. “Fine, just fine.” He said. “How about yourself Nick?”</text:span></text:p>
      <text:p text:style-name="P36"><text:s text:c="5"/><text:span text:style-name="T156">Nick shrugged. “I’m doing alright I guess.” He said. “Been kinda crazy at times but well you know how it is. Just keep on trucking as it were.”</text:span></text:p>
      <text:p text:style-name="P36"><text:s text:c="5"/><text:span text:style-name="T156">Mike nodded. “Yeah I get that. What brings you into town?”</text:span></text:p>
      <text:p text:style-name="P36"><text:s text:c="5"/><text:span text:style-name="T156">Nick smiled. “Heard you had some lawmen making trouble. I figured I’d come and lend a hand.”</text:span></text:p>
      <text:p text:style-name="P36"><text:s text:c="5"/><text:span text:style-name="T156">Mike nodded. “Yeah they’ve been here for about a week now. Causing all sorts of trouble for us.”</text:span></text:p>
      <text:p text:style-name="P36"><text:s text:c="5"/><text:span text:style-name="T156">Nick chewed on a toothpick and frowned. “Well I take it it’s time we run them out of town. Don’t you think?”</text:span></text:p>
      <text:p text:style-name="P36"><text:s text:c="5"/><text:span text:style-name="T156">Mike nodded. “Yes, but the sheriff won’t allow it. We’ll have to come up with a way to do it sneakily.”</text:span></text:p>
      <text:p text:style-name="P36"><text:soft-page-break/><text:s text:c="5"/>“<text:span text:style-name="T156">Sneaky is my middle name Mike, you leave it up to me.” Nick said. “</text:span><text:span text:style-name="T157">While I’m here, how about some rum.”</text:span></text:p>
      <text:p text:style-name="P36"><text:s text:c="5"/>“<text:span text:style-name="T157">Coming right up.” Mike said standing up from the bar stool and going around to the other side of the bar. “What exactly do you have in mind to get rid of them?”</text:span></text:p>
      <text:p text:style-name="P36"><text:s text:c="5"/><text:span text:style-name="T157">Nick frowned again. “Not sure yet Mike, but I’ll figure something out I always do.” </text:span><text:span text:style-name="T158">He drank his rum and kept to himself the rest of the evening.</text:span></text:p>
      <text:p text:style-name="P36"><text:s text:c="5"/><text:span text:style-name="T158">As morning came, gamblers and other saloon patrons went to their homes. It was like a custom. Drink and gamble all night, go home in the morning. Whatever the case it always seemed to happen in that fashion.</text:span></text:p>
      <text:p text:style-name="P36"><text:s text:c="5"/><text:span text:style-name="T158">Mike wiped down the bar for the last time that night. He wouldn’t reopen the saloon until noon, that’s when the noon rush would happen.</text:span></text:p>
      <text:p text:style-name="P36"><text:s text:c="5"/><text:span text:style-name="T158">Ginger walked down the stairs and up to Mike. “So, you didn’t send anyone up to my room last night.” She said. “How come?”</text:span></text:p>
      <text:p text:style-name="P36"><text:s text:c="5"/><text:span text:style-name="T158">Mike shrugged. “Figured you needed the night off.” He said, “Keep you fresh for tonight.”</text:span></text:p>
      <text:p text:style-name="P36"><text:s text:c="5"/><text:span text:style-name="T158">Looking around, Ginger hugged Mike. “Thanks Mike, I guess I did need a night off.” She said.</text:span></text:p>
      <text:p text:style-name="P36"><text:s text:c="5"/><text:span text:style-name="T158">Mike hugged her back, felt her </text:span><text:span text:style-name="T159">boobs</text:span><text:span text:style-name="T158"> against his chest and smiled. It was good to be the boss. </text:span><text:span text:style-name="T160">Letting go of her Mike nodded. “You’ll be very busy tonight.” He said.</text:span></text:p>
      <text:p text:style-name="P36"><text:s text:c="5"/>“<text:span text:style-name="T160">Good.” Ginger said. </text:span><text:span text:style-name="T161">She ran back upstairs to tidy up and get ready for the day.</text:span></text:p>
      <text:p text:style-name="P36"><text:s text:c="5"/><text:span text:style-name="T161">Mike looked around his saloon, yes it was very good to be the boss. Lighting a cigar, he took a few puffs of it and grinned.</text:span></text:p>
      <text:p text:style-name="P36"><text:soft-page-break/><text:s text:c="5"/><text:span text:style-name="T161">As noon arrived, so did the customers. Most wanted to drink, a few wanted to gamble. A few wanted to fuck. Either way each man got what they desired.</text:span></text:p>
      <text:p text:style-name="P36"><text:s text:c="5"/><text:span text:style-name="T161">The jobs in town were mostly mining jobs. Copper, gold, whatever they could get their hands on. Who knew the </text:span><text:span text:style-name="T163">M</text:span><text:span text:style-name="T161">oon held such desirable metals underneath its surface. All they had to do was dig down far enough.</text:span></text:p>
      <text:p text:style-name="P36"><text:s text:c="5"/><text:span text:style-name="T162">Some rumors spread that there were diamonds and other gems in the </text:span><text:span text:style-name="T163">M</text:span><text:span text:style-name="T162">oon, but so far those didn’t pan out.</text:span></text:p>
      <text:p text:style-name="P36"><text:s text:c="5"/><text:span text:style-name="T165">Eugene looked out the hotel window down at the street below. Calypso looked across the valley towards the center of town. She wondered if Louis was still laying there waiting to be buried. He probably was.</text:span></text:p>
      <text:p text:style-name="P36"><text:s text:c="5"/><text:span text:style-name="T165">Eugene wondered what the bartender was up to, if he was going to make a run for it or if he was going to help the person who killed Lucy make a run for it. Either way someone had to make a run. They always ran.</text:span></text:p>
      <text:p text:style-name="P36"><text:s text:c="5"/><text:span text:style-name="T165">Checking the daily passenger manifests, Eugene noticed that no one was heading to Earth that day. There were no plans in place for anyone to leave. That was a relief. The last thing he wanted to do was transport duty.</text:span></text:p>
      <text:p text:style-name="P36"><text:s text:c="5"/><text:span text:style-name="T165">Calypso frowned at Eugene. “Think we’ll catch your mysterious person today?”</text:span></text:p>
      <text:p text:style-name="P36"><text:s text:c="5"/><text:span text:style-name="T165">Eugene smiled. “I think so.” He said. “There isn’t much of a delay in anything right now. So we can be sure to be on the look out for anything suspicious.”</text:span></text:p>
      <text:p text:style-name="P36"><text:s text:c="5"/><text:span text:style-name="T165">Calypso pointed out the window, “Like that?”</text:span></text:p>
      <text:p text:style-name="P36"><text:s text:c="5"/><text:span text:style-name="T165">A man was dragging a coffin behind a horse.</text:span></text:p>
      <text:p text:style-name="P36"><text:s text:c="5"/>“<text:span text:style-name="T165">Exactly like that.” Eugene said. “Let’s go.”</text:span></text:p>
      <text:p text:style-name="P36"><text:soft-page-break/><text:s text:c="5"/><text:span text:style-name="T165">Normally Calypso would be calling the shots but she decided to let Eugene take charge for the day. It was his investigation after all.</text:span></text:p>
      <text:p text:style-name="P36"><text:s text:c="5"/><text:span text:style-name="T166">Walking downstairs and out the front door of the hotel, Eugene and Calypso caught up with the man dragging the coffin.</text:span></text:p>
      <text:p text:style-name="P36"><text:s text:c="5"/>“<text:span text:style-name="T166">Excuse me sir.” Eugene said. “Just wondering where you’re taking this coffin.”</text:span></text:p>
      <text:p text:style-name="P36"><text:s text:c="5"/><text:span text:style-name="T166">the man stopped his horse and turned to look at Eugene and Calypso. “What business is it of yours?” He asked.</text:span></text:p>
      <text:p text:style-name="P36"><text:s text:c="5"/><text:span text:style-name="T166">Calypso flashed her badge. “Oh It’s quite our business, if you don’t mind please answer the question.”</text:span></text:p>
      <text:p text:style-name="P36"><text:s text:c="5"/><text:span text:style-name="T167">The man stiffened up a bit. “Taking the coffin over to the graveyard, my son died last night so </text:span><text:span text:style-name="T168">unexpectedly</text:span><text:span text:style-name="T167">.” He said.</text:span></text:p>
      <text:p text:style-name="P36"><text:s text:c="5"/><text:span text:style-name="T168">Eugene looked at the coffin and then to the man. “I’m sorry for your loss.” He said. “Mind if we examine the body?”</text:span></text:p>
      <text:p text:style-name="P36"><text:s text:c="5"/><text:span text:style-name="T168">The man got down off his horse. “Of course I mind! It’s my son.” He broke down in tears.</text:span></text:p>
      <text:p text:style-name="P36"><text:s text:c="5"/><text:span text:style-name="T168">Calypso lifted the casket lid and looked inside. There appeared to be stab wounds on the victim. “He was stabbed.” She said.</text:span></text:p>
      <text:p text:style-name="P36"><text:s text:c="5"/><text:span text:style-name="T168">The man nodded. “Yes, someone stabbed him what of it?”</text:span></text:p>
      <text:p text:style-name="P36"><text:s text:c="5"/>“<text:span text:style-name="T168">When you said he died unexpectedly, I thought you meant from some disease.” Calypso said, “Not from being murdered.”</text:span></text:p>
      <text:p text:style-name="P36"><text:s text:c="5"/><text:span text:style-name="T168">The man nodded again. “Mind if I finish what I was set out to do?”</text:span></text:p>
      <text:p text:style-name="P36"><text:s text:c="5"/><text:span text:style-name="T168">Eugene and Calypso stepped aside allowing the man to pass by.</text:span></text:p>
      <text:p text:style-name="P36"><text:soft-page-break/><text:s text:c="5"/>“<text:span text:style-name="T168">Another murder.” Eugene said. “I’m not liking this at all.”</text:span></text:p>
      <text:p text:style-name="P36"><text:s text:c="5"/><text:span text:style-name="T168">Calypso shook her head. “Neither do I. We need to find this killer.” She said.</text:span></text:p>
      <text:p text:style-name="P36"><text:s text:c="5"/>“<text:span text:style-name="T169">One last question.” Eugene called out. “Where was his last known location?”</text:span></text:p>
      <text:p text:style-name="P36"><text:s text:c="5"/><text:span text:style-name="T169">The man hesitated for a second. Then answered. “The saloon.” He continued on his way </text:span><text:span text:style-name="T170">to the cemetery.</text:span></text:p>
      <text:p text:style-name="P36"><text:s text:c="5"/>“<text:span text:style-name="T170">I don’t like this.” Eugene said. “Not one bit.”</text:span></text:p>
      <text:p text:style-name="P36"><text:s text:c="5"/><text:span text:style-name="T170">Calypso frowned. Two murders that close to each other, the killer was still out there, and they didn’t have a single lead. It was a dead end.</text:span></text:p>
      <text:p text:style-name="P36"/>
      <text:p text:style-name="P37">Chapter Fifteen</text:p>
      <text:p text:style-name="P37"/>
      <text:p text:style-name="P37"><text:s text:c="5"/><text:span text:style-name="T171">Nick sat in the saloon looking out the window at Eugene and Calypso. He chewed on a toothpick as he was known to do.</text:span></text:p>
      <text:p text:style-name="P37"><text:s text:c="5"/><text:span text:style-name="T171">Nick thought about all of the different ways to get rid of the lawmen. He wondered if he’d get in trouble with the local towns sheriff, but that didn’t matter. He could be on the next transport back to Earth in a manner of minutes.</text:span></text:p>
      <text:p text:style-name="P37"><text:s text:c="5"/><text:span text:style-name="T171">He thought about hanging them in the town square for all to see. Oh how amusing that would be, a taste of their own medicine. Oh that’s right they didn’t hang anyone anymore. It was a more tame form of execution. Lethal injection.</text:span></text:p>
      <text:p text:style-name="P37"><text:s text:c="5"/><text:span text:style-name="T171">Whatever the case, Nick had an idea of how to get rid of them.</text:span></text:p>
      <text:p text:style-name="P37"><text:s text:c="5"/><text:span text:style-name="T171">Standing up from his bar stool, he crossed towards the front door just as Eugene and Calypso entered.</text:span></text:p>
      <text:p text:style-name="P37"><text:s text:c="5"/><text:span text:style-name="T171">They walked over to the bar and looked at Mike.</text:span></text:p>
      <text:p text:style-name="P37"><text:soft-page-break/><text:s text:c="5"/>“<text:span text:style-name="T171">We have a problem.” Eugene said. “There’s been another murder, and the last location they were at was here.”</text:span></text:p>
      <text:p text:style-name="P37"><text:s text:c="5"/><text:span text:style-name="T171">Mike, the bartender, nodded. “Yeah I heard about the Henderson boy. That was a sad state of affairs.”</text:span></text:p>
      <text:p text:style-name="P37"><text:s text:c="5"/><text:span text:style-name="T171">Eugene looked to Calypso who looked at Mike.</text:span></text:p>
      <text:p text:style-name="P37"><text:s text:c="5"/>“<text:span text:style-name="T171">Did you see him here last night?” Calypso asked.</text:span></text:p>
      <text:p text:style-name="P37"><text:s text:c="5"/><text:span text:style-name="T171">Mike nodded. “Yeah I saw him here, he was up with Anne most of the night. Want me to call her down?”</text:span></text:p>
      <text:p text:style-name="P37"><text:s text:c="5"/>“<text:span text:style-name="T171">That won’t be necessary.” Eugene said. “We’ll take your word for it.” He really didn’t want the nasty details of what the boy and Anne had been up to all evening. It just wasn’t his way.</text:span></text:p>
      <text:p text:style-name="P37"><text:s text:c="5"/>“<text:span text:style-name="T172">So he had an alibi.” Eugene said. “Not that it matters, he’s dead. But his killer is still out there.”</text:span></text:p>
      <text:p text:style-name="P37"><text:s text:c="5"/>“<text:span text:style-name="T173">You know there was someone who left right after he did.” The bartender said. “Gloria. She was pretty fit to be tied when Anne got the Henderson boy instead of her. She left after him, I don’t know if she caught up with him or not.”</text:span></text:p>
      <text:p text:style-name="P37"><text:s text:c="5"/>“<text:span text:style-name="T173">Where can Gloria be found?” Calypso asked.</text:span></text:p>
      <text:p text:style-name="P37"><text:s text:c="5"/>“<text:span text:style-name="T173">I’m not sure.” The bartender said. “She goes from site to site, doesn’t usually stick around here during the day. She’s not in her room right now.”</text:span></text:p>
      <text:p text:style-name="P37"><text:s text:c="5"/><text:span text:style-name="T173">Eugene looked around and caught Nick’s eye staring at them. He nodded towards Nick. “What’s his deal?”</text:span></text:p>
      <text:p text:style-name="P37"><text:s text:c="5"/><text:span text:style-name="T173">The bartender looked towards Nick and grinned. “Him? He’s harmless. Ain’t got no beef with anyone.”</text:span></text:p>
      <text:p text:style-name="P37"><text:s text:c="5"/><text:span text:style-name="T173">Eugene kept an eye on Nick. “I see.” He said.</text:span></text:p>
      <text:p text:style-name="P37"><text:s text:c="5"/><text:span text:style-name="T173">Calypso looked to Eugene “Let’s go look for Gloria.” She said.</text:span></text:p>
      <text:p text:style-name="P37"><text:s text:c="5"/><text:span text:style-name="T174">Exiting the saloon they turned left up the street. </text:span><text:span text:style-name="T175">As they walked </text:span><text:span text:style-name="T176">they looked around </text:span><text:span text:style-name="T177">the town. Passing </text:span><text:soft-page-break/><text:span text:style-name="T177">by the post office, Calypso stopped. The post office had mail coming in and out all the time, most town members would have visited the office at least once in the past month. It was a good place to start.</text:span></text:p>
      <text:p text:style-name="P37"><text:s text:c="5"/><text:span text:style-name="T177">Pulling up the towns membership, Eugene got a photo of Gloria. She was a redhead with green eyes. Her face showed a lot of spitfire in them.</text:span></text:p>
      <text:p text:style-name="P37"><text:s text:c="5"/><text:span text:style-name="T178">Walking into the post office, Eugene took lead. “Hello ma’am.” He said to the post office worker.</text:span></text:p>
      <text:p text:style-name="P37"><text:s text:c="5"/>“<text:span text:style-name="T178">Hello sir.” Came the reply.</text:span></text:p>
      <text:p text:style-name="P37"><text:s text:c="5"/>“<text:span text:style-name="T178">We’re looking for this woman. Goes by the name of Gloria.” Eugene said, “Have you seen her lately?”</text:span></text:p>
      <text:p text:style-name="P37"><text:s text:c="5"/><text:span text:style-name="T178">Picking up the photo the postal worker examined it closely. Touching the back, all of Gloria’s information came up. She nodded her head slowly. “Yes she came in here yesterday. She was sending out a message to folks back on Earth.”</text:span></text:p>
      <text:p text:style-name="P37"><text:s text:c="5"/>“<text:span text:style-name="T178">What did the message say?” Calypso asked.</text:span></text:p>
      <text:p text:style-name="P37"><text:s text:c="5"/><text:span text:style-name="T178">The postal worker shook her head. “I can’t divulge that information ma’am.” She said. “That’s private and personal and I simply cannot let that information out. I’m sorry.”</text:span></text:p>
      <text:p text:style-name="P37"><text:s text:c="5"/><text:span text:style-name="T178">Eugene flashed his badge. “Ma’am, we’re on official business from the capitol, you have to give us that message.”</text:span></text:p>
      <text:p text:style-name="P37"><text:s text:c="5"/><text:span text:style-name="T178">The woman shook her head. “I don’t have it. I shredded the message after I sent it.” She said. “I’m sorry.”</text:span></text:p>
      <text:p text:style-name="P37"><text:s text:c="5"/><text:span text:style-name="T178">Eugene sighed. “Alright, if you see this woman please let us know.” He said, “Thank you.”</text:span></text:p>
      <text:p text:style-name="P37"><text:s text:c="5"/>“<text:span text:style-name="T179">Of course sir.” She said.</text:span></text:p>
      <text:p text:style-name="P37"><text:s text:c="5"/><text:span text:style-name="T179">Exiting the post office Eugene looked at Calypso. “Guess the badge doesn’t always carry enough weight huh?” He said.</text:span></text:p>
      <text:p text:style-name="P37"><text:s text:c="5"/><text:span text:style-name="T179">Calypso shook her head. “No it does not.”</text:span></text:p>
      <text:p text:style-name="P37"><text:soft-page-break/><text:s text:c="5"/><text:span text:style-name="T180">Walking further into town, Eugene spied a jewelry shop. “Let’s have a look in there.” He said.</text:span></text:p>
      <text:p text:style-name="P37"><text:s text:c="5"/>“<text:span text:style-name="T180">Why?” Calypso asked. “Doesn’t seem like there would be much in there for us.”</text:span></text:p>
      <text:p text:style-name="P37"><text:s text:c="5"/>“<text:span text:style-name="T180">Just let’s try.” Eugene said.</text:span></text:p>
      <text:p text:style-name="P37"><text:s text:c="5"/><text:span text:style-name="T180">Entering the jewelry store Eugene walked back to the far counter where a cash register was setup. He looked at the cash register, it was old. Or at least it looked old, it could have the most current currency counting system inside and he wouldn’t know it.</text:span></text:p>
      <text:p text:style-name="P37"><text:s text:c="5"/>“<text:span text:style-name="T180">May I help you two?” A man behind the counter asked. “An engagement ring perhaps?”</text:span></text:p>
      <text:p text:style-name="P38"><text:s text:c="5"/><text:span text:style-name="T180">Eugene was not amused. Calypso frowned at the man.</text:span></text:p>
      <text:p text:style-name="P38"><text:s text:c="5"/>“<text:span text:style-name="T180">Not a happy couple I see.” He said. “What can I do for you two fine…” his voice trailed off as he noticed the badges. “Officers.”</text:span></text:p>
      <text:p text:style-name="P38"><text:s text:c="5"/><text:span text:style-name="T180">Eugene produced the photo of Gloria. “We’re looking for a woman.” He said.</text:span></text:p>
      <text:p text:style-name="P38"><text:s text:c="5"/><text:span text:style-name="T180">The man looked at the photo. “She was in here last week, looking to purchase an engagement ring. Or at least try one on that is. Said her boyfriend was going to propose and wanted to help me direct him towards the ring she wanted.”</text:span></text:p>
      <text:p text:style-name="P38"><text:s text:c="5"/>“<text:span text:style-name="T180">I see” Eugene’s eyes lit up. “Do you know where she lives?”</text:span></text:p>
      <text:p text:style-name="P38"><text:s text:c="5"/><text:span text:style-name="T180">Looking through his records the man nodded. “Yes, 324 North Center Street.” He said. “But I’m afraid she’s not there.”</text:span></text:p>
      <text:p text:style-name="P38"><text:s text:c="5"/><text:span text:style-name="T180">Calypso shot the man a curious look. “What do you mean she’s not there?”</text:span></text:p>
      <text:p text:style-name="P38"><text:s text:c="5"/><text:span text:style-name="T181">The man smiled. “She came in this morning, picked up the ring and said they were headed out to Earth for a vacation.” He smiled. “You know how love birds can be.”</text:span></text:p>
      <text:p text:style-name="P38"><text:soft-page-break/><text:s text:c="5"/><text:span text:style-name="T181">Eugene shook his head. “No I don’t.” He said. “But there weren’t any transports scheduled to go to Earth today.” He said. “Did we miss something?”</text:span></text:p>
      <text:p text:style-name="P38"><text:s text:c="5"/><text:span text:style-name="T181">Calypso nodded. “Sometimes private transports get overlooked. They don’t make it into the record books.”</text:span></text:p>
      <text:p text:style-name="P38"><text:s text:c="5"/><text:span text:style-name="T181">Eugene slapped his head. “Of course, why didn’t I think of that?”</text:span></text:p>
      <text:p text:style-name="P38"><text:s text:c="5"/><text:span text:style-name="T182">Running out the door, Eugene and Calypso ran to the train station. It’s where commercial and private ships entered and left the Moon.</text:span></text:p>
      <text:p text:style-name="P38"><text:s text:c="5"/><text:span text:style-name="T182">Looking around the station, Eugene saw a woman seated at a bench. He ran up to her. “Gloria.”</text:span></text:p>
      <text:p text:style-name="P38"><text:s text:c="5"/><text:span text:style-name="T182">Gloria looked up from a magazine she was reading. “Yes?” She asked.</text:span></text:p>
      <text:p text:style-name="P38"><text:s text:c="5"/>“<text:span text:style-name="T182">We have some questions for you.” Eugene said out of breath.</text:span></text:p>
      <text:p text:style-name="P38"/>
      <text:p text:style-name="P39">Chapter Sixteen</text:p>
      <text:p text:style-name="P39"/>
      <text:p text:style-name="P39"><text:s text:c="5"/><text:span text:style-name="T183">In a small office Gloria sat with Eugene and Calypso. Gloria was anxious about losing her seat on the transport to Earth. She knew their questioning would take longer than the time for her transport to leave. Gloria was mad.</text:span></text:p>
      <text:p text:style-name="P39"><text:s text:c="5"/><text:span text:style-name="T183">Eugene looked at Gloria. “So the Henderson boy, you wanted him in bed last night but didn’t get him. So you killed him is that right?”</text:span></text:p>
      <text:p text:style-name="P39"><text:s text:c="5"/><text:span text:style-name="T183">Gloria shook her head. “What? No I ain’t killed no one.”</text:span></text:p>
      <text:p text:style-name="P39"><text:s text:c="5"/>“<text:span text:style-name="T183">That’s what they all say.” Calypso said. “</text:span><text:span text:style-name="T184">You’re guilty of murder. Just admit it and we can work on a deal.”</text:span></text:p>
      <text:p text:style-name="P39"><text:s text:c="5"/>“<text:span text:style-name="T184">Murder?” Gloria repeated. “You’re crazy child. I didn’t kill nobody.” She said.</text:span></text:p>
      <text:p text:style-name="P39"><text:soft-page-break/><text:s text:c="5"/><text:span text:style-name="T184">Eugene smiled. “Listen Gloria,” he said, “If you don’t comply with us we’ll have to just take you in. Do you want that?”</text:span></text:p>
      <text:p text:style-name="P39"><text:s text:c="5"/>“<text:span text:style-name="T184">We can do this easy Gloria, just come clean. You were seen leaving the saloon last night after the Henderson boy.” Calypso said. “Now you’re trying to leave town.”</text:span></text:p>
      <text:p text:style-name="P39"><text:s text:c="5"/><text:span text:style-name="T185">Gloria looked down at her feet. She wondered what she was going to say to get out of there. Anything she did say could be held against her, that was known. But anything she didn’t say could be held against her as well. It was a double edge sword.</text:span></text:p>
      <text:p text:style-name="P39"><text:s text:c="5"/>“<text:span text:style-name="T185">I didn’t kill any boy.” She said. “I barely knew the Henderson boy.”</text:span></text:p>
      <text:p text:style-name="P39"><text:s text:c="5"/>“<text:span text:style-name="T185">That’s not what the bartender said. He said you wanted the Henderson boy between <text:s/>your legs every night you could have him.” Calypso said. It wasn’t true of course, but Gloria didn’t know that.</text:span></text:p>
      <text:p text:style-name="P39"><text:s text:c="5"/><text:span text:style-name="T185">Gloria swallowed hard. How dare that bartender say that about her. She thought. She would have to have a talk with him.</text:span></text:p>
      <text:p text:style-name="P39"><text:s text:c="5"/>“<text:span text:style-name="T185">Fine, I knew him.” She said. “Jake and I got along great in bed. He was a favorite client of mine.”</text:span></text:p>
      <text:p text:style-name="P39"><text:s text:c="5"/>“<text:span text:style-name="T185">Why did you kill him?” Eugene asked.</text:span></text:p>
      <text:p text:style-name="P39"><text:s text:c="5"/><text:span text:style-name="T185">Gloria shook her head. “I didn’t kill the man.” She said. “I was in my room sulking that night after he didn’t come up to me. I didn’t see any clients that night so I don’t have an alibi either.” </text:span><text:span text:style-name="T186">She sighed. “I did follow him out of the saloon just to talk with him.”</text:span></text:p>
      <text:p text:style-name="P39"><text:s text:c="5"/><text:span text:style-name="T186">Eugene nodded. “Yes, go on.”</text:span></text:p>
      <text:p text:style-name="P39"><text:s text:c="5"/>“<text:span text:style-name="T186">I just wanted to talk to him.” She said. “I didn’t mean for William to get in the way.”</text:span></text:p>
      <text:p text:style-name="P39"><text:s text:c="5"/>“<text:span text:style-name="T186">Who’s William?” Calypso asked.</text:span></text:p>
      <text:p text:style-name="P39"><text:s text:c="5"/>“<text:span text:style-name="T186">My fiance.” Gloria said.</text:span></text:p>
      <text:p text:style-name="P39"><text:soft-page-break/><text:s text:c="5"/><text:span text:style-name="T186">Eugene circled back around. “So William killed Jake out of what, jealousy?”</text:span></text:p>
      <text:p text:style-name="P39"><text:s text:c="5"/><text:span text:style-name="T186">Gloria covered her eyes as she began crying. “Something like that I suppose. He left on a shuttle late last night, I was supposed to meet him in Massachusetts.”</text:span></text:p>
      <text:p text:style-name="P39"><text:s text:c="5"/>“<text:span text:style-name="T186">Gloria, you were a witness to a murder.” Calypso said. “What do you have to say for yourself?”</text:span></text:p>
      <text:p text:style-name="P39"><text:s text:c="5"/><text:span text:style-name="T186">Gloria shook her head. “All that blood.” She said. “All I could do was run away, back to my room. Get cleaned up and packed. There wasn’t meant to be any harm done to the boy.” She said, “He wasn’t supposed to get hurt. We were just going to talk with him. Explain that I was getting engaged and he couldn’t be my client anymore. That’s all. I swear.”</text:span></text:p>
      <text:p text:style-name="P39"><text:s text:c="5"/><text:span text:style-name="T187">Eugene looked at Gloria and frowned. A simple death in a complicated mess. He wasn’t sure what to think about any of it.</text:span></text:p>
      <text:p text:style-name="P39"><text:s text:c="5"/>“<text:span text:style-name="T187">I think you need some time to process all of this.” Eugene said. “We’ll take you back to the station where you can sit and think it through.”</text:span></text:p>
      <text:p text:style-name="P39"><text:s text:c="5"/><text:span text:style-name="T187">Walking out of the train station, Eugene held Gloria by the arm, Calypso held onto the other arm. They crossed the street and entered the sheriff’s station. Upon seeing them the sheriff stood up.</text:span></text:p>
      <text:p text:style-name="P39"><text:s text:c="5"/>“<text:span text:style-name="T187">You caught someone have you?” He asked.</text:span></text:p>
      <text:p text:style-name="P39"><text:s text:c="5"/><text:span text:style-name="T187">Eugene nodded. “Yeah for the death of Jake Henderson.” He said.</text:span></text:p>
      <text:p text:style-name="P39"><text:s text:c="5"/><text:span text:style-name="T187">The sheriff shook his head. “Such a shame.”</text:span></text:p>
      <text:p text:style-name="P39"><text:s text:c="5"/><text:span text:style-name="T187">Gloria looked at Eugene and Calypso with tears in her eyes.</text:span></text:p>
      <text:p text:style-name="P39"><text:s text:c="5"/>“<text:span text:style-name="T187">Anything else you’d like to confess to?” Calypso asked. “Like the death of Lucy Desna?”</text:span></text:p>
      <text:p text:style-name="P39"><text:s text:c="5"/><text:span text:style-name="T187">Gloria shook her head. “Don’t have a clue who that is ma’am.” She said.</text:span></text:p>
      <text:p text:style-name="P39"><text:soft-page-break/><text:s text:c="5"/><text:span text:style-name="T187">Calypso nodded, of course she didn’t have a clue who that was. Why would she. Life could never be that simple now could it.</text:span></text:p>
      <text:p text:style-name="P39"><text:s text:c="5"/><text:span text:style-name="T187">Turning around, Eugene and Calypso left the sheriff’s station.</text:span></text:p>
      <text:p text:style-name="P39"><text:s text:c="5"/><text:span text:style-name="T187">The sheriff turned his attention to Gloria. “So Miss Gloria, what’s it going to be?” He asked. “Are you going to tell me the whole story or do I need to bring the lawmen back in here and have them tell me?”</text:span></text:p>
      <text:p text:style-name="P39"><text:s text:c="5"/><text:span text:style-name="T187">Gloria smiled. “I’ll tell you.” She said.</text:span></text:p>
      <text:p text:style-name="P39"><text:s text:c="5"/><text:span text:style-name="T187">Across the street, Nick sat watching out the window of the saloon. He saw Eugene and Calypso exit the sheriff’s office after handing over Gloria to them. </text:span><text:span text:style-name="T188">He wondered what else could go wrong that day. There had to be a reason why the lawmen were still in town, why they hadn’t left yet.</text:span></text:p>
      <text:p text:style-name="P39"><text:s text:c="5"/><text:span text:style-name="T188">Nick wanted to see what that was all about.</text:span></text:p>
      <text:p text:style-name="P39"><text:s text:c="5"/><text:span text:style-name="T188">He felt a hand on his shoulder. It was Anne. “Come upstairs and make an honest whore out of me.” She said.</text:span></text:p>
      <text:p text:style-name="P39"><text:s text:c="5"/><text:span text:style-name="T188">Nick shook his head. He couldn’t let anyone or anything get in his way. “I’m sorry love maybe another day.” He said removing her hand from his thigh.</text:span></text:p>
      <text:p text:style-name="P39"><text:s text:c="5"/><text:span text:style-name="T188">Anne scoffed at the fact she was being blown off. Nick had been a favorite client ever since he settled foot in Overdone. She remembered the first time she laid eyes on him.</text:span></text:p>
      <text:p text:style-name="P39"><text:s text:c="5"/><text:span text:style-name="T188">It had been a sunny afternoon, Nick walked into the saloon looking for a drink of water. All they had on hand was whiskey unfortunately. So he sat down at the bar and had a shot or two of whiskey. Anne came down to rouse some of the people to see if they were interested. That’s when she caught his eye. It had been like a romance ever since.</text:span></text:p>
      <text:p text:style-name="P39"><text:soft-page-break/><text:s text:c="5"/><text:span text:style-name="T189">Walking into the saloon, Eugene walked up to Nick. “Sir we’d like to have a talk.”</text:span></text:p>
      <text:p text:style-name="P39"><text:s text:c="5"/><text:span text:style-name="T189">Nick nodded “Figured you’d come walking up to me sooner or later.” He said. “I’ve been watching your movements since I heard you were in town. Which wasn’t sooner than I hoped for.”</text:span></text:p>
      <text:p text:style-name="P39"><text:s text:c="5"/><text:span text:style-name="T189">Calypso nodded. “Yes we’ve noticed.” She said, “What do you have against lawmen?”</text:span></text:p>
      <text:p text:style-name="P39"><text:s text:c="5"/><text:span text:style-name="T189">Nick frowned. Sitting down in a chair he grunted. “I don’t have anything against lawmen, I have something against the way you conduct business.” He said, “You’re sloppy at your job. You come in here expecting the rest of us to obey you when you don’t have jurisdiction up here. You only have jurisdiction on Earth. Everyone knows that. Yet we’re all scared of you.”</text:span></text:p>
      <text:p text:style-name="P39"><text:s text:c="5"/><text:span text:style-name="T189">Scared was a pretty </text:span><text:span text:style-name="T190">soft</text:span><text:span text:style-name="T189"> word for it, terrified was more like it. </text:span><text:span text:style-name="T190">Everywhere they went people didn’t understand why the lawmen had to be there. They were afraid of them, what they represented.</text:span></text:p>
      <text:p text:style-name="P39"><text:s text:c="5"/><text:span text:style-name="T191">Earth had it’s own governing agents, they shouldn’t apply to people on the Moon or other colonies across the </text:span><text:span text:style-name="T192">S</text:span><text:span text:style-name="T191">olar </text:span><text:span text:style-name="T192">S</text:span><text:span text:style-name="T191">ystem.</text:span></text:p>
      <text:p text:style-name="P39"><text:s text:c="5"/><text:span text:style-name="T192">The town of Overdone had elected a sheriff who took care of matters pretty well, so thought the townspeople. Why lawmen had to come into town and muck with matters was a different matter altogether.</text:span></text:p>
      <text:p text:style-name="P39"><text:s text:c="5"/><text:span text:style-name="T192">Nick made these thoughts known to Eugene and Calypso.</text:span></text:p>
      <text:p text:style-name="P39"><text:s text:c="5"/><text:span text:style-name="T193">It was nothing either Eugene or Calypso had heard before. They had heard every reason in the known universe as to why lawmen shouldn’t be allowed to investigate affairs on the Moon or Saturn for example.</text:span></text:p>
      <text:p text:style-name="P39"><text:soft-page-break/><text:s text:c="5"/><text:span text:style-name="T194">It didn’t do any good. The arguments against it were always poorly made and one sided. No one ever took into account the other side of the coin. No one ever cared to try to look at the other side of things. It was that simple.</text:span></text:p>
      <text:p text:style-name="P39"><text:s text:c="5"/>“<text:span text:style-name="T194">Did you see anything out of the ordinary last Tuesday?” Eugene asked. “That you’d like to confess?”</text:span></text:p>
      <text:p text:style-name="P39"><text:s text:c="5"/>“<text:span text:style-name="T194">Last Tuesday.” Nick said trying to jog his memory. “There was a dead girl, we all saw her.” He said. “Name was Lucy if I remember.”</text:span></text:p>
      <text:p text:style-name="P39"><text:s text:c="5"/>“<text:span text:style-name="T194">Good memory.” Eugene said.</text:span></text:p>
      <text:p text:style-name="P39"><text:s text:c="5"/>“<text:span text:style-name="T194">That’s all I remember though. Just that she was dead, poor girl.” Nick said.</text:span></text:p>
      <text:p text:style-name="P39"><text:s text:c="5"/>“<text:span text:style-name="T195">You don’t recall anything else? Anybody walking after her?” Eugene asked. “Someone chasing her perhaps?”</text:span></text:p>
      <text:p text:style-name="P39"><text:s text:c="5"/><text:span text:style-name="T195">Nick shook his head. “No I’m sorry lawman, I don’t remember anything like that.” He said.</text:span></text:p>
      <text:p text:style-name="P39"><text:s text:c="5"/><text:span text:style-name="T196">Eugene frowned at the thought. “For someone who likes to watch, <text:s/>you sure didn’t catch much that night.”</text:span></text:p>
      <text:p text:style-name="P39"><text:s text:c="5"/><text:span text:style-name="T196">Calypso sighed. They were at a dead end again.</text:span></text:p>
      <text:p text:style-name="P39"/>
      <text:p text:style-name="P40">Chapter Seventeen</text:p>
      <text:p text:style-name="P40"/>
      <text:p text:style-name="P40"><text:s text:c="5"/><text:span text:style-name="T197">Eugene put on his shirt for the day and got dressed. How could they be at a dead end? He was sent to Overdone to look for Lucy and to bring her back to the capitol where she would testify in a grand hearing. Now he was on a manhunt. It didn’t make any sense.</text:span></text:p>
      <text:p text:style-name="P40"><text:s text:c="5"/><text:span text:style-name="T197">Calypso also got ready for the day. Buttoning her blouse, she looked in a mirror. She wanted to do something else with her hair but couldn’t decide </text:span><text:soft-page-break/><text:span text:style-name="T197">what exactly. Perhaps the local barber would have an idea of what she could do. Or maybe he wouldn’t since she was a lawman and no one took to them very kindly. Either way she figured she would try.</text:span></text:p>
      <text:p text:style-name="P40"><text:s text:c="5"/><text:span text:style-name="T197">Down on the street corner a boy was selling newspapers. Extra extra read all about it kind of thing. He was proud of what he was selling. Good for him, Eugene thought, make something of yourself.</text:span></text:p>
      <text:p text:style-name="P40"><text:s text:c="5"/><text:span text:style-name="T197">Exiting their room, Eugene and Calypso walked to the hotel lobby where the desk clerk awaited their arrival.</text:span></text:p>
      <text:p text:style-name="P40"><text:s text:c="5"/>“<text:span text:style-name="T197">I have several messages from the capitol for the two of you.” He said.</text:span></text:p>
      <text:p text:style-name="P40"><text:s text:c="5"/><text:span text:style-name="T197">Eugene accepted the messages and sighed. Report back at once! One demanded. Come back now! Another one said. Eugene looked to Calypso.</text:span></text:p>
      <text:p text:style-name="P40"><text:s text:c="5"/><text:span text:style-name="T197">Calypso read the last message. “They can’t be serious.” She said. “We haven’t found the killer yet.”</text:span></text:p>
      <text:p text:style-name="P40"><text:s text:c="5"/><text:span text:style-name="T197">Eugene shrugged. “Don’t know, they sound pretty serious to me.” He said, “Besides when was the last time they didn’t sound serious?”</text:span></text:p>
      <text:p text:style-name="P40"><text:s text:c="5"/><text:span text:style-name="T198">Calypso nodded. She knew what he meant. The capitol always sounded serious when it came down to messages.</text:span></text:p>
      <text:p text:style-name="P40"><text:s text:c="5"/>“<text:span text:style-name="T198">Guess we should go back.” Calypso said.</text:span></text:p>
      <text:p text:style-name="P40"><text:s text:c="5"/><text:span text:style-name="T198">Eugene crumpled a message up in his hand. “With what? Nothing to show for our efforts? All we have is a body.” Eugene said, “We failed Lucy and her family.”</text:span></text:p>
      <text:p text:style-name="P40"><text:s text:c="5"/><text:span text:style-name="T198">Calypso nodded. “Yes we did.”</text:span></text:p>
      <text:p text:style-name="P40"><text:s text:c="5"/><text:span text:style-name="T199">Turning around, Eugene and Calypso went upstairs to pack their belongings. There wasn’t anything that could be done about it. They had to go home.</text:span></text:p>
      <text:p text:style-name="P40"><text:soft-page-break/><text:s text:c="5"/><text:span text:style-name="T199">The train station wasn’t very crowded that day. They had orders to ship the body separately, which they arranged for.</text:span></text:p>
      <text:p text:style-name="P40"><text:s text:c="5"/><text:span text:style-name="T199">Eugene sat next to Calypso at the train station and frowned. He had never been pulled off an assignment until this one. The town of Overdone had a murderer in its midst and they didn’t know it.</text:span></text:p>
      <text:p text:style-name="P40"><text:s text:c="5"/><text:span text:style-name="T200">How could they not have caught the murderer? It made no sense to Eugene.</text:span></text:p>
      <text:p text:style-name="P40"><text:s text:c="5"/><text:span text:style-name="T200">Calypso was beside herself, she didn’t understand it either. She thought they had been making good progress, but when the capitol wanted you back the capitol wanted you back.</text:span></text:p>
      <text:p text:style-name="P40"><text:s text:c="5"/>“<text:span text:style-name="T200">Shuttle leaving for Earth arriving.” Announced a woman over a loud speaker. It was one of the few modern day things they had seen in Overdone since coming there.</text:span></text:p>
      <text:p text:style-name="P40"><text:s text:c="5"/><text:span text:style-name="T200">Eugene cursed under his breath. What the fuck did the capitol want them back for? It didn’t make sense to him. Because they said his time was up that made it good enough?</text:span></text:p>
      <text:p text:style-name="P40"><text:s text:c="5"/><text:span text:style-name="T200">He wanted to resign his commission and just leave. Live wherever he wanted to live and do whatever he wanted to do. It was that simple. Well in thought it was simple. In action it would be quite a different challenge.</text:span></text:p>
      <text:p text:style-name="P40"><text:s text:c="5"/><text:span text:style-name="T201">Eugene wondered what was going through Calypso’s mind. He wanted to ask her, but was uneasy at the thought. What if she snapped at him? He would leave her thoughts be to herself unless she brought something up.</text:span></text:p>
      <text:p text:style-name="P40"><text:s text:c="5"/><text:span text:style-name="T201">Standing up, the duo walked towards the nearest shuttle. The doors opened letting of passengers. It would take an hour to make it back to Earth’s orbital dry dock. From there they would board another </text:span><text:soft-page-break/><text:span text:style-name="T201">shuttle that would take them down to Earth. It was a quick trip from there. They would then stand trial at the capitol.</text:span></text:p>
      <text:p text:style-name="P40"><text:s text:c="5"/><text:span text:style-name="T201">Calypso’s fists were clenched. She wanted to punch someone. Being pulled off an assignment was grounds for humiliation. She would never be looked at the same again.</text:span></text:p>
      <text:p text:style-name="P40"><text:s text:c="5"/><text:span text:style-name="T202">Boarding the shuttle, Eugene and Calypso sat down in their assigned seats. Neither of them talked to each other. It was useless to talk really. There was nothing that could be said that would clear up the situation.</text:span></text:p>
      <text:p text:style-name="P40"><text:s text:c="5"/><text:span text:style-name="T203">Calypso wished there were something she could do to make the flight more enjoyable. Something that would make it less dreading or stressful. But she couldn’t think of anything.</text:span></text:p>
      <text:p text:style-name="P40"><text:s text:c="5"/><text:span text:style-name="T203">Eugene looked out the window at the Moon. He wondered how the people in Overdone would handle the rest of their lives. He wondered if they would be able to get through the next twenty-four hours without another murder. Whatever the case, he wanted to know that they would be okay.</text:span></text:p>
      <text:p text:style-name="P40"><text:s text:c="5"/><text:span text:style-name="T204">Calypso reached out and held Eugene’s hand comforting him. She could tell he was stressed out of his mind. Eugene held her hand back.</text:span></text:p>
      <text:p text:style-name="P40"><text:s text:c="5"/><text:span text:style-name="T204">An hour later they were in orbit of Earth ready to board another shuttle. Calypso looked out at Earth, it was home. It was something to look forward to. Well most of the time it was something to look forward to. Now she wasn’t so certain about any of it.</text:span></text:p>
      <text:p text:style-name="P40"><text:s text:c="5"/><text:span text:style-name="T204">The second shuttle was smaller, not as big as the train shuttle they had just departed. </text:span><text:span text:style-name="T205">Calypso entered first then Eugene. </text:span><text:span text:style-name="T206">As they found their way to the back of the shuttle, Calypso frowned. This might be her last flight to Earth for a while.</text:span></text:p>
      <text:p text:style-name="P40"><text:soft-page-break/><text:s text:c="5"/><text:span text:style-name="T206">Eugene looked at Calypso, he followed her gaze out the window. He too wondered if this would be the last time he left Earth and came back.</text:span></text:p>
      <text:p text:style-name="P40"><text:s text:c="5"/>“<text:span text:style-name="T206">You don’t suppose we could convince the pilot to take us back to the Moon do you?” Eugene asked.</text:span></text:p>
      <text:p text:style-name="P40"><text:s text:c="5"/><text:span text:style-name="T206">Calypso smirked. “I doubt it. He has his orders.” She said. </text:span><text:span text:style-name="T207">She wondered if the man could be bought. Everyone had their own price. But what was the price of freedom?</text:span></text:p>
      <text:p text:style-name="P40"><text:s text:c="5"/><text:span text:style-name="T208">As the shuttle left space dock and made its way to Earth, Calypso squeezed Eugene’s hand. She hated reentry. It wasn’t her most favorite part of the trip. What if the heat shield didn’t hold? What if they burned up in the atmosphere in a crisp? So many what if’s to be had. So many questions to be asked.</text:span></text:p>
      <text:p text:style-name="P40"><text:s text:c="5"/><text:span text:style-name="T208">Eugene squeezed Calypso’s hand back reassuring her that everything was going to be okay. It was going to be more than okay because they were together. She didn’t have anything to be afraid of.</text:span></text:p>
      <text:p text:style-name="P40"><text:s text:c="5"/><text:span text:style-name="T208">Landing in the Pacific Ocean on a carrier, Calypso and Eugene exited the shuttle. </text:span><text:span text:style-name="T209">They were arrested immediately.</text:span></text:p>
      <text:p text:style-name="P40"><text:s text:c="5"/>“<text:span text:style-name="T209">Damn” Calypso said. “We should have tried to bribe the shuttle pilot.”</text:span></text:p>
      <text:p text:style-name="P40"><text:s text:c="5"/><text:span text:style-name="T209">The pilot looked out the door. “I would have taken money.” He said before getting back in the shuttle and closing the door. He had places to be and people to pick up.</text:span></text:p>
      <text:p text:style-name="P40"><text:s text:c="5"/>“<text:span text:style-name="T209">Where are we going?” Calypso asked the guards.</text:span></text:p>
      <text:p text:style-name="P40"><text:s text:c="5"/><text:span text:style-name="T209">One of the guards looked at her. “You’re to see the commander.” He said. “From there I don’t know. That remains to be seen.”</text:span></text:p>
      <text:p text:style-name="P40"><text:s text:c="5"/><text:span text:style-name="T209">Calypso nodded. The commander, right. It was typical to see the commanding officer of a ship you </text:span><text:soft-page-break/><text:span text:style-name="T209">just landed on, even if you were being placed under arrest.</text:span></text:p>
      <text:p text:style-name="P40"/>
      <text:p text:style-name="P41">Chapter Eighteen</text:p>
      <text:p text:style-name="P41"/>
      <text:p text:style-name="P41"><text:s text:c="5"/><text:span text:style-name="T210">The commander’s quarters were clean and neat. Opening the door, he smiled at Calypso and Eugene. “Guests, just the ones I was looking for.” Looking at the shackles on their wrists and legs, he frowned. “No no, take these off. We won’t be needing them.” He said.</text:span></text:p>
      <text:p text:style-name="P41"><text:s text:c="5"/><text:span text:style-name="T210">The guards removed the shackles as ordered.</text:span></text:p>
      <text:p text:style-name="P41"><text:s text:c="5"/>“<text:span text:style-name="T210">That’s better.” The commander said. “My name is Commander John Burke.” He smiled at the duo. “I hear you’ve had quite an adventure. With little results from it.”</text:span></text:p>
      <text:p text:style-name="P41"><text:s text:c="5"/><text:span text:style-name="T210">Eugene nodded. “You could say that sir.” It was embarrassing to come back home empty handed.</text:span></text:p>
      <text:p text:style-name="P41"><text:s text:c="5"/><text:span text:style-name="T210">Commander Burke looked to Calypso. “Sharon, it’s good to see you again. Even under these circumstances.”</text:span></text:p>
      <text:p text:style-name="P41"><text:s text:c="5"/><text:span text:style-name="T210">Calypso nodded. “You too commander.” She said.</text:span></text:p>
      <text:p text:style-name="P41"><text:s text:c="5"/><text:span text:style-name="T211">Eugene raised his eyebrows at Calypso and smiled. There was a story there, he’d have to get it from her later.</text:span></text:p>
      <text:p text:style-name="P41"><text:s text:c="5"/>“<text:span text:style-name="T211">I’d like for you both to dine with me tonight.” Commander Burke offered, “I’m sure you haven’t had a good cooked meal since you left Earth. With whatever those people serve on the Moon, I’m sure it will be better than that.” He smiled.</text:span></text:p>
      <text:p text:style-name="P41"><text:s text:c="5"/><text:span text:style-name="T211">Calypso smiled back. “Thank you sir, that would be greatly appreciated.”</text:span></text:p>
      <text:p text:style-name="P41"><text:s text:c="5"/><text:span text:style-name="T211">Eugene </text:span><text:span text:style-name="T212">also</text:span><text:span text:style-name="T211"> smiled in return of the offer. </text:span><text:span text:style-name="T213">He hadn’t eaten aboard ship in a while, it would be nice and refreshing.</text:span></text:p>
      <text:p text:style-name="P41"><text:soft-page-break/><text:s text:c="5"/>“<text:span text:style-name="T213">The guards will show you to quarters while you’re aboard.” The commander said. “Please guards, show them to guest quarters.”</text:span></text:p>
      <text:p text:style-name="P41"><text:s text:c="5"/><text:span text:style-name="T213">The guards nodded and escorted Calypso and Eugene towards the finest guest quarters the ship had to offer. They would have to share a suite with a bunk bed in it. But that was okay for Eugene he didn’t mind. Calypso didn’t mind either. They were back safe on Earth, that’s really all that mattered to her.</text:span></text:p>
      <text:p text:style-name="P41"><text:s text:c="5"/><text:span text:style-name="T214">Eugene took the top bunk while Calypso took the lower.</text:span></text:p>
      <text:p text:style-name="P41"><text:s text:c="5"/>“<text:span text:style-name="T214">So here we are.” Eugene said.</text:span></text:p>
      <text:p text:style-name="P41"><text:s text:c="5"/>“<text:span text:style-name="T214">Yep, here we are.” Agreed Calypso. “I thought they would have thrown us in the brig by now, but nope we get to dine with the commander. How fun is that?” She said her words sharply, sarcastically.</text:span></text:p>
      <text:p text:style-name="P41"><text:s text:c="5"/><text:span text:style-name="T214">Eugene hung over the side of the bunk and looked at Calypso. She had her leg propped up and her jacket unzipped a bit.</text:span></text:p>
      <text:p text:style-name="P41"><text:s text:c="5"/>“<text:span text:style-name="T214">You don’t think we’ll be fine?” Eugene asked.</text:span></text:p>
      <text:p text:style-name="P41"><text:s text:c="5"/><text:span text:style-name="T214">Calypso shook her head. “No. They’ll have us in the brig by evening just you wait and see.” She breathed. As her chest rose up and down as she breathed in and exhaled, Calypso wondered if Eugene even noticed that she was a woman instead of his commanding officer. She fancied him and wondered if he fancied her in return. </text:span><text:span text:style-name="T215">Calypso brushed the thought away for a moment, how ridiculous would that be. She couldn’t date a subordinate. That would be wrong.</text:span></text:p>
      <text:p text:style-name="P41"><text:s text:c="5"/><text:span text:style-name="T216">Calypso touched Eugene’s dangling hand and held onto it. He didn’t let go either. He allowed her to touch his hand and connect. It was bliss.</text:span></text:p>
      <text:p text:style-name="P41"><text:soft-page-break/><text:s text:c="5"/><text:span text:style-name="T217">An hour later they were seated around the captain’s mess. The captain of the ship was on shore leave thus leaving Commander Burke in charge in his absence.</text:span></text:p>
      <text:p text:style-name="P41"><text:s text:c="5"/><text:span text:style-name="T217">They dined on liver and onions, one of Commander Burke’s favorite dishes.</text:span></text:p>
      <text:p text:style-name="P41"><text:s text:c="5"/>“<text:span text:style-name="T217">So Eugene, Sharon tells me you’ve wanted to leave the corp and return to civilian life. Is that true?”</text:span></text:p>
      <text:p text:style-name="P41"><text:s text:c="5"/><text:span text:style-name="T217">Eugene looked at Calypso who shrugged back at him. If she had said something it wasn’t because she was trying to stab him in the back, on the contrary she wanted the best for him.</text:span></text:p>
      <text:p text:style-name="P41"><text:s text:c="5"/>“<text:span text:style-name="T217">Yes sir.” Eugene said. “I think civilian life would do me some good.”</text:span></text:p>
      <text:p text:style-name="P41"><text:s text:c="5"/>“<text:span text:style-name="T218">I see.” Commander Burke said. “I could never leave the service, it’s too rooted in my family tree to leave; as I’m sure it is for Sharon.”</text:span></text:p>
      <text:p text:style-name="P41"><text:s text:c="5"/><text:span text:style-name="T218">Calypso nodded. “Yes sir.” She said, “Family bonds are deep in the service for sure.” She wanted to throw up. </text:span><text:span text:style-name="T219">Calypso hadn’t spoken to her family since she joined the service. There wasn’t anything she could do to make them understand her reasoning for joining up. They didn’t understand, that was the problem. She told a lie to cover the truth.</text:span></text:p>
      <text:p text:style-name="P41"><text:s text:c="5"/><text:span text:style-name="T220">As dinner concluded, Calypso and Eugene were escorted back to their joined guest quarters. Calypso bit her bottom lip. She wondered if she should make a move, it could be the last time she would have the chance.</text:span></text:p>
      <text:p text:style-name="P41"><text:s text:c="5"/><text:span text:style-name="T220">Taking Eugene’s hand in hers she brought him close. “Eugene,” She said. “I’ve been wanting to do this.” She kissed him on the mouth. Eugene’s eyes shot wide, he was not expecting such a rush and flow of emotions. Closing his eyes he allowed the kiss to </text:span><text:soft-page-break/><text:span text:style-name="T220">envelope him. What happened next is history, only those two know exactly what happened and that’s how it’s meant to be.</text:span></text:p>
      <text:p text:style-name="P41"><text:s text:c="5"/><text:span text:style-name="T220">The next morning, Eugene woke up and hopped down from the top bunk. Calypso stirred. “Make the beeping stop.” She said.</text:span></text:p>
      <text:p text:style-name="P41"><text:s text:c="5"/><text:span text:style-name="T220">Eugene looked to his watch, oh eight hundred hours. He canceled the alarm. </text:span><text:span text:style-name="T221">Looking out the porthole on the side of the ship, Eugene could tell they were leaving wherever they had been and were sailing towards port. San Francisco to be exact.</text:span></text:p>
      <text:p text:style-name="P41"><text:s text:c="5"/>“<text:span text:style-name="T221">We’re heading in.” Eugene said. “Guess our time has come.”</text:span></text:p>
      <text:p text:style-name="P41"><text:s text:c="5"/><text:span text:style-name="T221">Calypso stood up and embraced Eugene. “I don’t regret what happened last night.” She said, “I hope you don’t either.”</text:span></text:p>
      <text:p text:style-name="P41"><text:s text:c="5"/><text:span text:style-name="T221">Eugene shook his head. “I don’t regret a thing.”</text:span></text:p>
      <text:p text:style-name="P41"><text:s text:c="5"/><text:span text:style-name="T221">Calypso smiled. “Good.”</text:span></text:p>
      <text:p text:style-name="P41"><text:s text:c="5"/><text:span text:style-name="T222">As the ship came closer to port, guards were sent to look after Calypso and Eugene. They were not to be let out of the guards’ sights.</text:span></text:p>
      <text:p text:style-name="P41"><text:s text:c="5"/><text:span text:style-name="T222">Once docked, Commander Burke made his way down to the guest quarters. Opening the door he smiled at Eugene and Calypso.</text:span></text:p>
      <text:p text:style-name="P41"><text:s text:c="5"/>“<text:span text:style-name="T222">We’re here.” He said. “Let’s get this nasty hearing over with shall we?” He said.</text:span></text:p>
      <text:p text:style-name="P41"><text:s text:c="5"/><text:span text:style-name="T222">The hearing would last for six days. Both Calypso and Eugene had their chance to tell their stories. Both felt their stories fell on deaf ears.</text:span></text:p>
      <text:p text:style-name="P41"><text:s text:c="5"/><text:span text:style-name="T222">Both Eugene and Calypso were escorted out of the service and back into civilian lives. Neither seemed to mind that happening. They had each other.</text:span></text:p>
      <text:p text:style-name="P41"/>
      <text:p text:style-name="P42">Chapter Nineteen</text:p>
      <text:p text:style-name="P42"/>
      <text:p text:style-name="P42"><text:soft-page-break/><text:s text:c="5"/>Eugene held Calypso in his arms <text:span text:style-name="T223">as they embraced</text:span>. <text:span text:style-name="T223">They were in an apartment on the third floor overlooking the ocean in Florida.</text:span></text:p>
      <text:p text:style-name="P42"><text:s text:c="5"/>“<text:span text:style-name="T224">What shall we do today?” Eugene asked.</text:span></text:p>
      <text:p text:style-name="P42"><text:s text:c="5"/><text:span text:style-name="T224">Calypso turned over to face him. “I think we should go back to the Moon.” She said. “Let’s just hop on the next transport and leave here.”</text:span></text:p>
      <text:p text:style-name="P42"><text:s text:c="5"/><text:span text:style-name="T225">Eugene thought over the proposal. The Moon. If they left for the nine o’clock transport they would be able to make it in time for lunch.</text:span></text:p>
      <text:p text:style-name="P42"><text:s text:c="5"/><text:span text:style-name="T226">And so they went.</text:span></text:p>
      <text:p text:style-name="P42"><text:s text:c="5"/><text:span text:style-name="T226">Entering the saloon, Eugene took his arm off and started to place it in the locker. The bartender shook his head.</text:span></text:p>
      <text:p text:style-name="P42"><text:s text:c="5"/>“<text:span text:style-name="T226">No need for that Eugene.” He said. “You’re no longer a lawman, you’re welcome here as you are.”</text:span></text:p>
      <text:p text:style-name="P42"><text:s text:c="5"/><text:span text:style-name="T227">Eugene smiled as he walked up to the bar putting his arm back on. “Thank you kindly.”</text:span></text:p>
      <text:p text:style-name="P42"><text:s text:c="5"/>“<text:span text:style-name="T227">I’m sorry for all of that trying to run you out of town and all.” The bartender said. “I hope you can forgive me.”</text:span></text:p>
      <text:p text:style-name="P42"><text:s text:c="5"/><text:span text:style-name="T227">Eugene extended his hand and shook the bartender’s hand. “No hard feelings at all.” He said.</text:span></text:p>
      <text:p text:style-name="P42"><text:s text:c="5"/><text:span text:style-name="T227">Calypso walked up behind Eugene and put her arms around him. Eugene smiled.</text:span></text:p>
      <text:p text:style-name="P42"><text:s text:c="5"/>“<text:span text:style-name="T227">You two… together?” The bartender smiled. “I didn’t see that one coming.”</text:span></text:p>
      <text:p text:style-name="P42"><text:s text:c="5"/>“<text:span text:style-name="T227">Yeah.” Calypso said. </text:span><text:span text:style-name="T228">She held tighter onto Eugene.</text:span></text:p>
      <text:p text:style-name="P42"><text:s text:c="5"/>“<text:span text:style-name="T228">Well I guess you won’t be needing the girls’ services tonight.” The bartender winked.</text:span></text:p>
      <text:p text:style-name="P42"><text:s text:c="5"/><text:span text:style-name="T228">Eugene shook his head. “No sir, but we could do with some whiskey.”</text:span></text:p>
      <text:p text:style-name="P42"><text:s text:c="5"/>“<text:span text:style-name="T228">Coming right up.” The bartender sai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libri" svg:font-family="Calibri" style:font-pitch="variable"/>
    <style:font-face style:name="Georgia" svg:font-family="Georgia" style:font-pitch="variable"/>
    <style:font-face style:name="Georgia1"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LO-normal1" style:family="paragraph">
      <style:paragraph-properties fo:margin-top="0in" fo:margin-bottom="0in" style:contextual-spacing="false" fo:line-height="115%" fo:text-align="start" style:justify-single-word="false" fo:orphans="2" fo:widows="2"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LO-normal" style:family="paragraph">
      <style:paragraph-properties fo:margin-top="0in" fo:margin-bottom="0in" style:contextual-spacing="false" fo:line-height="115%" fo:text-align="start" style:justify-single-word="false" fo:orphans="0" fo:widows="0" fo:hyphenation-ladder-count="no-limit" style:writing-mode="lr-tb"/>
      <style:text-properties fo:font-variant="normal" fo:text-transform="none" fo:color="#000000" loext:opacity="100%" style:text-line-through-style="none" style:text-line-through-type="none" style:font-name="Arial" fo:font-family="Arial" style:font-family-generic="roman" style:font-pitch="variable" fo:font-size="11pt" fo:language="en" fo:country="US" fo:font-style="normal" style:text-underline-style="none" fo:font-weight="normal" style:letter-kerning="true" style:font-name-asian="Arial2" style:font-family-asian="Arial" style:font-family-generic-asian="system" style:font-pitch-asian="variable" style:font-size-asian="11pt" style:language-asian="zh" style:country-asian="CN" style:font-style-asian="normal" style:font-weight-asian="normal" style:font-name-complex="Arial2" style:font-family-complex="Arial" style:font-family-generic-complex="system" style:font-pitch-complex="variable" style:font-size-complex="12pt" style:language-complex="hi" style:country-complex="IN" fo:hyphenate="false" fo:hyphenation-remain-char-count="2" fo:hyphenation-push-char-count="2" loext:hyphenation-no-caps="false" loext:hyphenation-no-last-word="false" loext:hyphenation-word-char-count="no-limit" loext:hyphenation-zone="no-limit"/>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cycles>244</meta:editing-cycles>
    <meta:generator>LibreOffice/7.4.2.3$Windows_X86_64 LibreOffice_project/382eef1f22670f7f4118c8c2dd222ec7ad009daf</meta:generator>
    <dc:date>2022-10-24T14:02:22.129000000</dc:date>
    <meta:editing-duration>PT11H53M1S</meta:editing-duration>
    <meta:document-statistic meta:table-count="0" meta:image-count="0" meta:object-count="0" meta:page-count="75" meta:paragraph-count="791" meta:word-count="20277" meta:character-count="113749" meta:non-whitespace-character-count="90398"/>
  </office:meta>
</office:document-meta>
</file>